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8cm"/>
    </style:style>
    <style:style style:name="co2" style:family="table-column">
      <style:table-column-properties fo:break-before="auto" style:column-width="2.57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842cm"/>
    </style:style>
    <style:style style:name="co5" style:family="table-column">
      <style:table-column-properties fo:break-before="auto" style:column-width="1.401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0.395cm"/>
    </style:style>
    <style:style style:name="co8" style:family="table-column">
      <style:table-column-properties fo:break-before="auto" style:column-width="2.499cm"/>
    </style:style>
    <style:style style:name="co9" style:family="table-column">
      <style:table-column-properties fo:break-before="auto" style:column-width="2.39cm"/>
    </style:style>
    <style:style style:name="co10" style:family="table-column">
      <style:table-column-properties fo:break-before="auto" style:column-width="0.4cm"/>
    </style:style>
    <style:style style:name="co11" style:family="table-column">
      <style:table-column-properties fo:break-before="auto" style:column-width="1.547cm"/>
    </style:style>
    <style:style style:name="co12" style:family="table-column">
      <style:table-column-properties fo:break-before="auto" style:column-width="2.286cm"/>
    </style:style>
    <style:style style:name="co13" style:family="table-column">
      <style:table-column-properties fo:break-before="auto" style:column-width="1.256cm"/>
    </style:style>
    <style:style style:name="co14" style:family="table-column">
      <style:table-column-properties fo:break-before="auto" style:column-width="1.732cm"/>
    </style:style>
    <style:style style:name="co15" style:family="table-column">
      <style:table-column-properties fo:break-before="auto" style:column-width="2.44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  <style:style style:name="ce2" style:family="table-cell" style:parent-style-name="Default">
      <style:table-cell-properties fo:border-bottom="none" style:text-align-source="fix" style:repeat-content="false" fo:border-left="0.002cm solid #000000" style:direction="ltr" fo:border-right="none" fo:border-top="0.002cm solid #000000" style:vertical-align="top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0.002cm solid #000000" fo:background-color="#9999ff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108">
      <style:table-cell-properties fo:border-bottom="none" fo:background-color="#ffff00" fo:border-left="0.002cm solid #000000" fo:border-right="none" fo:border-top="none"/>
    </style:style>
    <style:style style:name="ce5" style:family="table-cell" style:parent-style-name="Default" style:data-style-name="N108">
      <style:table-cell-properties fo:border-bottom="none" fo:background-color="#ccffff" fo:border-left="0.002cm solid #000000" fo:border-right="none" fo:border-top="none"/>
    </style:style>
    <style:style style:name="ce6" style:family="table-cell" style:parent-style-name="Default" style:data-style-name="N108">
      <style:table-cell-properties fo:border-bottom="0.002cm solid #000000" fo:background-color="#ccffff" fo:border-left="0.002cm solid #000000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0.002cm solid #000000" fo:background-color="#9999ff" style:text-align-source="fix" style:repeat-content="false" fo:border-left="none" fo:border-right="none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2">
      <style:table-cell-properties fo:background-color="#ffff00" fo:border="none"/>
    </style:style>
    <style:style style:name="ce10" style:family="table-cell" style:parent-style-name="Default" style:data-style-name="N2">
      <style:table-cell-properties fo:background-color="#ccffff" fo:border="none"/>
    </style:style>
    <style:style style:name="ce11" style:family="table-cell" style:parent-style-name="Default" style:data-style-name="N2">
      <style:table-cell-properties fo:border-bottom="0.002cm solid #000000" fo:background-color="#ccffff" fo:border-left="none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0.002cm solid #000000" fo:background-color="#9999ff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 style:data-style-name="N2">
      <style:table-cell-properties fo:border-bottom="none" fo:background-color="#ffff00" fo:border-left="none" fo:border-right="0.002cm solid #000000" fo:border-top="none"/>
    </style:style>
    <style:style style:name="ce15" style:family="table-cell" style:parent-style-name="Default" style:data-style-name="N2">
      <style:table-cell-properties fo:border-bottom="none" fo:background-color="#ccffff" fo:border-left="none" fo:border-right="0.002cm solid #000000" fo:border-top="none"/>
    </style:style>
    <style:style style:name="ce16" style:family="table-cell" style:parent-style-name="Default" style:data-style-name="N2">
      <style:table-cell-properties fo:border-bottom="0.002cm solid #000000" fo:background-color="#ccffff" fo:border-left="none" fo:border-right="0.002cm solid #000000" fo:border-top="none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 style:data-style-name="N50">
      <style:table-cell-properties fo:background-color="transparent" fo:border="none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108">
      <style:table-cell-properties fo:border-bottom="none" fo:background-color="#ffffcc" fo:border-left="0.002cm solid #000000" fo:border-right="none" fo:border-top="0.002cm solid #000000"/>
    </style:style>
    <style:style style:name="ce23" style:family="table-cell" style:parent-style-name="Default" style:data-style-name="N108">
      <style:table-cell-properties fo:border-bottom="none" fo:background-color="#ffffcc" fo:border-left="0.002cm solid #000000" fo:border-right="none" fo:border-top="none"/>
    </style:style>
    <style:style style:name="ce24" style:family="table-cell" style:parent-style-name="Default" style:data-style-name="N108">
      <style:table-cell-properties fo:border-bottom="0.002cm solid #000000" fo:background-color="#ffffcc" fo:border-left="0.002cm solid #000000" fo:border-right="none" fo:border-top="none"/>
    </style:style>
    <style:style style:name="ce25" style:family="table-cell" style:parent-style-name="Default" style:data-style-name="N2">
      <style:table-cell-properties fo:border-bottom="none" fo:background-color="#ffffcc" fo:border-left="none" fo:border-right="0.002cm solid #000000" fo:border-top="0.002cm solid #000000"/>
    </style:style>
    <style:style style:name="ce26" style:family="table-cell" style:parent-style-name="Default" style:data-style-name="N2">
      <style:table-cell-properties fo:border-bottom="none" fo:background-color="#ffffcc" fo:border-left="none" fo:border-right="0.002cm solid #000000" fo:border-top="none"/>
    </style:style>
    <style:style style:name="ce27" style:family="table-cell" style:parent-style-name="Default" style:data-style-name="N2">
      <style:table-cell-properties fo:border-bottom="0.002cm solid #000000" fo:background-color="#ffffcc" fo:border-left="none" fo:border-right="0.002cm solid #000000" fo:border-top="none"/>
    </style:style>
    <style:style style:name="ce28" style:family="table-cell" style:parent-style-name="Default" style:data-style-name="N41">
      <style:table-cell-properties fo:border-bottom="none" fo:background-color="#ffff00" fo:border-left="0.002cm solid #000000" fo:border-right="none" fo:border-top="none"/>
    </style:style>
    <style:style style:name="ce29" style:family="table-cell" style:parent-style-name="Default" style:data-style-name="N41">
      <style:table-cell-properties fo:border-bottom="none" fo:background-color="#ccffff" fo:border-left="0.002cm solid #000000" fo:border-right="none" fo:border-top="none"/>
    </style:style>
    <style:style style:name="ce30" style:family="table-cell" style:parent-style-name="Default" style:data-style-name="N41">
      <style:table-cell-properties fo:border-bottom="0.002cm solid #000000" fo:background-color="#ccffff" fo:border-left="0.002cm solid #000000" fo:border-right="none" fo:border-top="none"/>
    </style:style>
    <style:style style:name="ce31" style:family="table-cell" style:parent-style-name="Default" style:data-style-name="N44">
      <style:table-cell-properties fo:border-bottom="none" fo:background-color="#ffffcc" fo:border-left="0.002cm solid #000000" fo:border-right="none" fo:border-top="none"/>
    </style:style>
    <style:style style:name="ce32" style:family="table-cell" style:parent-style-name="Default" style:data-style-name="N44">
      <style:table-cell-properties fo:border-bottom="0.002cm solid #000000" fo:background-color="#ffffcc" fo:border-left="0.002cm solid #000000" fo:border-right="none" fo:border-top="none"/>
    </style:style>
    <style:style style:name="ce33" style:family="table-cell" style:parent-style-name="Default" style:data-style-name="N50">
      <style:table-cell-properties fo:border-bottom="none" fo:background-color="transparent" fo:border-left="0.002cm solid #000000" fo:border-right="none" fo:border-top="none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108"/>
    <style:style style:name="ce36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40">
      <style:table-cell-properties fo:border-bottom="none" fo:background-color="#ffff00" fo:border-left="0.002cm solid #000000" fo:border-right="none" fo:border-top="none"/>
    </style:style>
    <style:style style:name="ce38" style:family="table-cell" style:parent-style-name="Default" style:data-style-name="N40">
      <style:table-cell-properties fo:border-bottom="none" fo:background-color="#ccffff" fo:border-left="0.002cm solid #000000" fo:border-right="none" fo:border-top="none"/>
    </style:style>
    <style:style style:name="ce39" style:family="table-cell" style:parent-style-name="Default" style:data-style-name="N40">
      <style:table-cell-properties fo:border-bottom="none" fo:background-color="#ffffcc" fo:border-left="0.002cm solid #000000" fo:border-right="none" fo:border-top="none"/>
    </style:style>
    <style:style style:name="ce40" style:family="table-cell" style:parent-style-name="Default" style:data-style-name="N40">
      <style:table-cell-properties fo:border-bottom="0.002cm solid #000000" fo:background-color="#ffffcc" fo:border-left="0.002cm solid #000000" fo:border-right="none" fo:border-top="none"/>
    </style:style>
    <style:style style:name="ce41" style:family="table-cell" style:parent-style-name="Default" style:data-style-name="N2">
      <style:table-cell-properties fo:background-color="#ffffcc" fo:border="none"/>
    </style:style>
    <style:style style:name="ce42" style:family="table-cell" style:parent-style-name="Default" style:data-style-name="N2">
      <style:table-cell-properties fo:border-bottom="0.002cm solid #000000" fo:background-color="#ffffcc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Общий график" table:style-name="ta1" table:print-ranges="'Общий график'.A1:'Общий график'.M7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>
            <draw:frame table:end-cell-address="'Общий график'.M38" table:end-x="1.967cm" table:end-y="0.226cm" draw:z-index="0" draw:style-name="gr1" draw:text-style-name="P1" svg:width="27.562cm" svg:height="16.936cm" svg:x="0cm" svg:y="0cm">
              <draw:object draw:notify-on-update-of-ranges="'UltraFire 6000'.B4:'UltraFire 6000'.B34 'Общий график'.B2:'Общий график'.B2 'UltraFire 6000'.E4:'UltraFire 6000'.E34 'UltraFire 6000'.B4:'UltraFire 6000'.B34 'Общий график'.B3:'Общий график'.B3 'UltraFire 6000'.D4:'UltraFire 6000'.D34 'UltraFire 6000'.B4:'UltraFire 6000'.B34 'Общий график'.B4:'Общий график'.B4 'UltraFire 6000'.C4:'UltraFire 6000'.C34 'дохлый 1500'.B4:'дохлый 1500'.B24 'Общий график'.B7:'Общий график'.B7 'дохлый 1500'.C4:'дохлый 1500'.C24 'дохлый 1500'.B4:'дохлый 1500'.B24 'Общий график'.B8:'Общий график'.B8 'дохлый 1500'.D4:'дохлый 1500'.D24 '2000'.B5:'2000'.B24 'Общий график'.B5:'Общий график'.B5 '2000'.C5:'2000'.C24 '2000'.B5:'2000'.B24 'Общий график'.B6:'Общий график'.B6 '2000'.D5:'2000'.D24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/>
        </table:table-row>
        <table:table-row table:style-name="ro1">
          <table:table-cell/>
          <table:table-cell office:value-type="string">
            <text:p>(UltraFire) U Bat.</text:p>
          </table:table-cell>
        </table:table-row>
        <table:table-row table:style-name="ro1">
          <table:table-cell/>
          <table:table-cell office:value-type="string">
            <text:p>(UltraFire) U Chr.</text:p>
          </table:table-cell>
        </table:table-row>
        <table:table-row table:style-name="ro1">
          <table:table-cell/>
          <table:table-cell office:value-type="string">
            <text:p>(UltraFire) C Bat.</text:p>
          </table:table-cell>
        </table:table-row>
        <table:table-row table:style-name="ro1">
          <table:table-cell/>
          <table:table-cell office:value-type="string">
            <text:p>(2000) U Bat.</text:p>
          </table:table-cell>
        </table:table-row>
        <table:table-row table:style-name="ro1">
          <table:table-cell/>
          <table:table-cell office:value-type="string">
            <text:p>(2000) U Chr.</text:p>
          </table:table-cell>
        </table:table-row>
        <table:table-row table:style-name="ro1">
          <table:table-cell/>
          <table:table-cell office:value-type="string">
            <text:p>(1500) U Bat.</text:p>
          </table:table-cell>
        </table:table-row>
        <table:table-row table:style-name="ro1">
          <table:table-cell/>
          <table:table-cell office:value-type="string">
            <text:p>(1500) U Chr.</text:p>
          </table:table-cell>
        </table:table-row>
        <table:table-row table:style-name="ro1" table:number-rows-repeated="30">
          <table:table-cell table:number-columns-repeated="2"/>
        </table:table-row>
        <table:table-row table:style-name="ro1">
          <table:table-cell>
            <draw:frame table:end-cell-address="'Общий график'.M76" table:end-x="1.879cm" table:end-y="0.058cm" draw:z-index="1" draw:style-name="gr1" draw:text-style-name="P1" svg:width="27.21cm" svg:height="16.399cm" svg:x="0.264cm" svg:y="0.369cm">
              <draw:object draw:notify-on-update-of-ranges="'дохлый 1500'.L3:'дохлый 1500'.L27 'Общий график'.B2:'Общий график'.B2 'дохлый 1500'.M3:'дохлый 1500'.M27 'дохлый 1500'.I3:'дохлый 1500'.I25 'Общий график'.B7:'Общий график'.B7 'дохлый 1500'.J3:'дохлый 1500'.J25 '2000'.F4:'2000'.F26 'Общий график'.B5:'Общий график'.B5 '2000'.G4:'2000'.G26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/>
        </table:table-row>
      </table:table>
      <table:table table:name="2000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ce19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2">
          <table:table-cell/>
          <table:table-cell table:style-name="ce2"/>
          <table:table-cell table:style-name="ce7"/>
          <table:table-cell table:style-name="ce12"/>
          <table:table-cell table:style-name="ce18" office:value-type="string" table:number-columns-spanned="6" table:number-rows-spanned="1">
            <text:p>процесс разрядки</text:p>
          </table:table-cell>
          <table:covered-table-cell table:style-name="ce21"/>
          <table:covered-table-cell table:number-columns-repeated="4"/>
        </table:table-row>
        <table:table-row table:style-name="ro3">
          <table:table-cell/>
          <table:table-cell table:style-name="ce2" office:value-type="string" table:number-columns-spanned="3" table:number-rows-spanned="1">
            <text:p>процесс зарядки</text:p>
          </table:table-cell>
          <table:covered-table-cell table:style-name="ce7"/>
          <table:covered-table-cell table:style-name="ce12"/>
          <table:table-cell table:style-name="ce18"/>
          <table:table-cell table:style-name="ce21" office:value-type="string" table:number-columns-spanned="2" table:number-rows-spanned="1">
            <text:p>подсветка включена</text:p>
          </table:table-cell>
          <table:covered-table-cell/>
          <table:table-cell table:style-name="ce18"/>
          <table:table-cell table:style-name="ce21" office:value-type="string" table:number-columns-spanned="2" table:number-rows-spanned="1">
            <text:p>без подсветки</text:p>
          </table:table-cell>
          <table:covered-table-cell/>
        </table:table-row>
        <table:table-row table:style-name="ro2">
          <table:table-cell/>
          <table:table-cell table:style-name="ce3" office:value-type="string">
            <text:p>время</text:p>
          </table:table-cell>
          <table:table-cell table:style-name="ce8" office:value-type="string">
            <text:p>U бат.</text:p>
          </table:table-cell>
          <table:table-cell table:style-name="ce13" office:value-type="string">
            <text:p>U зар.</text:p>
          </table:table-cell>
          <table:table-cell/>
          <table:table-cell table:style-name="ce3" office:value-type="string">
            <text:p>время</text:p>
          </table:table-cell>
          <table:table-cell table:style-name="ce13" office:value-type="string">
            <text:p>V бат.</text:p>
          </table:table-cell>
          <table:table-cell table:style-name="ce19"/>
          <table:table-cell table:style-name="ce3" office:value-type="string">
            <text:p>время</text:p>
          </table:table-cell>
          <table:table-cell table:style-name="ce13" office:value-type="string">
            <text:p>V бат.</text:p>
          </table:table-cell>
        </table:table-row>
        <table:table-row table:style-name="ro1">
          <table:table-cell table:style-name="ce1" office:value-type="date" office:date-value="2016-12-11T10:00:00">
            <text:p>11.12.16 10:00</text:p>
          </table:table-cell>
          <table:table-cell table:style-name="ce4" table:formula="of:=[.A4]-[.$A$4]" office:value-type="time" office:time-value="PT00H00M00S">
            <text:p>00:00</text:p>
          </table:table-cell>
          <table:table-cell table:style-name="ce9" office:value-type="float" office:value="2.84">
            <text:p>2,84</text:p>
          </table:table-cell>
          <table:table-cell table:style-name="ce14" office:value-type="float" office:value="0">
            <text:p>0,00</text:p>
          </table:table-cell>
          <table:table-cell table:style-name="ce20" office:value-type="date" office:date-value="2016-12-11T13:50:00">
            <text:p>11.12.16 13:50</text:p>
          </table:table-cell>
          <table:table-cell table:style-name="ce22" table:formula="of:=[.E4]-[.$E$4]" office:value-type="time" office:time-value="PT00H00M00S">
            <text:p>00:00</text:p>
          </table:table-cell>
          <table:table-cell table:style-name="ce25" office:value-type="float" office:value="4.11">
            <text:p>4,11</text:p>
          </table:table-cell>
          <table:table-cell table:style-name="ce20" office:value-type="date" office:date-value="2016-12-15T00:05:00">
            <text:p>15.12.16 00:05</text:p>
          </table:table-cell>
          <table:table-cell table:style-name="ce23" table:formula="of:=[.H4]-[.$H$4]" office:value-type="time" office:time-value="PT00H00M00S">
            <text:p>00:00</text:p>
          </table:table-cell>
          <table:table-cell table:style-name="ce25" office:value-type="float" office:value="4.12">
            <text:p>4,12</text:p>
          </table:table-cell>
        </table:table-row>
        <table:table-row table:style-name="ro1">
          <table:table-cell table:style-name="ce1" office:value-type="date" office:date-value="2016-12-11T10:00:00">
            <text:p>11.12.16 10:00</text:p>
          </table:table-cell>
          <table:table-cell table:style-name="ce5" table:formula="of:=[.A5]-[.$A$4]" office:value-type="time" office:time-value="PT00H00M00S">
            <text:p>00:00</text:p>
          </table:table-cell>
          <table:table-cell table:style-name="ce10" office:value-type="float" office:value="3.26">
            <text:p>3,26</text:p>
          </table:table-cell>
          <table:table-cell table:style-name="ce15" office:value-type="float" office:value="3.76">
            <text:p>3,76</text:p>
          </table:table-cell>
          <table:table-cell table:style-name="ce20" office:value-type="date" office:date-value="2016-12-11T15:00:00">
            <text:p>11.12.16 15:00</text:p>
          </table:table-cell>
          <table:table-cell table:style-name="ce23" table:formula="of:=[.E5]-[.$E$4]" office:value-type="time" office:time-value="PT01H10M00S">
            <text:p>01:10</text:p>
          </table:table-cell>
          <table:table-cell table:style-name="ce26" office:value-type="float" office:value="4.09">
            <text:p>4,09</text:p>
          </table:table-cell>
          <table:table-cell table:style-name="ce20" office:value-type="date" office:date-value="2016-12-15T00:30:00">
            <text:p>15.12.16 00:30</text:p>
          </table:table-cell>
          <table:table-cell table:style-name="ce23" table:formula="of:=[.H5]-[.$H$4]" office:value-type="time" office:time-value="PT00H25M00S">
            <text:p>00:25</text:p>
          </table:table-cell>
          <table:table-cell table:style-name="ce26" office:value-type="float" office:value="4.11">
            <text:p>4,11</text:p>
          </table:table-cell>
        </table:table-row>
        <table:table-row table:style-name="ro1">
          <table:table-cell table:style-name="ce1" office:value-type="date" office:date-value="2016-12-11T10:01:00">
            <text:p>11.12.16 10:01</text:p>
          </table:table-cell>
          <table:table-cell table:style-name="ce5" table:formula="of:=[.A6]-[.$A$4]" office:value-type="time" office:time-value="PT00H01M00S">
            <text:p>00:01</text:p>
          </table:table-cell>
          <table:table-cell table:style-name="ce10" office:value-type="float" office:value="3.47">
            <text:p>3,47</text:p>
          </table:table-cell>
          <table:table-cell table:style-name="ce15" office:value-type="float" office:value="3.76">
            <text:p>3,76</text:p>
          </table:table-cell>
          <table:table-cell table:style-name="ce20" office:value-type="date" office:date-value="2016-12-11T16:04:00">
            <text:p>11.12.16 16:04</text:p>
          </table:table-cell>
          <table:table-cell table:style-name="ce23" table:formula="of:=[.E6]-[.$E$4]" office:value-type="time" office:time-value="PT02H14M00S">
            <text:p>02:14</text:p>
          </table:table-cell>
          <table:table-cell table:style-name="ce26" office:value-type="float" office:value="4.07">
            <text:p>4,07</text:p>
          </table:table-cell>
          <table:table-cell table:style-name="ce20" office:value-type="date" office:date-value="2016-12-15T01:36:59.99">
            <text:p>15.12.16 01:37</text:p>
          </table:table-cell>
          <table:table-cell table:style-name="ce23" table:formula="of:=[.H6]-[.$H$4]" office:value-type="time" office:time-value="PT01H31M59.99S">
            <text:p>01:32</text:p>
          </table:table-cell>
          <table:table-cell table:style-name="ce26" office:value-type="float" office:value="4.11">
            <text:p>4,11</text:p>
          </table:table-cell>
        </table:table-row>
        <table:table-row table:style-name="ro1">
          <table:table-cell table:style-name="ce1" office:value-type="date" office:date-value="2016-12-11T10:02:00">
            <text:p>11.12.16 10:02</text:p>
          </table:table-cell>
          <table:table-cell table:style-name="ce5" table:formula="of:=[.A7]-[.$A$4]" office:value-type="time" office:time-value="PT00H02M00S">
            <text:p>00:02</text:p>
          </table:table-cell>
          <table:table-cell table:style-name="ce10" office:value-type="float" office:value="3.57">
            <text:p>3,57</text:p>
          </table:table-cell>
          <table:table-cell table:style-name="ce15" office:value-type="float" office:value="3.84">
            <text:p>3,84</text:p>
          </table:table-cell>
          <table:table-cell table:style-name="ce20" office:value-type="date" office:date-value="2016-12-11T17:33:00">
            <text:p>11.12.16 17:33</text:p>
          </table:table-cell>
          <table:table-cell table:style-name="ce23" table:formula="of:=[.E7]-[.$E$4]" office:value-type="time" office:time-value="PT03H43M00S">
            <text:p>03:43</text:p>
          </table:table-cell>
          <table:table-cell table:style-name="ce26" office:value-type="float" office:value="4.05">
            <text:p>4,05</text:p>
          </table:table-cell>
          <table:table-cell table:style-name="ce20" office:value-type="date" office:date-value="2016-12-15T02:41:00">
            <text:p>15.12.16 02:41</text:p>
          </table:table-cell>
          <table:table-cell table:style-name="ce23" table:formula="of:=[.H7]-[.$H$4]" office:value-type="time" office:time-value="PT02H36M00S">
            <text:p>02:36</text:p>
          </table:table-cell>
          <table:table-cell table:style-name="ce26" office:value-type="float" office:value="4.09">
            <text:p>4,09</text:p>
          </table:table-cell>
        </table:table-row>
        <table:table-row table:style-name="ro1">
          <table:table-cell table:style-name="ce1" office:value-type="date" office:date-value="2016-12-11T10:05:00">
            <text:p>11.12.16 10:05</text:p>
          </table:table-cell>
          <table:table-cell table:style-name="ce5" table:formula="of:=[.A8]-[.$A$4]" office:value-type="time" office:time-value="PT00H05M00S">
            <text:p>00:05</text:p>
          </table:table-cell>
          <table:table-cell table:style-name="ce10" office:value-type="float" office:value="3.75">
            <text:p>3,75</text:p>
          </table:table-cell>
          <table:table-cell table:style-name="ce15" office:value-type="float" office:value="4">
            <text:p>4,00</text:p>
          </table:table-cell>
          <table:table-cell table:style-name="ce20" office:value-type="date" office:date-value="2016-12-11T18:52:00">
            <text:p>11.12.16 18:52</text:p>
          </table:table-cell>
          <table:table-cell table:style-name="ce23" table:formula="of:=[.E8]-[.$E$4]" office:value-type="time" office:time-value="PT05H02M00S">
            <text:p>05:02</text:p>
          </table:table-cell>
          <table:table-cell table:style-name="ce26" office:value-type="float" office:value="4.04">
            <text:p>4,04</text:p>
          </table:table-cell>
          <table:table-cell table:style-name="ce20" office:value-type="date" office:date-value="2016-12-15T07:30:00">
            <text:p>15.12.16 07:30</text:p>
          </table:table-cell>
          <table:table-cell table:style-name="ce23" table:formula="of:=[.H8]-[.$H$4]" office:value-type="time" office:time-value="PT07H25M00S">
            <text:p>07:25</text:p>
          </table:table-cell>
          <table:table-cell table:style-name="ce26" office:value-type="float" office:value="4.05">
            <text:p>4,05</text:p>
          </table:table-cell>
        </table:table-row>
        <table:table-row table:style-name="ro1">
          <table:table-cell table:style-name="ce1" office:value-type="date" office:date-value="2016-12-11T10:10:00">
            <text:p>11.12.16 10:10</text:p>
          </table:table-cell>
          <table:table-cell table:style-name="ce5" table:formula="of:=[.A9]-[.$A$4]" office:value-type="time" office:time-value="PT00H10M00S">
            <text:p>00:10</text:p>
          </table:table-cell>
          <table:table-cell table:style-name="ce10" office:value-type="float" office:value="3.87">
            <text:p>3,87</text:p>
          </table:table-cell>
          <table:table-cell table:style-name="ce15" office:value-type="float" office:value="4.1">
            <text:p>4,10</text:p>
          </table:table-cell>
          <table:table-cell table:style-name="ce20" office:value-type="date" office:date-value="2016-12-11T20:22:00">
            <text:p>11.12.16 20:22</text:p>
          </table:table-cell>
          <table:table-cell table:style-name="ce23" table:formula="of:=[.E9]-[.$E$4]" office:value-type="time" office:time-value="PT06H32M00S">
            <text:p>06:32</text:p>
          </table:table-cell>
          <table:table-cell table:style-name="ce26" office:value-type="float" office:value="4.02">
            <text:p>4,02</text:p>
          </table:table-cell>
          <table:table-cell table:style-name="ce20" office:value-type="date" office:date-value="2016-12-15T10:19:00">
            <text:p>15.12.16 10:19</text:p>
          </table:table-cell>
          <table:table-cell table:style-name="ce23" table:formula="of:=[.H9]-[.$H$4]" office:value-type="time" office:time-value="PT10H14M00S">
            <text:p>10:14</text:p>
          </table:table-cell>
          <table:table-cell table:style-name="ce26" office:value-type="float" office:value="4.03">
            <text:p>4,03</text:p>
          </table:table-cell>
        </table:table-row>
        <table:table-row table:style-name="ro1">
          <table:table-cell table:style-name="ce1" office:value-type="date" office:date-value="2016-12-11T10:15:00">
            <text:p>11.12.16 10:15</text:p>
          </table:table-cell>
          <table:table-cell table:style-name="ce5" table:formula="of:=[.A10]-[.$A$4]" office:value-type="time" office:time-value="PT00H15M00S">
            <text:p>00:15</text:p>
          </table:table-cell>
          <table:table-cell table:style-name="ce10" office:value-type="float" office:value="3.89">
            <text:p>3,89</text:p>
          </table:table-cell>
          <table:table-cell table:style-name="ce15" office:value-type="float" office:value="4.12">
            <text:p>4,12</text:p>
          </table:table-cell>
          <table:table-cell table:style-name="ce20" office:value-type="date" office:date-value="2016-12-11T22:04:00">
            <text:p>11.12.16 22:04</text:p>
          </table:table-cell>
          <table:table-cell table:style-name="ce23" table:formula="of:=[.E10]-[.$E$4]" office:value-type="time" office:time-value="PT08H14M00S">
            <text:p>08:14</text:p>
          </table:table-cell>
          <table:table-cell table:style-name="ce26" office:value-type="float" office:value="3.99">
            <text:p>3,99</text:p>
          </table:table-cell>
          <table:table-cell table:style-name="ce20" office:value-type="date" office:date-value="2016-12-15T21:13:00">
            <text:p>15.12.16 21:13</text:p>
          </table:table-cell>
          <table:table-cell table:style-name="ce23" table:formula="of:=[.H10]-[.$H$4]" office:value-type="time" office:time-value="PT21H08M00S">
            <text:p>21:08</text:p>
          </table:table-cell>
          <table:table-cell table:style-name="ce26" office:value-type="float" office:value="3.96">
            <text:p>3,96</text:p>
          </table:table-cell>
        </table:table-row>
        <table:table-row table:style-name="ro1">
          <table:table-cell table:style-name="ce1" office:value-type="date" office:date-value="2016-12-11T10:20:00">
            <text:p>11.12.16 10:20</text:p>
          </table:table-cell>
          <table:table-cell table:style-name="ce5" table:formula="of:=[.A11]-[.$A$4]" office:value-type="time" office:time-value="PT00H20M00S">
            <text:p>00:20</text:p>
          </table:table-cell>
          <table:table-cell table:style-name="ce10" office:value-type="float" office:value="3.9">
            <text:p>3,90</text:p>
          </table:table-cell>
          <table:table-cell table:style-name="ce15" office:value-type="float" office:value="4.15">
            <text:p>4,15</text:p>
          </table:table-cell>
          <table:table-cell table:style-name="ce20" office:value-type="date" office:date-value="2016-12-12T00:44:00">
            <text:p>12.12.16 00:44</text:p>
          </table:table-cell>
          <table:table-cell table:style-name="ce23" table:formula="of:=[.E11]-[.$E$4]" office:value-type="time" office:time-value="PT10H54M00S">
            <text:p>10:54</text:p>
          </table:table-cell>
          <table:table-cell table:style-name="ce26" office:value-type="float" office:value="3.96">
            <text:p>3,96</text:p>
          </table:table-cell>
          <table:table-cell table:style-name="ce20" office:value-type="date" office:date-value="2016-12-15T22:38:00">
            <text:p>15.12.16 22:38</text:p>
          </table:table-cell>
          <table:table-cell table:style-name="ce23" table:formula="of:=[.H11]-[.$H$4]" office:value-type="time" office:time-value="PT22H33M00S">
            <text:p>22:33</text:p>
          </table:table-cell>
          <table:table-cell table:style-name="ce26" office:value-type="float" office:value="3.95">
            <text:p>3,95</text:p>
          </table:table-cell>
        </table:table-row>
        <table:table-row table:style-name="ro1">
          <table:table-cell table:style-name="ce1" office:value-type="date" office:date-value="2016-12-11T10:30:00">
            <text:p>11.12.16 10:30</text:p>
          </table:table-cell>
          <table:table-cell table:style-name="ce5" table:formula="of:=[.A12]-[.$A$4]" office:value-type="time" office:time-value="PT00H30M00S">
            <text:p>00:30</text:p>
          </table:table-cell>
          <table:table-cell table:style-name="ce10" office:value-type="float" office:value="3.94">
            <text:p>3,94</text:p>
          </table:table-cell>
          <table:table-cell table:style-name="ce15" office:value-type="float" office:value="4.18">
            <text:p>4,18</text:p>
          </table:table-cell>
          <table:table-cell table:style-name="ce20" office:value-type="date" office:date-value="2016-12-12T07:14:00">
            <text:p>12.12.16 07:14</text:p>
          </table:table-cell>
          <table:table-cell table:style-name="ce23" table:formula="of:=[.E12]-[.$E$4]" office:value-type="time" office:time-value="PT17H24M00S">
            <text:p>17:24</text:p>
          </table:table-cell>
          <table:table-cell table:style-name="ce26" office:value-type="float" office:value="3.9">
            <text:p>3,90</text:p>
          </table:table-cell>
          <table:table-cell table:style-name="ce20" office:value-type="date" office:date-value="2016-12-16T01:00:00">
            <text:p>16.12.16 01:00</text:p>
          </table:table-cell>
          <table:table-cell table:style-name="ce23" table:formula="of:=[.H12]-[.$H$4]" office:value-type="time" office:time-value="PT24H55M00S">
            <text:p>24:55</text:p>
          </table:table-cell>
          <table:table-cell table:style-name="ce26" office:value-type="float" office:value="3.93">
            <text:p>3,93</text:p>
          </table:table-cell>
        </table:table-row>
        <table:table-row table:style-name="ro1">
          <table:table-cell table:style-name="ce1" office:value-type="date" office:date-value="2016-12-11T10:40:00">
            <text:p>11.12.16 10:40</text:p>
          </table:table-cell>
          <table:table-cell table:style-name="ce5" table:formula="of:=[.A13]-[.$A$4]" office:value-type="time" office:time-value="PT00H40M00S">
            <text:p>00:40</text:p>
          </table:table-cell>
          <table:table-cell table:style-name="ce10" office:value-type="float" office:value="3.96">
            <text:p>3,96</text:p>
          </table:table-cell>
          <table:table-cell table:style-name="ce15" office:value-type="float" office:value="4.19">
            <text:p>4,19</text:p>
          </table:table-cell>
          <table:table-cell table:style-name="ce20" office:value-type="date" office:date-value="2016-12-12T10:18:00">
            <text:p>12.12.16 10:18</text:p>
          </table:table-cell>
          <table:table-cell table:style-name="ce23" table:formula="of:=[.E13]-[.$E$4]" office:value-type="time" office:time-value="PT20H28M00S">
            <text:p>20:28</text:p>
          </table:table-cell>
          <table:table-cell table:style-name="ce26" office:value-type="float" office:value="3.86">
            <text:p>3,86</text:p>
          </table:table-cell>
          <table:table-cell table:style-name="ce20" office:value-type="date" office:date-value="2016-12-16T02:00:00">
            <text:p>16.12.16 02:00</text:p>
          </table:table-cell>
          <table:table-cell table:style-name="ce23" table:formula="of:=[.H13]-[.$H$4]" office:value-type="time" office:time-value="PT25H55M00S">
            <text:p>25:55</text:p>
          </table:table-cell>
          <table:table-cell table:style-name="ce26" office:value-type="float" office:value="3.93">
            <text:p>3,93</text:p>
          </table:table-cell>
        </table:table-row>
        <table:table-row table:style-name="ro1">
          <table:table-cell table:style-name="ce1" office:value-type="date" office:date-value="2016-12-11T11:00:00">
            <text:p>11.12.16 11:00</text:p>
          </table:table-cell>
          <table:table-cell table:style-name="ce5" table:formula="of:=[.A14]-[.$A$4]" office:value-type="time" office:time-value="PT01H00M00S">
            <text:p>01:00</text:p>
          </table:table-cell>
          <table:table-cell table:style-name="ce10" office:value-type="float" office:value="3.99">
            <text:p>3,99</text:p>
          </table:table-cell>
          <table:table-cell table:style-name="ce15" office:value-type="float" office:value="4.23">
            <text:p>4,23</text:p>
          </table:table-cell>
          <table:table-cell table:style-name="ce20" office:value-type="date" office:date-value="2016-12-12T11:15:00">
            <text:p>12.12.16 11:15</text:p>
          </table:table-cell>
          <table:table-cell table:style-name="ce23" table:formula="of:=[.E14]-[.$E$4]" office:value-type="time" office:time-value="PT21H25M00S">
            <text:p>21:25</text:p>
          </table:table-cell>
          <table:table-cell table:style-name="ce26" office:value-type="float" office:value="3.85">
            <text:p>3,85</text:p>
          </table:table-cell>
          <table:table-cell table:style-name="ce20" office:value-type="date" office:date-value="2016-12-16T07:15:00">
            <text:p>16.12.16 07:15</text:p>
          </table:table-cell>
          <table:table-cell table:style-name="ce23" table:formula="of:=[.H14]-[.$H$4]" office:value-type="time" office:time-value="PT31H10M00S">
            <text:p>31:10</text:p>
          </table:table-cell>
          <table:table-cell table:style-name="ce26" office:value-type="float" office:value="3.9">
            <text:p>3,90</text:p>
          </table:table-cell>
        </table:table-row>
        <table:table-row table:style-name="ro1">
          <table:table-cell table:style-name="ce1" office:value-type="date" office:date-value="2016-12-11T11:30:00">
            <text:p>11.12.16 11:30</text:p>
          </table:table-cell>
          <table:table-cell table:style-name="ce5" table:formula="of:=[.A15]-[.$A$4]" office:value-type="time" office:time-value="PT01H30M00S">
            <text:p>01:30</text:p>
          </table:table-cell>
          <table:table-cell table:style-name="ce10" office:value-type="float" office:value="4.04">
            <text:p>4,04</text:p>
          </table:table-cell>
          <table:table-cell table:style-name="ce15" office:value-type="float" office:value="4.27">
            <text:p>4,27</text:p>
          </table:table-cell>
          <table:table-cell table:style-name="ce20" office:value-type="date" office:date-value="2016-12-12T21:30:00">
            <text:p>12.12.16 21:30</text:p>
          </table:table-cell>
          <table:table-cell table:style-name="ce23" table:formula="of:=[.E15]-[.$E$4]" office:value-type="time" office:time-value="PT31H40M00S">
            <text:p>31:40</text:p>
          </table:table-cell>
          <table:table-cell table:style-name="ce26" office:value-type="float" office:value="3.79">
            <text:p>3,79</text:p>
          </table:table-cell>
          <table:table-cell table:style-name="ce20" office:value-type="date" office:date-value="2016-12-16T10:32:00">
            <text:p>16.12.16 10:32</text:p>
          </table:table-cell>
          <table:table-cell table:style-name="ce23" table:formula="of:=[.H15]-[.$H$4]" office:value-type="time" office:time-value="PT34H27M00S">
            <text:p>34:27</text:p>
          </table:table-cell>
          <table:table-cell table:style-name="ce26" office:value-type="float" office:value="3.87">
            <text:p>3,87</text:p>
          </table:table-cell>
        </table:table-row>
        <table:table-row table:style-name="ro1">
          <table:table-cell table:style-name="ce1" office:value-type="date" office:date-value="2016-12-11T11:50:00">
            <text:p>11.12.16 11:50</text:p>
          </table:table-cell>
          <table:table-cell table:style-name="ce5" table:formula="of:=[.A16]-[.$A$4]" office:value-type="time" office:time-value="PT01H50M00S">
            <text:p>01:50</text:p>
          </table:table-cell>
          <table:table-cell table:style-name="ce10" office:value-type="float" office:value="4.11">
            <text:p>4,11</text:p>
          </table:table-cell>
          <table:table-cell table:style-name="ce15" office:value-type="float" office:value="4.35">
            <text:p>4,35</text:p>
          </table:table-cell>
          <table:table-cell table:style-name="ce20" office:value-type="date" office:date-value="2016-12-12T23:22:00">
            <text:p>12.12.16 23:22</text:p>
          </table:table-cell>
          <table:table-cell table:style-name="ce23" table:formula="of:=[.E16]-[.$E$4]" office:value-type="time" office:time-value="PT33H32M00S">
            <text:p>33:32</text:p>
          </table:table-cell>
          <table:table-cell table:style-name="ce26" office:value-type="float" office:value="3.78">
            <text:p>3,78</text:p>
          </table:table-cell>
          <table:table-cell table:style-name="ce20" office:value-type="date" office:date-value="2016-12-16T21:35:00">
            <text:p>16.12.16 21:35</text:p>
          </table:table-cell>
          <table:table-cell table:style-name="ce23" table:formula="of:=[.H16]-[.$H$4]" office:value-type="time" office:time-value="PT45H30M00S">
            <text:p>45:30</text:p>
          </table:table-cell>
          <table:table-cell table:style-name="ce26" office:value-type="float" office:value="3.82">
            <text:p>3,82</text:p>
          </table:table-cell>
        </table:table-row>
        <table:table-row table:style-name="ro1">
          <table:table-cell table:style-name="ce1" office:value-type="date" office:date-value="2016-12-11T12:00:00">
            <text:p>11.12.16 12:00</text:p>
          </table:table-cell>
          <table:table-cell table:style-name="ce5" table:formula="of:=[.A17]-[.$A$4]" office:value-type="time" office:time-value="PT02H00M00S">
            <text:p>02:00</text:p>
          </table:table-cell>
          <table:table-cell table:style-name="ce10" office:value-type="float" office:value="4.11">
            <text:p>4,11</text:p>
          </table:table-cell>
          <table:table-cell table:style-name="ce15" office:value-type="float" office:value="4.72">
            <text:p>4,72</text:p>
          </table:table-cell>
          <table:table-cell table:style-name="ce20" office:value-type="date" office:date-value="2016-12-13T01:20:59.99">
            <text:p>13.12.16 01:21</text:p>
          </table:table-cell>
          <table:table-cell table:style-name="ce23" table:formula="of:=[.E17]-[.$E$4]" office:value-type="time" office:time-value="PT35H30M59.99S">
            <text:p>35:31</text:p>
          </table:table-cell>
          <table:table-cell table:style-name="ce26" office:value-type="float" office:value="3.77">
            <text:p>3,77</text:p>
          </table:table-cell>
          <table:table-cell table:style-name="ce20" office:value-type="date" office:date-value="2016-12-17">
            <text:p>17.12.16 00:00</text:p>
          </table:table-cell>
          <table:table-cell table:style-name="ce23" table:formula="of:=[.H17]-[.$H$4]" office:value-type="time" office:time-value="PT47H55M00S">
            <text:p>47:55</text:p>
          </table:table-cell>
          <table:table-cell table:style-name="ce26" office:value-type="float" office:value="3.81">
            <text:p>3,81</text:p>
          </table:table-cell>
        </table:table-row>
        <table:table-row table:style-name="ro1">
          <table:table-cell table:style-name="ce1" office:value-type="date" office:date-value="2016-12-11T12:10:00">
            <text:p>11.12.16 12:10</text:p>
          </table:table-cell>
          <table:table-cell table:style-name="ce5" table:formula="of:=[.A18]-[.$A$4]" office:value-type="time" office:time-value="PT02H10M00S">
            <text:p>02:10</text:p>
          </table:table-cell>
          <table:table-cell table:style-name="ce10" office:value-type="float" office:value="4.11">
            <text:p>4,11</text:p>
          </table:table-cell>
          <table:table-cell table:style-name="ce15" office:value-type="float" office:value="4.78">
            <text:p>4,78</text:p>
          </table:table-cell>
          <table:table-cell table:style-name="ce20" office:value-type="date" office:date-value="2016-12-13T03:53:00">
            <text:p>13.12.16 03:53</text:p>
          </table:table-cell>
          <table:table-cell table:style-name="ce23" table:formula="of:=[.E18]-[.$E$4]" office:value-type="time" office:time-value="PT38H03M00S">
            <text:p>38:03</text:p>
          </table:table-cell>
          <table:table-cell table:style-name="ce26" office:value-type="float" office:value="3.76">
            <text:p>3,76</text:p>
          </table:table-cell>
          <table:table-cell table:style-name="ce20" office:value-type="date" office:date-value="2016-12-15T00:05:00">
            <text:p>15.12.16 00:05</text:p>
          </table:table-cell>
          <table:table-cell table:style-name="ce23" table:formula="of:=[.H18]-[.$H$4]" office:value-type="time" office:time-value="PT00H00M00S">
            <text:p>00:00</text:p>
          </table:table-cell>
          <table:table-cell table:style-name="ce26"/>
        </table:table-row>
        <table:table-row table:style-name="ro1">
          <table:table-cell table:style-name="ce1" office:value-type="date" office:date-value="2016-12-11T12:30:00">
            <text:p>11.12.16 12:30</text:p>
          </table:table-cell>
          <table:table-cell table:style-name="ce5" table:formula="of:=[.A19]-[.$A$4]" office:value-type="time" office:time-value="PT02H30M00S">
            <text:p>02:30</text:p>
          </table:table-cell>
          <table:table-cell table:style-name="ce10" office:value-type="float" office:value="4.12">
            <text:p>4,12</text:p>
          </table:table-cell>
          <table:table-cell table:style-name="ce15" office:value-type="float" office:value="4.86">
            <text:p>4,86</text:p>
          </table:table-cell>
          <table:table-cell table:style-name="ce20" office:value-type="date" office:date-value="2016-12-13T05:49:00">
            <text:p>13.12.16 05:49</text:p>
          </table:table-cell>
          <table:table-cell table:style-name="ce23" table:formula="of:=[.E19]-[.$E$4]" office:value-type="time" office:time-value="PT39H59M00S">
            <text:p>39:59</text:p>
          </table:table-cell>
          <table:table-cell table:style-name="ce26" office:value-type="float" office:value="3.75">
            <text:p>3,75</text:p>
          </table:table-cell>
          <table:table-cell table:style-name="ce20" office:value-type="date" office:date-value="2016-12-15T00:05:00">
            <text:p>15.12.16 00:05</text:p>
          </table:table-cell>
          <table:table-cell table:style-name="ce23" table:formula="of:=[.H19]-[.$H$4]" office:value-type="time" office:time-value="PT00H00M00S">
            <text:p>00:00</text:p>
          </table:table-cell>
          <table:table-cell table:style-name="ce26"/>
        </table:table-row>
        <table:table-row table:style-name="ro1">
          <table:table-cell table:style-name="ce1" office:value-type="date" office:date-value="2016-12-11T12:45:00">
            <text:p>11.12.16 12:45</text:p>
          </table:table-cell>
          <table:table-cell table:style-name="ce5" table:formula="of:=[.A20]-[.$A$4]" office:value-type="time" office:time-value="PT02H45M00S">
            <text:p>02:45</text:p>
          </table:table-cell>
          <table:table-cell table:style-name="ce10" office:value-type="float" office:value="4.13">
            <text:p>4,13</text:p>
          </table:table-cell>
          <table:table-cell table:style-name="ce15" office:value-type="float" office:value="4.9">
            <text:p>4,90</text:p>
          </table:table-cell>
          <table:table-cell table:style-name="ce20" office:value-type="date" office:date-value="2016-12-13T10:07:00">
            <text:p>13.12.16 10:07</text:p>
          </table:table-cell>
          <table:table-cell table:style-name="ce23" table:formula="of:=[.E20]-[.$E$4]" office:value-type="time" office:time-value="PT44H17M00S">
            <text:p>44:17</text:p>
          </table:table-cell>
          <table:table-cell table:style-name="ce26" office:value-type="float" office:value="3.74">
            <text:p>3,74</text:p>
          </table:table-cell>
          <table:table-cell table:style-name="ce20" office:value-type="date" office:date-value="2016-12-15T00:05:00">
            <text:p>15.12.16 00:05</text:p>
          </table:table-cell>
          <table:table-cell table:style-name="ce23" table:formula="of:=[.H20]-[.$H$4]" office:value-type="time" office:time-value="PT00H00M00S">
            <text:p>00:00</text:p>
          </table:table-cell>
          <table:table-cell table:style-name="ce26"/>
        </table:table-row>
        <table:table-row table:style-name="ro1">
          <table:table-cell table:style-name="ce1" office:value-type="date" office:date-value="2016-12-11T13:00:00">
            <text:p>11.12.16 13:00</text:p>
          </table:table-cell>
          <table:table-cell table:style-name="ce5" table:formula="of:=[.A21]-[.$A$4]" office:value-type="time" office:time-value="PT03H00M00S">
            <text:p>03:00</text:p>
          </table:table-cell>
          <table:table-cell table:style-name="ce10" office:value-type="float" office:value="4.13">
            <text:p>4,13</text:p>
          </table:table-cell>
          <table:table-cell table:style-name="ce15" office:value-type="float" office:value="4.92">
            <text:p>4,92</text:p>
          </table:table-cell>
          <table:table-cell table:style-name="ce20" office:value-type="date" office:date-value="2016-12-13T21:08:00">
            <text:p>13.12.16 21:08</text:p>
          </table:table-cell>
          <table:table-cell table:style-name="ce23" table:formula="of:=[.E21]-[.$E$4]" office:value-type="time" office:time-value="PT55H18M00S">
            <text:p>55:18</text:p>
          </table:table-cell>
          <table:table-cell table:style-name="ce26" office:value-type="float" office:value="3.69">
            <text:p>3,69</text:p>
          </table:table-cell>
          <table:table-cell table:style-name="ce20" office:value-type="date" office:date-value="2016-12-15T00:05:00">
            <text:p>15.12.16 00:05</text:p>
          </table:table-cell>
          <table:table-cell table:style-name="ce23" table:formula="of:=[.H21]-[.$H$4]" office:value-type="time" office:time-value="PT00H00M00S">
            <text:p>00:00</text:p>
          </table:table-cell>
          <table:table-cell table:style-name="ce26"/>
        </table:table-row>
        <table:table-row table:style-name="ro1">
          <table:table-cell table:style-name="ce1" office:value-type="date" office:date-value="2016-12-11T13:30:00">
            <text:p>11.12.16 13:30</text:p>
          </table:table-cell>
          <table:table-cell table:style-name="ce5" table:formula="of:=[.A22]-[.$A$4]" office:value-type="time" office:time-value="PT03H30M00S">
            <text:p>03:30</text:p>
          </table:table-cell>
          <table:table-cell table:style-name="ce10" office:value-type="float" office:value="4.14">
            <text:p>4,14</text:p>
          </table:table-cell>
          <table:table-cell table:style-name="ce15" office:value-type="float" office:value="4.99">
            <text:p>4,99</text:p>
          </table:table-cell>
          <table:table-cell table:style-name="ce20" office:value-type="date" office:date-value="2016-12-14T00:42:00">
            <text:p>14.12.16 00:42</text:p>
          </table:table-cell>
          <table:table-cell table:style-name="ce23" table:formula="of:=[.E22]-[.$E$4]" office:value-type="time" office:time-value="PT58H52M00S">
            <text:p>58:52</text:p>
          </table:table-cell>
          <table:table-cell table:style-name="ce26" office:value-type="float" office:value="3.65">
            <text:p>3,65</text:p>
          </table:table-cell>
          <table:table-cell table:style-name="ce20" office:value-type="date" office:date-value="2016-12-15T00:05:00">
            <text:p>15.12.16 00:05</text:p>
          </table:table-cell>
          <table:table-cell table:style-name="ce23" table:formula="of:=[.H22]-[.$H$4]" office:value-type="time" office:time-value="PT00H00M00S">
            <text:p>00:00</text:p>
          </table:table-cell>
          <table:table-cell table:style-name="ce26"/>
        </table:table-row>
        <table:table-row table:style-name="ro1">
          <table:table-cell table:style-name="ce1" office:value-type="date" office:date-value="2016-12-11T13:43:00">
            <text:p>11.12.16 13:43</text:p>
          </table:table-cell>
          <table:table-cell table:style-name="ce5" table:formula="of:=[.A23]-[.$A$4]" office:value-type="time" office:time-value="PT03H43M00S">
            <text:p>03:43</text:p>
          </table:table-cell>
          <table:table-cell table:style-name="ce10" office:value-type="float" office:value="4.15">
            <text:p>4,15</text:p>
          </table:table-cell>
          <table:table-cell table:style-name="ce15" office:value-type="float" office:value="5">
            <text:p>5,00</text:p>
          </table:table-cell>
          <table:table-cell table:style-name="ce20" office:value-type="date" office:date-value="2016-12-14T07:15:00">
            <text:p>14.12.16 07:15</text:p>
          </table:table-cell>
          <table:table-cell table:style-name="ce23" table:formula="of:=[.E23]-[.$E$4]" office:value-type="time" office:time-value="PT65H25M00S">
            <text:p>65:25</text:p>
          </table:table-cell>
          <table:table-cell table:style-name="ce26" office:value-type="float" office:value="3.55">
            <text:p>3,55</text:p>
          </table:table-cell>
          <table:table-cell table:style-name="ce20" office:value-type="date" office:date-value="2016-12-15T00:05:00">
            <text:p>15.12.16 00:05</text:p>
          </table:table-cell>
          <table:table-cell table:style-name="ce23" table:formula="of:=[.H23]-[.$H$4]" office:value-type="time" office:time-value="PT00H00M00S">
            <text:p>00:00</text:p>
          </table:table-cell>
          <table:table-cell table:style-name="ce26"/>
        </table:table-row>
        <table:table-row table:style-name="ro1">
          <table:table-cell table:style-name="ce1" office:value-type="date" office:date-value="2016-12-11T13:43:00">
            <text:p>11.12.16 13:43</text:p>
          </table:table-cell>
          <table:table-cell table:style-name="ce6" table:formula="of:=[.A24]-[.$A$4]" office:value-type="time" office:time-value="PT03H43M00S">
            <text:p>03:43</text:p>
          </table:table-cell>
          <table:table-cell table:style-name="ce11" office:value-type="float" office:value="4.11">
            <text:p>4,11</text:p>
          </table:table-cell>
          <table:table-cell table:style-name="ce16" office:value-type="float" office:value="5.14">
            <text:p>5,14</text:p>
          </table:table-cell>
          <table:table-cell table:style-name="ce20" office:value-type="date" office:date-value="2016-12-14T10:28:00">
            <text:p>14.12.16 10:28</text:p>
          </table:table-cell>
          <table:table-cell table:style-name="ce23" table:formula="of:=[.E24]-[.$E$4]" office:value-type="time" office:time-value="PT68H38M00S">
            <text:p>68:38</text:p>
          </table:table-cell>
          <table:table-cell table:style-name="ce26" office:value-type="float" office:value="3.4">
            <text:p>3,40</text:p>
          </table:table-cell>
          <table:table-cell table:style-name="ce20" office:value-type="date" office:date-value="2016-12-15T00:05:00">
            <text:p>15.12.16 00:05</text:p>
          </table:table-cell>
          <table:table-cell table:style-name="ce23" table:formula="of:=[.H24]-[.$H$4]" office:value-type="time" office:time-value="PT00H00M00S">
            <text:p>00:00</text:p>
          </table:table-cell>
          <table:table-cell table:style-name="ce26"/>
        </table:table-row>
        <table:table-row table:style-name="ro1">
          <table:table-cell table:number-columns-repeated="3"/>
          <table:table-cell table:style-name="ce17"/>
          <table:table-cell table:style-name="ce20" office:value-type="date" office:date-value="2016-12-14T10:58:00">
            <text:p>14.12.16 10:58</text:p>
          </table:table-cell>
          <table:table-cell table:style-name="ce23" table:formula="of:=[.E25]-[.$E$4]" office:value-type="time" office:time-value="PT69H08M00S">
            <text:p>69:08</text:p>
          </table:table-cell>
          <table:table-cell table:style-name="ce26" office:value-type="float" office:value="3.35">
            <text:p>3,35</text:p>
          </table:table-cell>
          <table:table-cell table:style-name="ce20" office:value-type="date" office:date-value="2016-12-15T00:05:00">
            <text:p>15.12.16 00:05</text:p>
          </table:table-cell>
          <table:table-cell table:style-name="ce23" table:formula="of:=[.H25]-[.$H$4]" office:value-type="time" office:time-value="PT00H00M00S">
            <text:p>00:00</text:p>
          </table:table-cell>
          <table:table-cell table:style-name="ce26"/>
        </table:table-row>
        <table:table-row table:style-name="ro1">
          <table:table-cell table:number-columns-repeated="3"/>
          <table:table-cell table:style-name="ce17"/>
          <table:table-cell table:style-name="ce20" office:value-type="date" office:date-value="2016-12-14T12:36:00">
            <text:p>14.12.16 12:36</text:p>
          </table:table-cell>
          <table:table-cell table:style-name="ce24" table:formula="of:=[.E26]-[.$E$4]" office:value-type="time" office:time-value="PT70H46M00S">
            <text:p>70:46</text:p>
          </table:table-cell>
          <table:table-cell table:style-name="ce27" office:value-type="float" office:value="3">
            <text:p>3,00</text:p>
          </table:table-cell>
          <table:table-cell table:style-name="ce20" office:value-type="date" office:date-value="2016-12-15T00:05:00">
            <text:p>15.12.16 00:05</text:p>
          </table:table-cell>
          <table:table-cell table:style-name="ce24" table:formula="of:=[.H26]-[.$H$4]" office:value-type="time" office:time-value="PT00H00M00S">
            <text:p>00:00</text:p>
          </table:table-cell>
          <table:table-cell table:style-name="ce2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>
            <draw:frame table:end-cell-address="'2000'.H57" table:end-x="1.718cm" table:end-y="0.421cm" draw:z-index="0" draw:style-name="gr1" draw:text-style-name="P1" svg:width="14.017cm" svg:height="12.077cm" svg:x="0.339cm" svg:y="0.086cm">
              <draw:object draw:notify-on-update-of-ranges="'2000'.B5:'2000'.B24 '2000'.C3:'2000'.C3 '2000'.C5:'2000'.C24 '2000'.B5:'2000'.B24 '2000'.D3:'2000'.D3 '2000'.D5:'2000'.D24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"/>
          <table:table-cell>
            <draw:frame table:end-cell-address="'2000'.S57" table:end-x="1.122cm" table:end-y="0.356cm" draw:z-index="1" draw:style-name="gr1" draw:text-style-name="P1" svg:width="22.934cm" svg:height="12.016cm" svg:x="1.873cm" svg:y="0.082cm">
              <draw:object draw:notify-on-update-of-ranges="'2000'.I4:'2000'.I26 '2000'.I2:'2000'.I2 '2000'.J4:'2000'.J26 '2000'.F4:'2000'.F26 '2000'.F2:'2000'.F2 '2000'.G4:'2000'.G26 'дохлый 1500'.L3:'дохлый 1500'.L27 'Общий график'.B2:'Общий график'.B2 'дохлый 1500'.M3:'дохлый 1500'.M27 'дохлый 1500'.I3:'дохлый 1500'.I25 'Общий график'.B7:'Общий график'.B7 'дохлый 1500'.J3:'дохлый 1500'.J25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104854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дохлый 1500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4" table:default-cell-style-name="ce19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row table:style-name="ro4">
          <table:table-cell/>
          <table:table-cell table:style-name="ce2" office:value-type="string" table:number-columns-spanned="3" table:number-rows-spanned="1">
            <text:p>процесс зарядки</text:p>
          </table:table-cell>
          <table:covered-table-cell table:style-name="ce7"/>
          <table:covered-table-cell table:style-name="ce12"/>
          <table:table-cell/>
          <table:table-cell table:style-name="ce21" office:value-type="string" table:number-columns-spanned="2" table:number-rows-spanned="1">
            <text:p>процесс разрядки темный</text:p>
          </table:table-cell>
          <table:covered-table-cell/>
          <table:table-cell/>
          <table:table-cell table:style-name="ce21" office:value-type="string" table:number-columns-spanned="2" table:number-rows-spanned="1">
            <text:p>процесс разрядки подсветка включена</text:p>
          </table:table-cell>
          <table:covered-table-cell/>
          <table:table-cell/>
          <table:table-cell table:style-name="ce34" office:value-type="string" table:number-columns-spanned="2" table:number-rows-spanned="1">
            <text:p>разрядка 6000 подсветка включена</text:p>
          </table:table-cell>
          <table:covered-table-cell/>
        </table:table-row>
        <table:table-row table:style-name="ro2">
          <table:table-cell/>
          <table:table-cell table:style-name="ce3" office:value-type="string">
            <text:p>время</text:p>
          </table:table-cell>
          <table:table-cell table:style-name="ce8" office:value-type="string">
            <text:p>V батареи.</text:p>
          </table:table-cell>
          <table:table-cell table:style-name="ce13" office:value-type="string">
            <text:p>V зарядки.</text:p>
          </table:table-cell>
          <table:table-cell/>
          <table:table-cell table:style-name="ce3" office:value-type="string">
            <text:p>время</text:p>
          </table:table-cell>
          <table:table-cell table:style-name="ce13" office:value-type="string">
            <text:p>V батареи.</text:p>
          </table:table-cell>
          <table:table-cell/>
          <table:table-cell table:style-name="ce3" office:value-type="string">
            <text:p>время</text:p>
          </table:table-cell>
          <table:table-cell table:style-name="ce13" office:value-type="string">
            <text:p>V батареи.</text:p>
          </table:table-cell>
          <table:table-cell/>
          <table:table-cell table:style-name="ce3" office:value-type="string">
            <text:p>время</text:p>
          </table:table-cell>
          <table:table-cell table:style-name="ce13" office:value-type="string">
            <text:p>V батареи.</text:p>
          </table:table-cell>
        </table:table-row>
        <table:table-row table:style-name="ro1">
          <table:table-cell/>
          <table:table-cell table:style-name="ce28" office:value-type="time" office:time-value="PT44H06M00S">
            <text:p>20:06:00</text:p>
          </table:table-cell>
          <table:table-cell table:style-name="ce9" office:value-type="float" office:value="3.44">
            <text:p>3,44</text:p>
          </table:table-cell>
          <table:table-cell table:style-name="ce14" office:value-type="float" office:value="0">
            <text:p>0,00</text:p>
          </table:table-cell>
          <table:table-cell/>
          <table:table-cell table:style-name="ce31" office:value-type="time" office:time-value="PT00H00M00S">
            <text:p>00:00:00</text:p>
          </table:table-cell>
          <table:table-cell table:style-name="ce26" office:value-type="float" office:value="4.09">
            <text:p>4,09</text:p>
          </table:table-cell>
          <table:table-cell table:style-name="ce33" office:value-type="date" office:date-value="2016-11-19T10:00:00">
            <text:p>19.11.16 10:00</text:p>
          </table:table-cell>
          <table:table-cell table:style-name="ce22" table:formula="of:=[.H3]-[.$H$3]" office:value-type="time" office:time-value="PT00H00M00S">
            <text:p>00:00</text:p>
          </table:table-cell>
          <table:table-cell table:style-name="ce25" office:value-type="float" office:value="4.09">
            <text:p>4,09</text:p>
          </table:table-cell>
          <table:table-cell table:style-name="ce1" office:value-type="date" office:date-value="2016-11-22T01:00:00">
            <text:p>22.11.16 01:00</text:p>
          </table:table-cell>
          <table:table-cell table:style-name="ce23" table:formula="of:=[.K3]-[.$K$3]" office:value-type="time" office:time-value="PT00H00M00S">
            <text:p>00:00</text:p>
          </table:table-cell>
          <table:table-cell table:style-name="ce25" office:value-type="float" office:value="4.1">
            <text:p>4,10</text:p>
          </table:table-cell>
        </table:table-row>
        <table:table-row table:style-name="ro1">
          <table:table-cell/>
          <table:table-cell table:style-name="ce29" office:value-type="time" office:time-value="PT00H00M10S">
            <text:p>00:00:10</text:p>
          </table:table-cell>
          <table:table-cell table:style-name="ce10" office:value-type="float" office:value="3.89">
            <text:p>3,89</text:p>
          </table:table-cell>
          <table:table-cell table:style-name="ce15" office:value-type="float" office:value="4.16">
            <text:p>4,16</text:p>
          </table:table-cell>
          <table:table-cell/>
          <table:table-cell table:style-name="ce31" office:value-type="time" office:time-value="PT00H13M00S">
            <text:p>00:13:00</text:p>
          </table:table-cell>
          <table:table-cell table:style-name="ce26" office:value-type="float" office:value="4.07">
            <text:p>4,07</text:p>
          </table:table-cell>
          <table:table-cell table:style-name="ce33" office:value-type="date" office:date-value="2016-11-19T10:30:00">
            <text:p>19.11.16 10:30</text:p>
          </table:table-cell>
          <table:table-cell table:style-name="ce23" table:formula="of:=[.H4]-[.$H$3]" office:value-type="time" office:time-value="PT00H30M00S">
            <text:p>00:30</text:p>
          </table:table-cell>
          <table:table-cell table:style-name="ce26" office:value-type="float" office:value="4.06">
            <text:p>4,06</text:p>
          </table:table-cell>
          <table:table-cell table:style-name="ce1" office:value-type="date" office:date-value="2016-11-22T01:10:00">
            <text:p>22.11.16 01:10</text:p>
          </table:table-cell>
          <table:table-cell table:style-name="ce23" table:formula="of:=[.K4]-[.$K$3]" office:value-type="time" office:time-value="PT00H10M00S">
            <text:p>00:10</text:p>
          </table:table-cell>
          <table:table-cell table:style-name="ce26" office:value-type="float" office:value="4.08">
            <text:p>4,08</text:p>
          </table:table-cell>
        </table:table-row>
        <table:table-row table:style-name="ro1">
          <table:table-cell/>
          <table:table-cell table:style-name="ce29" office:value-type="time" office:time-value="PT00H00M20S">
            <text:p>00:00:20</text:p>
          </table:table-cell>
          <table:table-cell table:style-name="ce10" office:value-type="float" office:value="3.96">
            <text:p>3,96</text:p>
          </table:table-cell>
          <table:table-cell table:style-name="ce15" office:value-type="float" office:value="4.19">
            <text:p>4,19</text:p>
          </table:table-cell>
          <table:table-cell/>
          <table:table-cell table:style-name="ce31" office:value-type="time" office:time-value="PT00H43M00S">
            <text:p>00:43:00</text:p>
          </table:table-cell>
          <table:table-cell table:style-name="ce26" office:value-type="float" office:value="4.04">
            <text:p>4,04</text:p>
          </table:table-cell>
          <table:table-cell table:style-name="ce33" office:value-type="date" office:date-value="2016-11-19T10:45:00">
            <text:p>19.11.16 10:45</text:p>
          </table:table-cell>
          <table:table-cell table:style-name="ce23" table:formula="of:=[.H5]-[.$H$3]" office:value-type="time" office:time-value="PT00H45M00S">
            <text:p>00:45</text:p>
          </table:table-cell>
          <table:table-cell table:style-name="ce26" office:value-type="float" office:value="4.04">
            <text:p>4,04</text:p>
          </table:table-cell>
          <table:table-cell table:style-name="ce1" office:value-type="date" office:date-value="2016-11-22T01:20:00">
            <text:p>22.11.16 01:20</text:p>
          </table:table-cell>
          <table:table-cell table:style-name="ce23" table:formula="of:=[.K5]-[.$K$3]" office:value-type="time" office:time-value="PT00H20M00S">
            <text:p>00:20</text:p>
          </table:table-cell>
          <table:table-cell table:style-name="ce26" office:value-type="float" office:value="4.06">
            <text:p>4,06</text:p>
          </table:table-cell>
        </table:table-row>
        <table:table-row table:style-name="ro1">
          <table:table-cell/>
          <table:table-cell table:style-name="ce29" office:value-type="time" office:time-value="PT00H00M50S">
            <text:p>00:00:50</text:p>
          </table:table-cell>
          <table:table-cell table:style-name="ce10" office:value-type="float" office:value="3.98">
            <text:p>3,98</text:p>
          </table:table-cell>
          <table:table-cell table:style-name="ce15" office:value-type="float" office:value="4.2">
            <text:p>4,20</text:p>
          </table:table-cell>
          <table:table-cell/>
          <table:table-cell table:style-name="ce31" office:value-type="time" office:time-value="PT01H43M00S">
            <text:p>01:43:00</text:p>
          </table:table-cell>
          <table:table-cell table:style-name="ce26" office:value-type="float" office:value="4.03">
            <text:p>4,03</text:p>
          </table:table-cell>
          <table:table-cell table:style-name="ce33" office:value-type="date" office:date-value="2016-11-19T11:00:00">
            <text:p>19.11.16 11:00</text:p>
          </table:table-cell>
          <table:table-cell table:style-name="ce23" table:formula="of:=[.H6]-[.$H$3]" office:value-type="time" office:time-value="PT01H00M00S">
            <text:p>01:00</text:p>
          </table:table-cell>
          <table:table-cell table:style-name="ce26" office:value-type="float" office:value="4.03">
            <text:p>4,03</text:p>
          </table:table-cell>
          <table:table-cell table:style-name="ce1" office:value-type="date" office:date-value="2016-11-22T01:30:00">
            <text:p>22.11.16 01:30</text:p>
          </table:table-cell>
          <table:table-cell table:style-name="ce23" table:formula="of:=[.K6]-[.$K$3]" office:value-type="time" office:time-value="PT00H30M00S">
            <text:p>00:30</text:p>
          </table:table-cell>
          <table:table-cell table:style-name="ce26" office:value-type="float" office:value="4.05">
            <text:p>4,05</text:p>
          </table:table-cell>
        </table:table-row>
        <table:table-row table:style-name="ro1">
          <table:table-cell/>
          <table:table-cell table:style-name="ce29" office:value-type="time" office:time-value="PT00H01M10S">
            <text:p>00:01:10</text:p>
          </table:table-cell>
          <table:table-cell table:style-name="ce10" office:value-type="float" office:value="3.99">
            <text:p>3,99</text:p>
          </table:table-cell>
          <table:table-cell table:style-name="ce15" office:value-type="float" office:value="4.24">
            <text:p>4,24</text:p>
          </table:table-cell>
          <table:table-cell/>
          <table:table-cell table:style-name="ce31" office:value-type="time" office:time-value="PT02H43M00S">
            <text:p>02:43:00</text:p>
          </table:table-cell>
          <table:table-cell table:style-name="ce26" office:value-type="float" office:value="4.01">
            <text:p>4,01</text:p>
          </table:table-cell>
          <table:table-cell table:style-name="ce33" office:value-type="date" office:date-value="2016-11-19T12:47:00">
            <text:p>19.11.16 12:47</text:p>
          </table:table-cell>
          <table:table-cell table:style-name="ce23" table:formula="of:=[.H7]-[.$H$3]" office:value-type="time" office:time-value="PT02H47M00S">
            <text:p>02:47</text:p>
          </table:table-cell>
          <table:table-cell table:style-name="ce26" office:value-type="float" office:value="3.97">
            <text:p>3,97</text:p>
          </table:table-cell>
          <table:table-cell table:style-name="ce1" office:value-type="date" office:date-value="2016-11-22T01:46:00">
            <text:p>22.11.16 01:46</text:p>
          </table:table-cell>
          <table:table-cell table:style-name="ce23" table:formula="of:=[.K7]-[.$K$3]" office:value-type="time" office:time-value="PT00H46M00S">
            <text:p>00:46</text:p>
          </table:table-cell>
          <table:table-cell table:style-name="ce26" office:value-type="float" office:value="4.04">
            <text:p>4,04</text:p>
          </table:table-cell>
        </table:table-row>
        <table:table-row table:style-name="ro1">
          <table:table-cell/>
          <table:table-cell table:style-name="ce29" office:value-type="time" office:time-value="PT00H01M30S">
            <text:p>00:01:30</text:p>
          </table:table-cell>
          <table:table-cell table:style-name="ce10" office:value-type="float" office:value="4.01">
            <text:p>4,01</text:p>
          </table:table-cell>
          <table:table-cell table:style-name="ce15" office:value-type="float" office:value="4.25">
            <text:p>4,25</text:p>
          </table:table-cell>
          <table:table-cell/>
          <table:table-cell table:style-name="ce31" office:value-type="time" office:time-value="PT07H10M00S">
            <text:p>07:10:00</text:p>
          </table:table-cell>
          <table:table-cell table:style-name="ce26" office:value-type="float" office:value="3.92">
            <text:p>3,92</text:p>
          </table:table-cell>
          <table:table-cell table:style-name="ce33" office:value-type="date" office:date-value="2016-11-19T14:16:00">
            <text:p>19.11.16 14:16</text:p>
          </table:table-cell>
          <table:table-cell table:style-name="ce23" table:formula="of:=[.H8]-[.$H$3]" office:value-type="time" office:time-value="PT04H16M00S">
            <text:p>04:16</text:p>
          </table:table-cell>
          <table:table-cell table:style-name="ce26" office:value-type="float" office:value="3.93">
            <text:p>3,93</text:p>
          </table:table-cell>
          <table:table-cell table:style-name="ce1" office:value-type="date" office:date-value="2016-11-22T02:00:00">
            <text:p>22.11.16 02:00</text:p>
          </table:table-cell>
          <table:table-cell table:style-name="ce23" table:formula="of:=[.K8]-[.$K$3]" office:value-type="time" office:time-value="PT01H00M00S">
            <text:p>01:00</text:p>
          </table:table-cell>
          <table:table-cell table:style-name="ce26" office:value-type="float" office:value="4.04">
            <text:p>4,04</text:p>
          </table:table-cell>
        </table:table-row>
        <table:table-row table:style-name="ro1">
          <table:table-cell/>
          <table:table-cell table:style-name="ce29" office:value-type="time" office:time-value="PT00H02M00S">
            <text:p>00:02:00</text:p>
          </table:table-cell>
          <table:table-cell table:style-name="ce10" office:value-type="float" office:value="4.03">
            <text:p>4,03</text:p>
          </table:table-cell>
          <table:table-cell table:style-name="ce15" office:value-type="float" office:value="4.27">
            <text:p>4,27</text:p>
          </table:table-cell>
          <table:table-cell/>
          <table:table-cell table:style-name="ce31" office:value-type="time" office:time-value="PT09H15M00S">
            <text:p>09:15:00</text:p>
          </table:table-cell>
          <table:table-cell table:style-name="ce26" office:value-type="float" office:value="3.88">
            <text:p>3,88</text:p>
          </table:table-cell>
          <table:table-cell table:style-name="ce33" office:value-type="date" office:date-value="2016-11-19T15:34:00">
            <text:p>19.11.16 15:34</text:p>
          </table:table-cell>
          <table:table-cell table:style-name="ce23" table:formula="of:=[.H9]-[.$H$3]" office:value-type="time" office:time-value="PT05H34M00S">
            <text:p>05:34</text:p>
          </table:table-cell>
          <table:table-cell table:style-name="ce26" office:value-type="float" office:value="3.9">
            <text:p>3,90</text:p>
          </table:table-cell>
          <table:table-cell table:style-name="ce1" office:value-type="date" office:date-value="2016-11-22T02:30:00">
            <text:p>22.11.16 02:30</text:p>
          </table:table-cell>
          <table:table-cell table:style-name="ce23" table:formula="of:=[.K9]-[.$K$3]" office:value-type="time" office:time-value="PT01H30M00S">
            <text:p>01:30</text:p>
          </table:table-cell>
          <table:table-cell table:style-name="ce26" office:value-type="float" office:value="4.02">
            <text:p>4,02</text:p>
          </table:table-cell>
        </table:table-row>
        <table:table-row table:style-name="ro1">
          <table:table-cell/>
          <table:table-cell table:style-name="ce29" office:value-type="time" office:time-value="PT00H03M00S">
            <text:p>00:03:00</text:p>
          </table:table-cell>
          <table:table-cell table:style-name="ce10" office:value-type="float" office:value="4.04">
            <text:p>4,04</text:p>
          </table:table-cell>
          <table:table-cell table:style-name="ce15" office:value-type="float" office:value="4.28">
            <text:p>4,28</text:p>
          </table:table-cell>
          <table:table-cell/>
          <table:table-cell table:style-name="ce31" office:value-type="time" office:time-value="PT11H39M00S">
            <text:p>11:39:00</text:p>
          </table:table-cell>
          <table:table-cell table:style-name="ce26" office:value-type="float" office:value="3.84">
            <text:p>3,84</text:p>
          </table:table-cell>
          <table:table-cell table:style-name="ce33" office:value-type="date" office:date-value="2016-11-19T17:38:00">
            <text:p>19.11.16 17:38</text:p>
          </table:table-cell>
          <table:table-cell table:style-name="ce23" table:formula="of:=[.H10]-[.$H$3]" office:value-type="time" office:time-value="PT07H38M00S">
            <text:p>07:38</text:p>
          </table:table-cell>
          <table:table-cell table:style-name="ce26" office:value-type="float" office:value="3.84">
            <text:p>3,84</text:p>
          </table:table-cell>
          <table:table-cell table:style-name="ce1" office:value-type="date" office:date-value="2016-11-22T03:00:00">
            <text:p>22.11.16 03:00</text:p>
          </table:table-cell>
          <table:table-cell table:style-name="ce23" table:formula="of:=[.K10]-[.$K$3]" office:value-type="time" office:time-value="PT02H00M00S">
            <text:p>02:00</text:p>
          </table:table-cell>
          <table:table-cell table:style-name="ce26" office:value-type="float" office:value="4.01">
            <text:p>4,01</text:p>
          </table:table-cell>
        </table:table-row>
        <table:table-row table:style-name="ro1">
          <table:table-cell/>
          <table:table-cell table:style-name="ce29" office:value-type="time" office:time-value="PT00H05M00S">
            <text:p>00:05:00</text:p>
          </table:table-cell>
          <table:table-cell table:style-name="ce10" office:value-type="float" office:value="4.05">
            <text:p>4,05</text:p>
          </table:table-cell>
          <table:table-cell table:style-name="ce15" office:value-type="float" office:value="4.3">
            <text:p>4,30</text:p>
          </table:table-cell>
          <table:table-cell/>
          <table:table-cell table:style-name="ce31" office:value-type="time" office:time-value="PT22H07M00S">
            <text:p>22:07:00</text:p>
          </table:table-cell>
          <table:table-cell table:style-name="ce26" office:value-type="float" office:value="3.75">
            <text:p>3,75</text:p>
          </table:table-cell>
          <table:table-cell table:style-name="ce33" office:value-type="date" office:date-value="2016-11-19T20:54:00">
            <text:p>19.11.16 20:54</text:p>
          </table:table-cell>
          <table:table-cell table:style-name="ce23" table:formula="of:=[.H11]-[.$H$3]" office:value-type="time" office:time-value="PT10H54M00S">
            <text:p>10:54</text:p>
          </table:table-cell>
          <table:table-cell table:style-name="ce26" office:value-type="float" office:value="3.79">
            <text:p>3,79</text:p>
          </table:table-cell>
          <table:table-cell table:style-name="ce1" office:value-type="date" office:date-value="2016-11-22T04:30:00">
            <text:p>22.11.16 04:30</text:p>
          </table:table-cell>
          <table:table-cell table:style-name="ce23" table:formula="of:=[.K11]-[.$K$3]" office:value-type="time" office:time-value="PT03H30M00S">
            <text:p>03:30</text:p>
          </table:table-cell>
          <table:table-cell table:style-name="ce26" office:value-type="float" office:value="3.97">
            <text:p>3,97</text:p>
          </table:table-cell>
        </table:table-row>
        <table:table-row table:style-name="ro1">
          <table:table-cell/>
          <table:table-cell table:style-name="ce29" office:value-type="time" office:time-value="PT00H07M30S">
            <text:p>00:07:30</text:p>
          </table:table-cell>
          <table:table-cell table:style-name="ce10" office:value-type="float" office:value="4.08">
            <text:p>4,08</text:p>
          </table:table-cell>
          <table:table-cell table:style-name="ce15" office:value-type="float" office:value="4.32">
            <text:p>4,32</text:p>
          </table:table-cell>
          <table:table-cell/>
          <table:table-cell table:style-name="ce31" office:value-type="time" office:time-value="PT26H31M00S">
            <text:p>26:31:00</text:p>
          </table:table-cell>
          <table:table-cell table:style-name="ce26" office:value-type="float" office:value="3.74">
            <text:p>3,74</text:p>
          </table:table-cell>
          <table:table-cell table:style-name="ce33" office:value-type="date" office:date-value="2016-11-19T22:36:00">
            <text:p>19.11.16 22:36</text:p>
          </table:table-cell>
          <table:table-cell table:style-name="ce23" table:formula="of:=[.H12]-[.$H$3]" office:value-type="time" office:time-value="PT12H36M00S">
            <text:p>12:36</text:p>
          </table:table-cell>
          <table:table-cell table:style-name="ce26" office:value-type="float" office:value="3.77">
            <text:p>3,77</text:p>
          </table:table-cell>
          <table:table-cell table:style-name="ce1" office:value-type="date" office:date-value="2016-11-22T06:44:00">
            <text:p>22.11.16 06:44</text:p>
          </table:table-cell>
          <table:table-cell table:style-name="ce23" table:formula="of:=[.K12]-[.$K$3]" office:value-type="time" office:time-value="PT05H44M00S">
            <text:p>05:44</text:p>
          </table:table-cell>
          <table:table-cell table:style-name="ce26" office:value-type="float" office:value="3.96">
            <text:p>3,96</text:p>
          </table:table-cell>
        </table:table-row>
        <table:table-row table:style-name="ro1">
          <table:table-cell/>
          <table:table-cell table:style-name="ce29" office:value-type="time" office:time-value="PT00H10M00S">
            <text:p>00:10:00</text:p>
          </table:table-cell>
          <table:table-cell table:style-name="ce10" office:value-type="float" office:value="4.11">
            <text:p>4,11</text:p>
          </table:table-cell>
          <table:table-cell table:style-name="ce15" office:value-type="float" office:value="4.35">
            <text:p>4,35</text:p>
          </table:table-cell>
          <table:table-cell/>
          <table:table-cell table:style-name="ce31" office:value-type="time" office:time-value="PT32H55M00S">
            <text:p>32:55:00</text:p>
          </table:table-cell>
          <table:table-cell table:style-name="ce26" office:value-type="float" office:value="3.71">
            <text:p>3,71</text:p>
          </table:table-cell>
          <table:table-cell table:style-name="ce33" office:value-type="date" office:date-value="2016-11-19T23:33:00">
            <text:p>19.11.16 23:33</text:p>
          </table:table-cell>
          <table:table-cell table:style-name="ce23" table:formula="of:=[.H13]-[.$H$3]" office:value-type="time" office:time-value="PT13H33M00S">
            <text:p>13:33</text:p>
          </table:table-cell>
          <table:table-cell table:style-name="ce26" office:value-type="float" office:value="3.76">
            <text:p>3,76</text:p>
          </table:table-cell>
          <table:table-cell table:style-name="ce1" office:value-type="date" office:date-value="2016-11-22T07:13:00">
            <text:p>22.11.16 07:13</text:p>
          </table:table-cell>
          <table:table-cell table:style-name="ce23" table:formula="of:=[.K13]-[.$K$3]" office:value-type="time" office:time-value="PT06H13M00S">
            <text:p>06:13</text:p>
          </table:table-cell>
          <table:table-cell table:style-name="ce26" office:value-type="float" office:value="3.96">
            <text:p>3,96</text:p>
          </table:table-cell>
        </table:table-row>
        <table:table-row table:style-name="ro1">
          <table:table-cell/>
          <table:table-cell table:style-name="ce29" office:value-type="time" office:time-value="PT00H15M00S">
            <text:p>00:15:00</text:p>
          </table:table-cell>
          <table:table-cell table:style-name="ce10" office:value-type="float" office:value="4.11">
            <text:p>4,11</text:p>
          </table:table-cell>
          <table:table-cell table:style-name="ce15" office:value-type="float" office:value="4.78">
            <text:p>4,78</text:p>
          </table:table-cell>
          <table:table-cell/>
          <table:table-cell table:style-name="ce31" office:value-type="time" office:time-value="PT36H15M00S">
            <text:p>36:15:00</text:p>
          </table:table-cell>
          <table:table-cell table:style-name="ce26" office:value-type="float" office:value="3.69">
            <text:p>3,69</text:p>
          </table:table-cell>
          <table:table-cell table:style-name="ce33" office:value-type="date" office:date-value="2016-11-20T04:40:00">
            <text:p>20.11.16 04:40</text:p>
          </table:table-cell>
          <table:table-cell table:style-name="ce23" table:formula="of:=[.H14]-[.$H$3]" office:value-type="time" office:time-value="PT18H40M00S">
            <text:p>18:40</text:p>
          </table:table-cell>
          <table:table-cell table:style-name="ce26" office:value-type="float" office:value="3.72">
            <text:p>3,72</text:p>
          </table:table-cell>
          <table:table-cell table:style-name="ce1" office:value-type="date" office:date-value="2016-11-22T08:56:00">
            <text:p>22.11.16 08:56</text:p>
          </table:table-cell>
          <table:table-cell table:style-name="ce23" table:formula="of:=[.K14]-[.$K$3]" office:value-type="time" office:time-value="PT07H56M00S">
            <text:p>07:56</text:p>
          </table:table-cell>
          <table:table-cell table:style-name="ce26" office:value-type="float" office:value="3.94">
            <text:p>3,94</text:p>
          </table:table-cell>
        </table:table-row>
        <table:table-row table:style-name="ro1">
          <table:table-cell/>
          <table:table-cell table:style-name="ce29" office:value-type="time" office:time-value="PT00H20M00S">
            <text:p>00:20:00</text:p>
          </table:table-cell>
          <table:table-cell table:style-name="ce10" office:value-type="float" office:value="4.11">
            <text:p>4,11</text:p>
          </table:table-cell>
          <table:table-cell table:style-name="ce15" office:value-type="float" office:value="4.82">
            <text:p>4,82</text:p>
          </table:table-cell>
          <table:table-cell/>
          <table:table-cell table:style-name="ce31" office:value-type="time" office:time-value="PT39H59M00S">
            <text:p>39:59:00</text:p>
          </table:table-cell>
          <table:table-cell table:style-name="ce26" office:value-type="float" office:value="3.64">
            <text:p>3,64</text:p>
          </table:table-cell>
          <table:table-cell table:style-name="ce33" office:value-type="date" office:date-value="2016-11-20T05:38:00">
            <text:p>20.11.16 05:38</text:p>
          </table:table-cell>
          <table:table-cell table:style-name="ce23" table:formula="of:=[.H15]-[.$H$3]" office:value-type="time" office:time-value="PT19H38M00S">
            <text:p>19:38</text:p>
          </table:table-cell>
          <table:table-cell table:style-name="ce26" office:value-type="float" office:value="3.7">
            <text:p>3,70</text:p>
          </table:table-cell>
          <table:table-cell table:style-name="ce1" office:value-type="date" office:date-value="2016-11-22T10:05:00">
            <text:p>22.11.16 10:05</text:p>
          </table:table-cell>
          <table:table-cell table:style-name="ce23" table:formula="of:=[.K15]-[.$K$3]" office:value-type="time" office:time-value="PT09H05M00S">
            <text:p>09:05</text:p>
          </table:table-cell>
          <table:table-cell table:style-name="ce26" office:value-type="float" office:value="3.93">
            <text:p>3,93</text:p>
          </table:table-cell>
        </table:table-row>
        <table:table-row table:style-name="ro1">
          <table:table-cell/>
          <table:table-cell table:style-name="ce29" office:value-type="time" office:time-value="PT00H25M00S">
            <text:p>00:25:00</text:p>
          </table:table-cell>
          <table:table-cell table:style-name="ce10" office:value-type="float" office:value="4.11">
            <text:p>4,11</text:p>
          </table:table-cell>
          <table:table-cell table:style-name="ce15" office:value-type="float" office:value="4.84">
            <text:p>4,84</text:p>
          </table:table-cell>
          <table:table-cell/>
          <table:table-cell table:style-name="ce31" office:value-type="time" office:time-value="PT42H30M00S">
            <text:p>42:30:00</text:p>
          </table:table-cell>
          <table:table-cell table:style-name="ce26" office:value-type="float" office:value="3.61">
            <text:p>3,61</text:p>
          </table:table-cell>
          <table:table-cell table:style-name="ce33" office:value-type="date" office:date-value="2016-11-20T08:50:00">
            <text:p>20.11.16 08:50</text:p>
          </table:table-cell>
          <table:table-cell table:style-name="ce23" table:formula="of:=[.H16]-[.$H$3]" office:value-type="time" office:time-value="PT22H50M00S">
            <text:p>22:50</text:p>
          </table:table-cell>
          <table:table-cell table:style-name="ce26" office:value-type="float" office:value="3.65">
            <text:p>3,65</text:p>
          </table:table-cell>
          <table:table-cell table:style-name="ce1" office:value-type="date" office:date-value="2016-11-22T12:10:00">
            <text:p>22.11.16 12:10</text:p>
          </table:table-cell>
          <table:table-cell table:style-name="ce23" table:formula="of:=[.K16]-[.$K$3]" office:value-type="time" office:time-value="PT11H10M00S">
            <text:p>11:10</text:p>
          </table:table-cell>
          <table:table-cell table:style-name="ce26" office:value-type="float" office:value="3.91">
            <text:p>3,91</text:p>
          </table:table-cell>
        </table:table-row>
        <table:table-row table:style-name="ro1">
          <table:table-cell/>
          <table:table-cell table:style-name="ce29" office:value-type="time" office:time-value="PT00H30M00S">
            <text:p>00:30:00</text:p>
          </table:table-cell>
          <table:table-cell table:style-name="ce10" office:value-type="float" office:value="4.11">
            <text:p>4,11</text:p>
          </table:table-cell>
          <table:table-cell table:style-name="ce15" office:value-type="float" office:value="4.86">
            <text:p>4,86</text:p>
          </table:table-cell>
          <table:table-cell/>
          <table:table-cell table:style-name="ce31" office:value-type="time" office:time-value="PT46H32M00S">
            <text:p>46:32:00</text:p>
          </table:table-cell>
          <table:table-cell table:style-name="ce26" office:value-type="float" office:value="3.48">
            <text:p>3,48</text:p>
          </table:table-cell>
          <table:table-cell table:style-name="ce33" office:value-type="date" office:date-value="2016-11-20T09:35:00">
            <text:p>20.11.16 09:35</text:p>
          </table:table-cell>
          <table:table-cell table:style-name="ce23" table:formula="of:=[.H17]-[.$H$3]" office:value-type="time" office:time-value="PT23H35M00S">
            <text:p>23:35</text:p>
          </table:table-cell>
          <table:table-cell table:style-name="ce26" office:value-type="float" office:value="3.63">
            <text:p>3,63</text:p>
          </table:table-cell>
          <table:table-cell table:style-name="ce1" office:value-type="date" office:date-value="2016-11-22T13:11:00">
            <text:p>22.11.16 13:11</text:p>
          </table:table-cell>
          <table:table-cell table:style-name="ce23" table:formula="of:=[.K17]-[.$K$3]" office:value-type="time" office:time-value="PT12H11M00S">
            <text:p>12:11</text:p>
          </table:table-cell>
          <table:table-cell table:style-name="ce26" office:value-type="float" office:value="3.88">
            <text:p>3,88</text:p>
          </table:table-cell>
        </table:table-row>
        <table:table-row table:style-name="ro1">
          <table:table-cell/>
          <table:table-cell table:style-name="ce29" office:value-type="time" office:time-value="PT00H40M00S">
            <text:p>00:40:00</text:p>
          </table:table-cell>
          <table:table-cell table:style-name="ce10" office:value-type="float" office:value="4.12">
            <text:p>4,12</text:p>
          </table:table-cell>
          <table:table-cell table:style-name="ce15" office:value-type="float" office:value="4.88">
            <text:p>4,88</text:p>
          </table:table-cell>
          <table:table-cell/>
          <table:table-cell table:style-name="ce31" office:value-type="time" office:time-value="PT48H07M00S">
            <text:p>48:07:00</text:p>
          </table:table-cell>
          <table:table-cell table:style-name="ce26" office:value-type="float" office:value="3.38">
            <text:p>3,38</text:p>
          </table:table-cell>
          <table:table-cell table:style-name="ce33" office:value-type="date" office:date-value="2016-11-20T10:54:00">
            <text:p>20.11.16 10:54</text:p>
          </table:table-cell>
          <table:table-cell table:style-name="ce23" table:formula="of:=[.H18]-[.$H$3]" office:value-type="time" office:time-value="PT24H54M00S">
            <text:p>24:54</text:p>
          </table:table-cell>
          <table:table-cell table:style-name="ce26" office:value-type="float" office:value="3.58">
            <text:p>3,58</text:p>
          </table:table-cell>
          <table:table-cell table:style-name="ce1" office:value-type="date" office:date-value="2016-11-22T14:11:00">
            <text:p>22.11.16 14:11</text:p>
          </table:table-cell>
          <table:table-cell table:style-name="ce23" table:formula="of:=[.K18]-[.$K$3]" office:value-type="time" office:time-value="PT13H11M00S">
            <text:p>13:11</text:p>
          </table:table-cell>
          <table:table-cell table:style-name="ce26" office:value-type="float" office:value="3.86">
            <text:p>3,86</text:p>
          </table:table-cell>
        </table:table-row>
        <table:table-row table:style-name="ro1">
          <table:table-cell/>
          <table:table-cell table:style-name="ce29" office:value-type="time" office:time-value="PT00H50M00S">
            <text:p>00:50:00</text:p>
          </table:table-cell>
          <table:table-cell table:style-name="ce10" office:value-type="float" office:value="4.13">
            <text:p>4,13</text:p>
          </table:table-cell>
          <table:table-cell table:style-name="ce15" office:value-type="float" office:value="4.9">
            <text:p>4,90</text:p>
          </table:table-cell>
          <table:table-cell/>
          <table:table-cell table:style-name="ce31" office:value-type="time" office:time-value="PT50H10M00S">
            <text:p>50:10:00</text:p>
          </table:table-cell>
          <table:table-cell table:style-name="ce26" office:value-type="float" office:value="3.32">
            <text:p>3,32</text:p>
          </table:table-cell>
          <table:table-cell table:style-name="ce33" office:value-type="date" office:date-value="2016-11-20T11:24:00.000001">
            <text:p>20.11.16 11:24</text:p>
          </table:table-cell>
          <table:table-cell table:style-name="ce23" table:formula="of:=[.H19]-[.$H$3]" office:value-type="time" office:time-value="PT25H24M00S">
            <text:p>25:24</text:p>
          </table:table-cell>
          <table:table-cell table:style-name="ce26" office:value-type="float" office:value="3.56">
            <text:p>3,56</text:p>
          </table:table-cell>
          <table:table-cell table:style-name="ce1" office:value-type="date" office:date-value="2016-11-22T15:22:00">
            <text:p>22.11.16 15:22</text:p>
          </table:table-cell>
          <table:table-cell table:style-name="ce23" table:formula="of:=[.K19]-[.$K$3]" office:value-type="time" office:time-value="PT14H22M00S">
            <text:p>14:22</text:p>
          </table:table-cell>
          <table:table-cell table:style-name="ce26" office:value-type="float" office:value="3.82">
            <text:p>3,82</text:p>
          </table:table-cell>
        </table:table-row>
        <table:table-row table:style-name="ro1">
          <table:table-cell/>
          <table:table-cell table:style-name="ce29" office:value-type="time" office:time-value="PT01H00M00S">
            <text:p>01:00:00</text:p>
          </table:table-cell>
          <table:table-cell table:style-name="ce10" office:value-type="float" office:value="4.13">
            <text:p>4,13</text:p>
          </table:table-cell>
          <table:table-cell table:style-name="ce15" office:value-type="float" office:value="4.92">
            <text:p>4,92</text:p>
          </table:table-cell>
          <table:table-cell/>
          <table:table-cell table:style-name="ce31" office:value-type="time" office:time-value="PT50H51M00S">
            <text:p>50:51:00</text:p>
          </table:table-cell>
          <table:table-cell table:style-name="ce26" office:value-type="float" office:value="3.28">
            <text:p>3,28</text:p>
          </table:table-cell>
          <table:table-cell table:style-name="ce33" office:value-type="date" office:date-value="2016-11-20T12:52:00">
            <text:p>20.11.16 12:52</text:p>
          </table:table-cell>
          <table:table-cell table:style-name="ce23" table:formula="of:=[.H20]-[.$H$3]" office:value-type="time" office:time-value="PT26H52M00S">
            <text:p>26:52</text:p>
          </table:table-cell>
          <table:table-cell table:style-name="ce26" office:value-type="float" office:value="3.52">
            <text:p>3,52</text:p>
          </table:table-cell>
          <table:table-cell table:style-name="ce1" office:value-type="date" office:date-value="2016-11-22T16:49:00">
            <text:p>22.11.16 16:49</text:p>
          </table:table-cell>
          <table:table-cell table:style-name="ce23" table:formula="of:=[.K20]-[.$K$3]" office:value-type="time" office:time-value="PT15H49M00S">
            <text:p>15:49</text:p>
          </table:table-cell>
          <table:table-cell table:style-name="ce26" office:value-type="float" office:value="3.79">
            <text:p>3,79</text:p>
          </table:table-cell>
        </table:table-row>
        <table:table-row table:style-name="ro1">
          <table:table-cell/>
          <table:table-cell table:style-name="ce29" office:value-type="time" office:time-value="PT01H20M00S">
            <text:p>01:20:00</text:p>
          </table:table-cell>
          <table:table-cell table:style-name="ce10" office:value-type="float" office:value="4.13">
            <text:p>4,13</text:p>
          </table:table-cell>
          <table:table-cell table:style-name="ce15" office:value-type="float" office:value="4.9">
            <text:p>4,90</text:p>
          </table:table-cell>
          <table:table-cell/>
          <table:table-cell table:style-name="ce32" office:value-type="time" office:time-value="PT53H30M00S">
            <text:p>53:30:00</text:p>
          </table:table-cell>
          <table:table-cell table:style-name="ce27" office:value-type="float" office:value="2.95">
            <text:p>2,95</text:p>
          </table:table-cell>
          <table:table-cell table:style-name="ce33" office:value-type="date" office:date-value="2016-11-20T13:31:00">
            <text:p>20.11.16 13:31</text:p>
          </table:table-cell>
          <table:table-cell table:style-name="ce23" table:formula="of:=[.H21]-[.$H$3]" office:value-type="time" office:time-value="PT27H31M00S">
            <text:p>27:31</text:p>
          </table:table-cell>
          <table:table-cell table:style-name="ce26" office:value-type="float" office:value="3.48">
            <text:p>3,48</text:p>
          </table:table-cell>
          <table:table-cell table:style-name="ce1" office:value-type="date" office:date-value="2016-11-22T18:15:00">
            <text:p>22.11.16 18:15</text:p>
          </table:table-cell>
          <table:table-cell table:style-name="ce23" table:formula="of:=[.K21]-[.$K$3]" office:value-type="time" office:time-value="PT17H15M00S">
            <text:p>17:15</text:p>
          </table:table-cell>
          <table:table-cell table:style-name="ce26" office:value-type="float" office:value="3.75">
            <text:p>3,75</text:p>
          </table:table-cell>
        </table:table-row>
        <table:table-row table:style-name="ro1">
          <table:table-cell/>
          <table:table-cell table:style-name="ce29" office:value-type="time" office:time-value="PT01H40M00S">
            <text:p>01:40:00</text:p>
          </table:table-cell>
          <table:table-cell table:style-name="ce10" office:value-type="float" office:value="4.14">
            <text:p>4,14</text:p>
          </table:table-cell>
          <table:table-cell table:style-name="ce15" office:value-type="float" office:value="4.9">
            <text:p>4,90</text:p>
          </table:table-cell>
          <table:table-cell table:number-columns-repeated="3"/>
          <table:table-cell table:style-name="ce33" office:value-type="date" office:date-value="2016-11-20T15:15:00">
            <text:p>20.11.16 15:15</text:p>
          </table:table-cell>
          <table:table-cell table:style-name="ce23" table:formula="of:=[.H22]-[.$H$3]" office:value-type="time" office:time-value="PT29H15M00S">
            <text:p>29:15</text:p>
          </table:table-cell>
          <table:table-cell table:style-name="ce26" office:value-type="float" office:value="3.39">
            <text:p>3,39</text:p>
          </table:table-cell>
          <table:table-cell table:style-name="ce1" office:value-type="date" office:date-value="2016-11-22T19:30:00">
            <text:p>22.11.16 19:30</text:p>
          </table:table-cell>
          <table:table-cell table:style-name="ce23" table:formula="of:=[.K22]-[.$K$3]" office:value-type="time" office:time-value="PT18H30M00S">
            <text:p>18:30</text:p>
          </table:table-cell>
          <table:table-cell table:style-name="ce26" office:value-type="float" office:value="3.72">
            <text:p>3,72</text:p>
          </table:table-cell>
        </table:table-row>
        <table:table-row table:style-name="ro1">
          <table:table-cell/>
          <table:table-cell table:style-name="ce29" office:value-type="time" office:time-value="PT02H00M00S">
            <text:p>02:00:00</text:p>
          </table:table-cell>
          <table:table-cell table:style-name="ce10" office:value-type="float" office:value="4.15">
            <text:p>4,15</text:p>
          </table:table-cell>
          <table:table-cell table:style-name="ce15" office:value-type="float" office:value="4.96">
            <text:p>4,96</text:p>
          </table:table-cell>
          <table:table-cell table:number-columns-repeated="3"/>
          <table:table-cell table:style-name="ce33" office:value-type="date" office:date-value="2016-11-20T17:06:00">
            <text:p>20.11.16 17:06</text:p>
          </table:table-cell>
          <table:table-cell table:style-name="ce23" table:formula="of:=[.H23]-[.$H$3]" office:value-type="time" office:time-value="PT31H06M00S">
            <text:p>31:06</text:p>
          </table:table-cell>
          <table:table-cell table:style-name="ce26" office:value-type="float" office:value="3.23">
            <text:p>3,23</text:p>
          </table:table-cell>
          <table:table-cell table:style-name="ce1" office:value-type="date" office:date-value="2016-11-22T20:49:00">
            <text:p>22.11.16 20:49</text:p>
          </table:table-cell>
          <table:table-cell table:style-name="ce23" table:formula="of:=[.K23]-[.$K$3]" office:value-type="time" office:time-value="PT19H49M00S">
            <text:p>19:49</text:p>
          </table:table-cell>
          <table:table-cell table:style-name="ce26" office:value-type="float" office:value="3.61">
            <text:p>3,61</text:p>
          </table:table-cell>
        </table:table-row>
        <table:table-row table:style-name="ro1">
          <table:table-cell/>
          <table:table-cell table:style-name="ce30" office:value-type="time" office:time-value="PT02H17M00S">
            <text:p>02:17:00</text:p>
          </table:table-cell>
          <table:table-cell table:style-name="ce11" office:value-type="float" office:value="4.15">
            <text:p>4,15</text:p>
          </table:table-cell>
          <table:table-cell table:style-name="ce16" office:value-type="float" office:value="4.98">
            <text:p>4,98</text:p>
          </table:table-cell>
          <table:table-cell table:number-columns-repeated="3"/>
          <table:table-cell table:style-name="ce33" office:value-type="date" office:date-value="2016-11-20T18:04:00">
            <text:p>20.11.16 18:04</text:p>
          </table:table-cell>
          <table:table-cell table:style-name="ce23" table:formula="of:=[.H24]-[.$H$3]" office:value-type="time" office:time-value="PT32H04M00S">
            <text:p>32:04</text:p>
          </table:table-cell>
          <table:table-cell table:style-name="ce26" office:value-type="float" office:value="3.12">
            <text:p>3,12</text:p>
          </table:table-cell>
          <table:table-cell table:style-name="ce1" office:value-type="date" office:date-value="2016-11-22T21:06:00">
            <text:p>22.11.16 21:06</text:p>
          </table:table-cell>
          <table:table-cell table:style-name="ce23" table:formula="of:=[.K24]-[.$K$3]" office:value-type="time" office:time-value="PT20H06M00S">
            <text:p>20:06</text:p>
          </table:table-cell>
          <table:table-cell table:style-name="ce26" office:value-type="float" office:value="3.57">
            <text:p>3,57</text:p>
          </table:table-cell>
        </table:table-row>
        <table:table-row table:style-name="ro1">
          <table:table-cell table:number-columns-repeated="7"/>
          <table:table-cell table:style-name="ce33" office:value-type="date" office:date-value="2016-11-20T19:07:00">
            <text:p>20.11.16 19:07</text:p>
          </table:table-cell>
          <table:table-cell table:style-name="ce24" table:formula="of:=[.H25]-[.$H$3]" office:value-type="time" office:time-value="PT33H07M00S">
            <text:p>33:07</text:p>
          </table:table-cell>
          <table:table-cell table:style-name="ce27" office:value-type="float" office:value="3">
            <text:p>3,00</text:p>
          </table:table-cell>
          <table:table-cell table:style-name="ce1" office:value-type="date" office:date-value="2016-11-22T22:12:00">
            <text:p>22.11.16 22:12</text:p>
          </table:table-cell>
          <table:table-cell table:style-name="ce23" table:formula="of:=[.K25]-[.$K$3]" office:value-type="time" office:time-value="PT21H12M00S">
            <text:p>21:12</text:p>
          </table:table-cell>
          <table:table-cell table:style-name="ce26" office:value-type="float" office:value="3.39">
            <text:p>3,39</text:p>
          </table:table-cell>
        </table:table-row>
        <table:table-row table:style-name="ro1">
          <table:table-cell table:number-columns-repeated="10"/>
          <table:table-cell table:style-name="ce1" office:value-type="date" office:date-value="2016-11-22T23:07:00">
            <text:p>22.11.16 23:07</text:p>
          </table:table-cell>
          <table:table-cell table:style-name="ce23" table:formula="of:=[.K26]-[.$K$3]" office:value-type="time" office:time-value="PT22H07M00S">
            <text:p>22:07</text:p>
          </table:table-cell>
          <table:table-cell table:style-name="ce26" office:value-type="float" office:value="3.17">
            <text:p>3,17</text:p>
          </table:table-cell>
        </table:table-row>
        <table:table-row table:style-name="ro1">
          <table:table-cell table:number-columns-repeated="10"/>
          <table:table-cell table:style-name="ce1" office:value-type="date" office:date-value="2016-11-22T23:45:00">
            <text:p>22.11.16 23:45</text:p>
          </table:table-cell>
          <table:table-cell table:style-name="ce24" table:formula="of:=[.K27]-[.$K$3]" office:value-type="time" office:time-value="PT22H45M00S">
            <text:p>22:45</text:p>
          </table:table-cell>
          <table:table-cell table:style-name="ce27" office:value-type="float" office:value="3">
            <text:p>3,00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>
            <draw:frame table:end-cell-address="'дохлый 1500'.K58" table:end-x="0.775cm" table:end-y="0.349cm" draw:z-index="0" draw:style-name="gr1" draw:text-style-name="P1" svg:width="20.093cm" svg:height="12.462cm" svg:x="0.001cm" svg:y="0.081cm">
              <draw:object draw:notify-on-update-of-ranges="'дохлый 1500'.B4:'дохлый 1500'.B43 'дохлый 1500'.C2:'дохлый 1500'.C2 'дохлый 1500'.C4:'дохлый 1500'.C43 'дохлый 1500'.B4:'дохлый 1500'.B24 'дохлый 1500'.D2:'дохлый 1500'.D2 'дохлый 1500'.D4:'дохлый 1500'.D2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  <table:table-cell>
            <draw:frame table:end-cell-address="'дохлый 1500'.T58" table:end-x="0.932cm" table:end-y="0.072cm" draw:z-index="1" draw:style-name="gr1" draw:text-style-name="P1" svg:width="20.117cm" svg:height="12.121cm" svg:x="1.014cm" svg:y="0.145cm">
              <draw:object draw:notify-on-update-of-ranges="'дохлый 1500'.F3:'дохлый 1500'.F21 'дохлый 1500'.F1:'дохлый 1500'.F1 'дохлый 1500'.G3:'дохлый 1500'.G21 'дохлый 1500'.I3:'дохлый 1500'.I25 'дохлый 1500'.I1:'дохлый 1500'.I1 'дохлый 1500'.J3:'дохлый 1500'.J25 'дохлый 1500'.L3:'дохлый 1500'.L27 'дохлый 1500'.L1:'дохлый 1500'.L1 'дохлый 1500'.M3:'дохлый 1500'.M2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104854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UltraFire 6000" table:style-name="ta1" table:print="false">
        <table:shapes>
          <draw:frame draw:z-index="0" draw:style-name="gr1" draw:text-style-name="P1" svg:width="17.674cm" svg:height="13.798cm" svg:x="10.409cm" svg:y="0.392cm">
            <draw:object draw:notify-on-update-of-ranges="'UltraFire 6000'.B4:'UltraFire 6000'.B32 'UltraFire 6000'.C2:'UltraFire 6000'.C2 'UltraFire 6000'.C4:'UltraFire 6000'.C32 'UltraFire 6000'.B4:'UltraFire 6000'.B32 'UltraFire 6000'.D2:'UltraFire 6000'.D2 'UltraFire 6000'.D4:'UltraFire 6000'.D32 'UltraFire 6000'.B4:'UltraFire 6000'.B32 'UltraFire 6000'.E2:'UltraFire 6000'.E2 'UltraFire 6000'.E4:'UltraFire 6000'.E32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13" table:default-cell-style-name="ce35"/>
        <table:table-column table:style-name="co11" table:default-cell-style-name="ce38"/>
        <table:table-column table:style-name="co14" table:default-cell-style-name="ce10"/>
        <table:table-column table:style-name="co15" table:default-cell-style-name="ce10"/>
        <table:table-column table:style-name="co8" table:default-cell-style-name="ce15"/>
        <table:table-row table:style-name="ro5">
          <table:table-cell table:style-name="Default"/>
          <table:table-cell table:style-name="ce36"/>
          <table:table-cell table:style-name="ce7" table:number-columns-repeated="2"/>
          <table:table-cell table:style-name="ce12"/>
        </table:table-row>
        <table:table-row table:style-name="ro2">
          <table:table-cell table:style-name="Default"/>
          <table:table-cell table:style-name="ce3" office:value-type="string">
            <text:p>время</text:p>
          </table:table-cell>
          <table:table-cell table:style-name="ce8" office:value-type="string">
            <text:p>I [A] ток</text:p>
          </table:table-cell>
          <table:table-cell table:style-name="ce8" office:value-type="string">
            <text:p>U [V] внеш.</text:p>
          </table:table-cell>
          <table:table-cell table:style-name="ce13" office:value-type="string">
            <text:p>U [V] внутр.</text:p>
          </table:table-cell>
        </table:table-row>
        <table:table-row table:style-name="ro1">
          <table:table-cell table:style-name="Default"/>
          <table:table-cell table:style-name="ce37" office:value-type="time" office:time-value="-PT13H43M00S">
            <text:p>10:17</text:p>
          </table:table-cell>
          <table:table-cell table:number-columns-repeated="2" table:style-name="ce9" office:value-type="float" office:value="0">
            <text:p>0,00</text:p>
          </table:table-cell>
          <table:table-cell table:style-name="ce14" office:value-type="float" office:value="3.22">
            <text:p>3,22</text:p>
          </table:table-cell>
        </table:table-row>
        <table:table-row table:style-name="ro1">
          <table:table-cell office:value-type="time" office:time-value="PT10H17M00S">
            <text:p>10:17</text:p>
          </table:table-cell>
          <table:table-cell table:formula="of:=[.A4]-[.$A$4]" office:value-type="time" office:time-value="PT00H00M00S">
            <text:p>00:00</text:p>
          </table:table-cell>
          <table:table-cell office:value-type="float" office:value="1.03">
            <text:p>1,03</text:p>
          </table:table-cell>
          <table:table-cell office:value-type="float" office:value="4.79">
            <text:p>4,79</text:p>
          </table:table-cell>
          <table:table-cell office:value-type="float" office:value="3.76">
            <text:p>3,76</text:p>
          </table:table-cell>
        </table:table-row>
        <table:table-row table:style-name="ro1">
          <table:table-cell office:value-type="time" office:time-value="PT10H18M00S">
            <text:p>10:18</text:p>
          </table:table-cell>
          <table:table-cell table:formula="of:=[.A5]-[.$A$4]" office:value-type="time" office:time-value="PT00H01M00S">
            <text:p>00:01</text:p>
          </table:table-cell>
          <table:table-cell office:value-type="float" office:value="0.95">
            <text:p>0,95</text:p>
          </table:table-cell>
          <table:table-cell office:value-type="float" office:value="4.81">
            <text:p>4,81</text:p>
          </table:table-cell>
          <table:table-cell office:value-type="float" office:value="3.94">
            <text:p>3,94</text:p>
          </table:table-cell>
        </table:table-row>
        <table:table-row table:style-name="ro1">
          <table:table-cell office:value-type="time" office:time-value="PT10H19M00S">
            <text:p>10:19</text:p>
          </table:table-cell>
          <table:table-cell table:formula="of:=[.A6]-[.$A$4]" office:value-type="time" office:time-value="PT00H02M00S">
            <text:p>00:02</text:p>
          </table:table-cell>
          <table:table-cell office:value-type="float" office:value="0.81">
            <text:p>0,81</text:p>
          </table:table-cell>
          <table:table-cell office:value-type="float" office:value="4.74">
            <text:p>4,74</text:p>
          </table:table-cell>
          <table:table-cell office:value-type="float" office:value="3.98">
            <text:p>3,98</text:p>
          </table:table-cell>
        </table:table-row>
        <table:table-row table:style-name="ro1">
          <table:table-cell office:value-type="time" office:time-value="PT10H20M00S">
            <text:p>10:20</text:p>
          </table:table-cell>
          <table:table-cell table:formula="of:=[.A7]-[.$A$4]" office:value-type="time" office:time-value="PT00H03M00S">
            <text:p>00:03</text:p>
          </table:table-cell>
          <table:table-cell office:value-type="float" office:value="0.78">
            <text:p>0,78</text:p>
          </table:table-cell>
          <table:table-cell office:value-type="float" office:value="4.75">
            <text:p>4,75</text:p>
          </table:table-cell>
          <table:table-cell office:value-type="float" office:value="4.03">
            <text:p>4,03</text:p>
          </table:table-cell>
        </table:table-row>
        <table:table-row table:style-name="ro1">
          <table:table-cell office:value-type="time" office:time-value="PT10H22M00S">
            <text:p>10:22</text:p>
          </table:table-cell>
          <table:table-cell table:formula="of:=[.A8]-[.$A$4]" office:value-type="time" office:time-value="PT00H05M00S">
            <text:p>00:05</text:p>
          </table:table-cell>
          <table:table-cell office:value-type="float" office:value="0.76">
            <text:p>0,76</text:p>
          </table:table-cell>
          <table:table-cell office:value-type="float" office:value="4.75">
            <text:p>4,75</text:p>
          </table:table-cell>
          <table:table-cell office:value-type="float" office:value="4.06">
            <text:p>4,06</text:p>
          </table:table-cell>
        </table:table-row>
        <table:table-row table:style-name="ro1">
          <table:table-cell office:value-type="time" office:time-value="PT10H26M00S">
            <text:p>10:26</text:p>
          </table:table-cell>
          <table:table-cell table:formula="of:=[.A9]-[.$A$4]" office:value-type="time" office:time-value="PT00H09M00S">
            <text:p>00:09</text:p>
          </table:table-cell>
          <table:table-cell office:value-type="float" office:value="0.73">
            <text:p>0,73</text:p>
          </table:table-cell>
          <table:table-cell office:value-type="float" office:value="4.75">
            <text:p>4,75</text:p>
          </table:table-cell>
          <table:table-cell office:value-type="float" office:value="4.09">
            <text:p>4,09</text:p>
          </table:table-cell>
        </table:table-row>
        <table:table-row table:style-name="ro1">
          <table:table-cell office:value-type="time" office:time-value="PT10H30M00S">
            <text:p>10:30</text:p>
          </table:table-cell>
          <table:table-cell table:formula="of:=[.A10]-[.$A$4]" office:value-type="time" office:time-value="PT00H13M00S">
            <text:p>00:13</text:p>
          </table:table-cell>
          <table:table-cell office:value-type="float" office:value="0.69">
            <text:p>0,69</text:p>
          </table:table-cell>
          <table:table-cell office:value-type="float" office:value="4.76">
            <text:p>4,76</text:p>
          </table:table-cell>
          <table:table-cell office:value-type="float" office:value="4.14">
            <text:p>4,14</text:p>
          </table:table-cell>
        </table:table-row>
        <table:table-row table:style-name="ro1">
          <table:table-cell office:value-type="time" office:time-value="PT10H32M00S">
            <text:p>10:32</text:p>
          </table:table-cell>
          <table:table-cell table:formula="of:=[.A11]-[.$A$4]" office:value-type="time" office:time-value="PT00H15M00S">
            <text:p>00:15</text:p>
          </table:table-cell>
          <table:table-cell office:value-type="float" office:value="0.68">
            <text:p>0,68</text:p>
          </table:table-cell>
          <table:table-cell office:value-type="float" office:value="4.77">
            <text:p>4,77</text:p>
          </table:table-cell>
          <table:table-cell office:value-type="float" office:value="4.15">
            <text:p>4,15</text:p>
          </table:table-cell>
        </table:table-row>
        <table:table-row table:style-name="ro1">
          <table:table-cell office:value-type="time" office:time-value="PT10H35M00S">
            <text:p>10:35</text:p>
          </table:table-cell>
          <table:table-cell table:formula="of:=[.A12]-[.$A$4]" office:value-type="time" office:time-value="PT00H18M00S">
            <text:p>00:18</text:p>
          </table:table-cell>
          <table:table-cell office:value-type="float" office:value="0.62">
            <text:p>0,62</text:p>
          </table:table-cell>
          <table:table-cell office:value-type="float" office:value="4.81">
            <text:p>4,81</text:p>
          </table:table-cell>
          <table:table-cell office:value-type="float" office:value="4.16">
            <text:p>4,16</text:p>
          </table:table-cell>
        </table:table-row>
        <table:table-row table:style-name="ro1">
          <table:table-cell office:value-type="time" office:time-value="PT10H39M00S">
            <text:p>10:39</text:p>
          </table:table-cell>
          <table:table-cell table:formula="of:=[.A13]-[.$A$4]" office:value-type="time" office:time-value="PT00H22M00S">
            <text:p>00:22</text:p>
          </table:table-cell>
          <table:table-cell office:value-type="float" office:value="0.58">
            <text:p>0,58</text:p>
          </table:table-cell>
          <table:table-cell office:value-type="float" office:value="4.86">
            <text:p>4,86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0H42M00S">
            <text:p>10:42</text:p>
          </table:table-cell>
          <table:table-cell table:formula="of:=[.A14]-[.$A$4]" office:value-type="time" office:time-value="PT00H25M00S">
            <text:p>00:25</text:p>
          </table:table-cell>
          <table:table-cell office:value-type="float" office:value="0.54">
            <text:p>0,54</text:p>
          </table:table-cell>
          <table:table-cell office:value-type="float" office:value="4.87">
            <text:p>4,87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0H46M00S">
            <text:p>10:46</text:p>
          </table:table-cell>
          <table:table-cell table:formula="of:=[.A15]-[.$A$4]" office:value-type="time" office:time-value="PT00H29M00S">
            <text:p>00:29</text:p>
          </table:table-cell>
          <table:table-cell office:value-type="float" office:value="0.5">
            <text:p>0,50</text:p>
          </table:table-cell>
          <table:table-cell office:value-type="float" office:value="4.89">
            <text:p>4,89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0H50M00S">
            <text:p>10:50</text:p>
          </table:table-cell>
          <table:table-cell table:formula="of:=[.A16]-[.$A$4]" office:value-type="time" office:time-value="PT00H33M00S">
            <text:p>00:33</text:p>
          </table:table-cell>
          <table:table-cell office:value-type="float" office:value="0.47">
            <text:p>0,47</text:p>
          </table:table-cell>
          <table:table-cell office:value-type="float" office:value="4.9">
            <text:p>4,90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0H55M00S">
            <text:p>10:55</text:p>
          </table:table-cell>
          <table:table-cell table:formula="of:=[.A17]-[.$A$4]" office:value-type="time" office:time-value="PT00H38M00S">
            <text:p>00:38</text:p>
          </table:table-cell>
          <table:table-cell office:value-type="float" office:value="0.43">
            <text:p>0,43</text:p>
          </table:table-cell>
          <table:table-cell office:value-type="float" office:value="4.9">
            <text:p>4,90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00M00S">
            <text:p>11:00</text:p>
          </table:table-cell>
          <table:table-cell table:formula="of:=[.A18]-[.$A$4]" office:value-type="time" office:time-value="PT00H43M00S">
            <text:p>00:43</text:p>
          </table:table-cell>
          <table:table-cell office:value-type="float" office:value="0.4">
            <text:p>0,40</text:p>
          </table:table-cell>
          <table:table-cell office:value-type="float" office:value="4.91">
            <text:p>4,91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05M00S">
            <text:p>11:05</text:p>
          </table:table-cell>
          <table:table-cell table:formula="of:=[.A19]-[.$A$4]" office:value-type="time" office:time-value="PT00H48M00S">
            <text:p>00:48</text:p>
          </table:table-cell>
          <table:table-cell office:value-type="float" office:value="0.36">
            <text:p>0,36</text:p>
          </table:table-cell>
          <table:table-cell office:value-type="float" office:value="4.92">
            <text:p>4,92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10M00S">
            <text:p>11:10</text:p>
          </table:table-cell>
          <table:table-cell table:formula="of:=[.A20]-[.$A$4]" office:value-type="time" office:time-value="PT00H53M00S">
            <text:p>00:53</text:p>
          </table:table-cell>
          <table:table-cell office:value-type="float" office:value="0.32">
            <text:p>0,32</text:p>
          </table:table-cell>
          <table:table-cell office:value-type="float" office:value="4.93">
            <text:p>4,93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15M00S">
            <text:p>11:15</text:p>
          </table:table-cell>
          <table:table-cell table:formula="of:=[.A21]-[.$A$4]" office:value-type="time" office:time-value="PT00H58M00S">
            <text:p>00:58</text:p>
          </table:table-cell>
          <table:table-cell office:value-type="float" office:value="0.29">
            <text:p>0,29</text:p>
          </table:table-cell>
          <table:table-cell office:value-type="float" office:value="4.94">
            <text:p>4,94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20M00S">
            <text:p>11:20</text:p>
          </table:table-cell>
          <table:table-cell table:formula="of:=[.A22]-[.$A$4]" office:value-type="time" office:time-value="PT01H03M00S">
            <text:p>01:03</text:p>
          </table:table-cell>
          <table:table-cell office:value-type="float" office:value="0.26">
            <text:p>0,26</text:p>
          </table:table-cell>
          <table:table-cell office:value-type="float" office:value="4.95">
            <text:p>4,95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25M00S">
            <text:p>11:25</text:p>
          </table:table-cell>
          <table:table-cell table:formula="of:=[.A23]-[.$A$4]" office:value-type="time" office:time-value="PT01H08M00S">
            <text:p>01:08</text:p>
          </table:table-cell>
          <table:table-cell office:value-type="float" office:value="0.24">
            <text:p>0,24</text:p>
          </table:table-cell>
          <table:table-cell office:value-type="float" office:value="4.96">
            <text:p>4,96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30M00S">
            <text:p>11:30</text:p>
          </table:table-cell>
          <table:table-cell table:formula="of:=[.A24]-[.$A$4]" office:value-type="time" office:time-value="PT01H13M00S">
            <text:p>01:13</text:p>
          </table:table-cell>
          <table:table-cell office:value-type="float" office:value="0.2">
            <text:p>0,20</text:p>
          </table:table-cell>
          <table:table-cell office:value-type="float" office:value="4.96">
            <text:p>4,96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35M00S">
            <text:p>11:35</text:p>
          </table:table-cell>
          <table:table-cell table:formula="of:=[.A25]-[.$A$4]" office:value-type="time" office:time-value="PT01H18M00S">
            <text:p>01:18</text:p>
          </table:table-cell>
          <table:table-cell office:value-type="float" office:value="0.18">
            <text:p>0,18</text:p>
          </table:table-cell>
          <table:table-cell office:value-type="float" office:value="4.97">
            <text:p>4,97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40M00S">
            <text:p>11:40</text:p>
          </table:table-cell>
          <table:table-cell table:formula="of:=[.A26]-[.$A$4]" office:value-type="time" office:time-value="PT01H23M00S">
            <text:p>01:23</text:p>
          </table:table-cell>
          <table:table-cell office:value-type="float" office:value="0.15">
            <text:p>0,15</text:p>
          </table:table-cell>
          <table:table-cell office:value-type="float" office:value="4.98">
            <text:p>4,98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45M00S">
            <text:p>11:45</text:p>
          </table:table-cell>
          <table:table-cell table:formula="of:=[.A27]-[.$A$4]" office:value-type="time" office:time-value="PT01H28M00S">
            <text:p>01:28</text:p>
          </table:table-cell>
          <table:table-cell office:value-type="float" office:value="0.13">
            <text:p>0,13</text:p>
          </table:table-cell>
          <table:table-cell office:value-type="float" office:value="4.99">
            <text:p>4,99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50M00S">
            <text:p>11:50</text:p>
          </table:table-cell>
          <table:table-cell table:formula="of:=[.A28]-[.$A$4]" office:value-type="time" office:time-value="PT01H33M00S">
            <text:p>01:33</text:p>
          </table:table-cell>
          <table:table-cell office:value-type="float" office:value="0.1">
            <text:p>0,10</text:p>
          </table:table-cell>
          <table:table-cell office:value-type="float" office:value="4.99">
            <text:p>4,99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55M00S">
            <text:p>11:55</text:p>
          </table:table-cell>
          <table:table-cell table:formula="of:=[.A29]-[.$A$4]" office:value-type="time" office:time-value="PT01H38M00S">
            <text:p>01:38</text:p>
          </table:table-cell>
          <table:table-cell office:value-type="float" office:value="0.09">
            <text:p>0,09</text:p>
          </table:table-cell>
          <table:table-cell office:value-type="float" office:value="5">
            <text:p>5,00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59M00S">
            <text:p>11:59</text:p>
          </table:table-cell>
          <table:table-cell table:formula="of:=[.A30]-[.$A$4]" office:value-type="time" office:time-value="PT01H42M00S">
            <text:p>01:42</text:p>
          </table:table-cell>
          <table:table-cell office:value-type="float" office:value="0.08">
            <text:p>0,08</text:p>
          </table:table-cell>
          <table:table-cell office:value-type="float" office:value="5">
            <text:p>5,00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59M00S">
            <text:p>11:59</text:p>
          </table:table-cell>
          <table:table-cell table:style-name="ce39" table:formula="of:=[.A31]-[.$A$4]" office:value-type="time" office:time-value="PT01H42M00S">
            <text:p>01:42</text:p>
          </table:table-cell>
          <table:table-cell table:style-name="ce41" office:value-type="float" office:value="0">
            <text:p>0,00</text:p>
          </table:table-cell>
          <table:table-cell table:style-name="ce41" office:value-type="float" office:value="5.02">
            <text:p>5,02</text:p>
          </table:table-cell>
          <table:table-cell table:style-name="ce26" office:value-type="float" office:value="4.13">
            <text:p>4,13</text:p>
          </table:table-cell>
        </table:table-row>
        <table:table-row table:style-name="ro1">
          <table:table-cell office:value-type="time" office:time-value="PT12H02M00S">
            <text:p>12:02</text:p>
          </table:table-cell>
          <table:table-cell table:style-name="ce39" table:formula="of:=[.A32]-[.$A$4]" office:value-type="time" office:time-value="PT01H45M00S">
            <text:p>01:45</text:p>
          </table:table-cell>
          <table:table-cell table:style-name="ce41" office:value-type="float" office:value="0">
            <text:p>0,00</text:p>
          </table:table-cell>
          <table:table-cell table:style-name="ce41" office:value-type="float" office:value="5.02">
            <text:p>5,02</text:p>
          </table:table-cell>
          <table:table-cell table:style-name="ce26" office:value-type="float" office:value="4.12">
            <text:p>4,12</text:p>
          </table:table-cell>
        </table:table-row>
        <table:table-row table:style-name="ro1">
          <table:table-cell office:value-type="time" office:time-value="PT12H05M00S">
            <text:p>12:05</text:p>
          </table:table-cell>
          <table:table-cell table:style-name="ce39" table:formula="of:=[.A33]-[.$A$4]" office:value-type="time" office:time-value="PT01H48M00S">
            <text:p>01:48</text:p>
          </table:table-cell>
          <table:table-cell table:style-name="ce41" office:value-type="float" office:value="0">
            <text:p>0,00</text:p>
          </table:table-cell>
          <table:table-cell table:style-name="ce41" office:value-type="float" office:value="5.02">
            <text:p>5,02</text:p>
          </table:table-cell>
          <table:table-cell table:style-name="ce26" office:value-type="float" office:value="4.11">
            <text:p>4,11</text:p>
          </table:table-cell>
        </table:table-row>
        <table:table-row table:style-name="ro1">
          <table:table-cell office:value-type="time" office:time-value="PT12H10M00S">
            <text:p>12:10</text:p>
          </table:table-cell>
          <table:table-cell table:style-name="ce40" table:formula="of:=[.A34]-[.$A$4]" office:value-type="time" office:time-value="PT01H53M00S">
            <text:p>01:53</text:p>
          </table:table-cell>
          <table:table-cell table:style-name="ce42" office:value-type="float" office:value="0">
            <text:p>0,00</text:p>
          </table:table-cell>
          <table:table-cell table:style-name="ce42" office:value-type="float" office:value="5.02">
            <text:p>5,02</text:p>
          </table:table-cell>
          <table:table-cell table:style-name="ce27" office:value-type="float" office:value="4.11">
            <text:p>4,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time-style style:name="N108" number:truncate-on-overflow="false">
      <number:hours number:style="long"/>
      <number:text>:</number:text>
      <number:minutes number:style="long"/>
    </number:time-style>
    <number:date-style style:name="N109">
      <number:day number:style="long"/>
      <number:text>.</number:text>
      <number:month number:style="long"/>
      <number:text>.</number:text>
      <number:year/>
      <number:text>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9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16.12.2016</text:date>, <text:time>23:50:2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ладимир Ласкин</meta:initial-creator>
    <meta:creation-date>2016-09-04T10:33:38.98</meta:creation-date>
    <dc:date>2016-12-16T23:50:19.84</dc:date>
    <dc:creator>Владимир Ласкин</dc:creator>
    <meta:editing-duration>PT12H33M56S</meta:editing-duration>
    <meta:editing-cycles>45</meta:editing-cycles>
    <meta:generator>OpenOffice/4.1.3$Win32 OpenOffice.org_project/413m1$Build-9783</meta:generator>
    <meta:printed-by>Владимир Ласкин</meta:printed-by>
    <meta:print-date>2016-12-14T13:04:43.95</meta:print-date>
    <meta:document-statistic meta:table-count="4" meta:cell-count="655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eeeeee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4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inimum="3.22" chart:maximum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75cm" svg:height="13.799cm" xlink:href=".." xlink:type="simple" chart:class="chart:scatter" chart:style-name="ch1">
        <chart:legend svg:x="7.119cm" svg:y="2.225cm" style:legend-expansion="custom" chartooo:width="2.606cm" chartooo:height="1.672cm" style:legend-expansion-aspect-ratio="1.55861244019139" chart:style-name="ch2"/>
        <chart:plot-area chart:style-name="ch3" table:cell-range-address="'UltraFire 6000'.B4:'UltraFire 6000'.E32 'UltraFire 6000'.C2:'UltraFire 6000'.E2" chart:data-source-has-labels="row" svg:x="0.112cm" svg:y="0.182cm" svg:width="17.392cm" svg:height="13.409cm">
          <chartooo:coordinate-region svg:x="1.024cm" svg:y="0.395cm" svg:width="15.567cm" svg:height="12.523cm"/>
          <chart:axis chart:dimension="x" chart:name="primary-x" chart:style-name="ch4"/>
          <chart:axis chart:dimension="x" chart:name="secondary-x" chart:style-name="ch5"/>
          <chart:axis chart:dimension="y" chart:name="primary-y" chart:style-name="ch6">
            <chart:grid chart:style-name="ch7" chart:class="major"/>
            <chart:grid chart:style-name="ch7" chart:class="minor"/>
          </chart:axis>
          <chart:axis chart:dimension="y" chart:name="secondary-y" chart:style-name="ch8"/>
          <chart:series chart:attached-axis="secondary-y" chart:style-name="ch9" chart:values-cell-range-address="'UltraFire 6000'.C4:'UltraFire 6000'.C32" chart:label-cell-address="'UltraFire 6000'.C2:'UltraFire 6000'.C2" chart:class="chart:scatter">
            <chart:domain table:cell-range-address="'UltraFire 6000'.B4:'UltraFire 6000'.B32"/>
            <chart:data-point chart:repeated="29"/>
          </chart:series>
          <chart:series chart:attached-axis="primary-y" chart:style-name="ch10" chart:values-cell-range-address="'UltraFire 6000'.D4:'UltraFire 6000'.D32" chart:label-cell-address="'UltraFire 6000'.D2:'UltraFire 6000'.D2" chart:class="chart:scatter">
            <chart:data-point chart:repeated="29"/>
          </chart:series>
          <chart:series chart:attached-axis="primary-y" chart:style-name="ch11" chart:values-cell-range-address="'UltraFire 6000'.E4:'UltraFire 6000'.E32" chart:label-cell-address="'UltraFire 6000'.E2:'UltraFire 6000'.E2" chart:class="chart:scatter">
            <chart:data-point chart:repeated="2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I [A] ток</text:p>
                <draw:g>
                  <svg:desc>'UltraFire 6000'.C2:'UltraFire 6000'.C2</svg:desc>
                </draw:g>
              </table:table-cell>
              <table:table-cell office:value-type="string">
                <text:p>U [V] внеш.</text:p>
                <draw:g>
                  <svg:desc>'UltraFire 6000'.D2:'UltraFire 6000'.D2</svg:desc>
                </draw:g>
              </table:table-cell>
              <table:table-cell office:value-type="string">
                <text:p>U [V] внутр.</text:p>
                <draw:g>
                  <svg:desc>'UltraFire 6000'.E2:'UltraFire 6000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UltraFire 6000'.B4:'UltraFire 6000'.B32</svg:desc>
                </draw:g>
              </table:table-cell>
              <table:table-cell office:value-type="float" office:value="1.03">
                <text:p>1.03</text:p>
                <draw:g>
                  <svg:desc>'UltraFire 6000'.C4:'UltraFire 6000'.C32</svg:desc>
                </draw:g>
              </table:table-cell>
              <table:table-cell office:value-type="float" office:value="4.79">
                <text:p>4.79</text:p>
                <draw:g>
                  <svg:desc>'UltraFire 6000'.D4:'UltraFire 6000'.D32</svg:desc>
                </draw:g>
              </table:table-cell>
              <table:table-cell office:value-type="float" office:value="3.76">
                <text:p>3.76</text:p>
                <draw:g>
                  <svg:desc>'UltraFire 6000'.E4:'UltraFire 6000'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694444444444442">
                <text:p>0.000694444444444442</text:p>
              </table:table-cell>
              <table:table-cell office:value-type="float" office:value="0.95">
                <text:p>0.95</text:p>
              </table:table-cell>
              <table:table-cell office:value-type="float" office:value="4.81">
                <text:p>4.81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38888888888888">
                <text:p>0.00138888888888888</text:p>
              </table:table-cell>
              <table:table-cell office:value-type="float" office:value="0.81">
                <text:p>0.81</text:p>
              </table:table-cell>
              <table:table-cell office:value-type="float" office:value="4.74">
                <text:p>4.74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0.78">
                <text:p>0.78</text:p>
              </table:table-cell>
              <table:table-cell office:value-type="float" office:value="4.75">
                <text:p>4.75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47222222222221">
                <text:p>0.00347222222222221</text:p>
              </table:table-cell>
              <table:table-cell office:value-type="float" office:value="0.76">
                <text:p>0.76</text:p>
              </table:table-cell>
              <table:table-cell office:value-type="float" office:value="4.75">
                <text:p>4.75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624999999999998">
                <text:p>0.00624999999999998</text:p>
              </table:table-cell>
              <table:table-cell office:value-type="float" office:value="0.73">
                <text:p>0.73</text:p>
              </table:table-cell>
              <table:table-cell office:value-type="float" office:value="4.75">
                <text:p>4.75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902777777777775">
                <text:p>0.00902777777777775</text:p>
              </table:table-cell>
              <table:table-cell office:value-type="float" office:value="0.69">
                <text:p>0.69</text:p>
              </table:table-cell>
              <table:table-cell office:value-type="float" office:value="4.76">
                <text:p>4.76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04166666666666">
                <text:p>0.0104166666666666</text:p>
              </table:table-cell>
              <table:table-cell office:value-type="float" office:value="0.68">
                <text:p>0.68</text:p>
              </table:table-cell>
              <table:table-cell office:value-type="float" office:value="4.77">
                <text:p>4.77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25">
                <text:p>0.0125</text:p>
              </table:table-cell>
              <table:table-cell office:value-type="float" office:value="0.62">
                <text:p>0.62</text:p>
              </table:table-cell>
              <table:table-cell office:value-type="float" office:value="4.81">
                <text:p>4.81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52777777777778">
                <text:p>0.0152777777777778</text:p>
              </table:table-cell>
              <table:table-cell office:value-type="float" office:value="0.58">
                <text:p>0.58</text:p>
              </table:table-cell>
              <table:table-cell office:value-type="float" office:value="4.86">
                <text:p>4.8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0.54">
                <text:p>0.54</text:p>
              </table:table-cell>
              <table:table-cell office:value-type="float" office:value="4.87">
                <text:p>4.87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01388888888889">
                <text:p>0.0201388888888889</text:p>
              </table:table-cell>
              <table:table-cell office:value-type="float" office:value="0.5">
                <text:p>0.5</text:p>
              </table:table-cell>
              <table:table-cell office:value-type="float" office:value="4.89">
                <text:p>4.8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29166666666666">
                <text:p>0.0229166666666666</text:p>
              </table:table-cell>
              <table:table-cell office:value-type="float" office:value="0.47">
                <text:p>0.47</text:p>
              </table:table-cell>
              <table:table-cell office:value-type="float" office:value="4.9">
                <text:p>4.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63888888888889">
                <text:p>0.0263888888888889</text:p>
              </table:table-cell>
              <table:table-cell office:value-type="float" office:value="0.43">
                <text:p>0.43</text:p>
              </table:table-cell>
              <table:table-cell office:value-type="float" office:value="4.9">
                <text:p>4.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98611111111111">
                <text:p>0.0298611111111111</text:p>
              </table:table-cell>
              <table:table-cell office:value-type="float" office:value="0.4">
                <text:p>0.4</text:p>
              </table:table-cell>
              <table:table-cell office:value-type="float" office:value="4.91">
                <text:p>4.91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36">
                <text:p>0.36</text:p>
              </table:table-cell>
              <table:table-cell office:value-type="float" office:value="4.92">
                <text:p>4.92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68055555555555">
                <text:p>0.0368055555555555</text:p>
              </table:table-cell>
              <table:table-cell office:value-type="float" office:value="0.32">
                <text:p>0.32</text:p>
              </table:table-cell>
              <table:table-cell office:value-type="float" office:value="4.93">
                <text:p>4.93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02777777777777">
                <text:p>0.0402777777777777</text:p>
              </table:table-cell>
              <table:table-cell office:value-type="float" office:value="0.29">
                <text:p>0.29</text:p>
              </table:table-cell>
              <table:table-cell office:value-type="float" office:value="4.94">
                <text:p>4.94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375">
                <text:p>0.04375</text:p>
              </table:table-cell>
              <table:table-cell office:value-type="float" office:value="0.26">
                <text:p>0.26</text:p>
              </table:table-cell>
              <table:table-cell office:value-type="float" office:value="4.95">
                <text:p>4.9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72222222222222">
                <text:p>0.0472222222222222</text:p>
              </table:table-cell>
              <table:table-cell office:value-type="float" office:value="0.24">
                <text:p>0.24</text:p>
              </table:table-cell>
              <table:table-cell office:value-type="float" office:value="4.96">
                <text:p>4.9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06944444444444">
                <text:p>0.0506944444444444</text:p>
              </table:table-cell>
              <table:table-cell office:value-type="float" office:value="0.2">
                <text:p>0.2</text:p>
              </table:table-cell>
              <table:table-cell office:value-type="float" office:value="4.96">
                <text:p>4.9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41666666666666">
                <text:p>0.0541666666666666</text:p>
              </table:table-cell>
              <table:table-cell office:value-type="float" office:value="0.18">
                <text:p>0.18</text:p>
              </table:table-cell>
              <table:table-cell office:value-type="float" office:value="4.97">
                <text:p>4.97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76388888888889">
                <text:p>0.0576388888888889</text:p>
              </table:table-cell>
              <table:table-cell office:value-type="float" office:value="0.15">
                <text:p>0.15</text:p>
              </table:table-cell>
              <table:table-cell office:value-type="float" office:value="4.98">
                <text:p>4.98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611111111111111">
                <text:p>0.0611111111111111</text:p>
              </table:table-cell>
              <table:table-cell office:value-type="float" office:value="0.13">
                <text:p>0.13</text:p>
              </table:table-cell>
              <table:table-cell office:value-type="float" office:value="4.99">
                <text:p>4.9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645833333333333">
                <text:p>0.0645833333333333</text:p>
              </table:table-cell>
              <table:table-cell office:value-type="float" office:value="0.1">
                <text:p>0.1</text:p>
              </table:table-cell>
              <table:table-cell office:value-type="float" office:value="4.99">
                <text:p>4.9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680555555555555">
                <text:p>0.0680555555555555</text:p>
              </table:table-cell>
              <table:table-cell office:value-type="float" office:value="0.09">
                <text:p>0.09</text:p>
              </table:table-cell>
              <table:table-cell office:value-type="float" office:value="5">
                <text:p>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0.08">
                <text:p>0.08</text:p>
              </table:table-cell>
              <table:table-cell office:value-type="float" office:value="5">
                <text:p>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0">
                <text:p>0</text:p>
              </table:table-cell>
              <table:table-cell office:value-type="float" office:value="5.02">
                <text:p>5.02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29166666666666">
                <text:p>0.0729166666666666</text:p>
              </table:table-cell>
              <table:table-cell office:value-type="float" office:value="0">
                <text:p>0</text:p>
              </table:table-cell>
              <table:table-cell office:value-type="float" office:value="5.02">
                <text:p>5.02</text:p>
              </table:table-cell>
              <table:table-cell office:value-type="float" office:value="4.12">
                <text:p>4.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108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08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3" chart:maximum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094cm" svg:height="12.463cm" xlink:href=".." xlink:type="simple" chart:class="chart:scatter" chart:style-name="ch1">
        <chart:legend svg:x="1.956cm" svg:y="9.878cm" style:legend-expansion="custom" chartooo:width="2.797cm" chartooo:height="1.157cm" style:legend-expansion-aspect-ratio="2.41745894554883" chart:style-name="ch2"/>
        <chart:plot-area chart:style-name="ch3" table:cell-range-address="'дохлый 1500'.B4:'дохлый 1500'.C43 'дохлый 1500'.C2:'дохлый 1500'.D2 'дохлый 1500'.D4:'дохлый 1500'.D24" chart:data-source-has-labels="row" svg:x="0.444cm" svg:y="0.566cm" svg:width="18.895cm" svg:height="11.684cm">
          <chartooo:coordinate-region svg:x="1.356cm" svg:y="0.778cm" svg:width="17.558cm" svg:height="10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дохлый 1500'.C4:'дохлый 1500'.C43" chart:label-cell-address="'дохлый 1500'.C2:'дохлый 1500'.C2" chart:class="chart:scatter">
            <chart:domain table:cell-range-address="'дохлый 1500'.B4:'дохлый 1500'.B43"/>
            <chart:data-point chart:repeated="40"/>
          </chart:series>
          <chart:series chart:style-name="ch8" chart:values-cell-range-address="'дохлый 1500'.D4:'дохлый 1500'.D24" chart:label-cell-address="'дохлый 1500'.D2:'дохлый 1500'.D2" chart:class="chart:scatter">
            <chart:domain table:cell-range-address="'дохлый 1500'.B4:'дохлый 1500'.B24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V батареи.</text:p>
                <draw:g>
                  <svg:desc>'дохлый 1500'.C2:'дохлый 1500'.C2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>V зарядки.</text:p>
                <draw:g>
                  <svg:desc>'дохлый 1500'.D2:'дохлый 1500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15740740740741">
                <text:p>0.000115740740740741</text:p>
                <draw:g>
                  <svg:desc>'дохлый 1500'.B4:'дохлый 1500'.B43</svg:desc>
                </draw:g>
              </table:table-cell>
              <table:table-cell office:value-type="float" office:value="3.89">
                <text:p>3.89</text:p>
                <draw:g>
                  <svg:desc>'дохлый 1500'.C4:'дохлый 1500'.C43</svg:desc>
                </draw:g>
              </table:table-cell>
              <table:table-cell office:value-type="float" office:value="0.000115740740740741">
                <text:p>0.000115740740740741</text:p>
                <draw:g>
                  <svg:desc>'дохлый 1500'.B4:'дохлый 1500'.B24</svg:desc>
                </draw:g>
              </table:table-cell>
              <table:table-cell office:value-type="float" office:value="4.16">
                <text:p>4.16</text:p>
                <draw:g>
                  <svg:desc>'дохлый 1500'.D4:'дохлый 1500'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31481481481481">
                <text:p>0.000231481481481481</text:p>
              </table:table-cell>
              <table:table-cell office:value-type="float" office:value="3.96">
                <text:p>3.96</text:p>
              </table:table-cell>
              <table:table-cell office:value-type="float" office:value="0.000231481481481481">
                <text:p>0.000231481481481481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578703703703704">
                <text:p>0.000578703703703704</text:p>
              </table:table-cell>
              <table:table-cell office:value-type="float" office:value="3.98">
                <text:p>3.98</text:p>
              </table:table-cell>
              <table:table-cell office:value-type="float" office:value="0.000578703703703704">
                <text:p>0.00057870370370370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810185185185185">
                <text:p>0.000810185185185185</text:p>
              </table:table-cell>
              <table:table-cell office:value-type="float" office:value="3.99">
                <text:p>3.99</text:p>
              </table:table-cell>
              <table:table-cell office:value-type="float" office:value="0.000810185185185185">
                <text:p>0.000810185185185185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04166666666667">
                <text:p>0.00104166666666667</text:p>
              </table:table-cell>
              <table:table-cell office:value-type="float" office:value="4.01">
                <text:p>4.01</text:p>
              </table:table-cell>
              <table:table-cell office:value-type="float" office:value="0.00104166666666667">
                <text:p>0.00104166666666667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4.03">
                <text:p>4.03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4.04">
                <text:p>4.04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4.05">
                <text:p>4.05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4.08">
                <text:p>4.08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4.11">
                <text:p>4.11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4.11">
                <text:p>4.11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4.11">
                <text:p>4.11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4.11">
                <text:p>4.11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4.11">
                <text:p>4.11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4.12">
                <text:p>4.12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4.13">
                <text:p>4.13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4.13">
                <text:p>4.13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4.13">
                <text:p>4.13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4.14">
                <text:p>4.14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4.15">
                <text:p>4.1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51388888888889">
                <text:p>0.0951388888888889</text:p>
              </table:table-cell>
              <table:table-cell office:value-type="float" office:value="4.15">
                <text:p>4.15</text:p>
              </table:table-cell>
              <table:table-cell office:value-type="float" office:value="0.0951388888888889">
                <text:p>0.0951388888888889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108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8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3" chart:maximum="4.2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118cm" svg:height="12.122cm" xlink:href=".." xlink:type="simple" chart:class="chart:scatter" chart:style-name="ch1">
        <chart:title svg:x="8.11cm" svg:y="0.378cm" chart:style-name="ch2">
          <text:p>Процесс разрядки</text:p>
        </chart:title>
        <chart:legend svg:x="10.082cm" svg:y="1.873cm" style:legend-expansion="custom" chartooo:width="7.184cm" chartooo:height="2.118cm" style:legend-expansion-aspect-ratio="3.3918791312559" chart:style-name="ch3"/>
        <chart:plot-area chart:style-name="ch4" table:cell-range-address="'дохлый 1500'.F3:'дохлый 1500'.G21 'дохлый 1500'.F1:'дохлый 1500'.F1 'дохлый 1500'.I1:'дохлый 1500'.I1 'дохлый 1500'.J3:'дохлый 1500'.J25 'дохлый 1500'.L1:'дохлый 1500'.L1 'дохлый 1500'.M3:'дохлый 1500'.M27" chart:data-source-has-labels="row" svg:x="0.709cm" svg:y="1.216cm" svg:width="19.318cm" svg:height="10.239cm">
          <chartooo:coordinate-region svg:x="1.621cm" svg:y="1.428cm" svg:width="17.981cm" svg:height="9.354cm"/>
          <chart:axis chart:dimension="x" chart:name="primary-x" chart:style-name="ch5">
            <chart:title svg:x="9.834cm" svg:y="11.535cm" chart:style-name="ch6">
              <text:p>время</text:p>
            </chart:title>
          </chart:axis>
          <chart:axis chart:dimension="y" chart:name="primary-y" chart:style-name="ch7">
            <chart:title svg:x="0.001cm" svg:y="8.403cm" chart:style-name="ch8">
              <text:p>напряжение на батарейке</text:p>
            </chart:title>
            <chart:grid chart:style-name="ch9" chart:class="major"/>
          </chart:axis>
          <chart:series chart:style-name="ch10" chart:values-cell-range-address="'дохлый 1500'.G3:'дохлый 1500'.G21" chart:label-cell-address="'дохлый 1500'.F1:'дохлый 1500'.F1" chart:class="chart:scatter">
            <chart:domain table:cell-range-address="'дохлый 1500'.F3:'дохлый 1500'.F21"/>
            <chart:data-point chart:repeated="19"/>
          </chart:series>
          <chart:series chart:style-name="ch11" chart:values-cell-range-address="'дохлый 1500'.J3:'дохлый 1500'.J25" chart:label-cell-address="'дохлый 1500'.I1:'дохлый 1500'.I1" chart:class="chart:scatter">
            <chart:domain table:cell-range-address="'дохлый 1500'.I3:'дохлый 1500'.I25"/>
            <chart:data-point chart:repeated="23"/>
          </chart:series>
          <chart:series chart:style-name="ch12" chart:values-cell-range-address="'дохлый 1500'.M3:'дохлый 1500'.M27" chart:label-cell-address="'дохлый 1500'.L1:'дохлый 1500'.L1" chart:class="chart:scatter">
            <chart:domain table:cell-range-address="'дохлый 1500'.L3:'дохлый 1500'.L27"/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  <table:table-cell office:value-type="string">
                <text:p>процесс разрядки темный</text:p>
                <draw:g>
                  <svg:desc>'дохлый 1500'.F1:'дохлый 1500'.F1</svg:desc>
                </draw:g>
              </table:table-cell>
              <table:table-cell office:value-type="string">
                <text:p>Столбец I</text:p>
              </table:table-cell>
              <table:table-cell office:value-type="string">
                <text:p>процесс разрядки подсветка включена</text:p>
                <draw:g>
                  <svg:desc>'дохлый 1500'.I1:'дохлый 1500'.I1</svg:desc>
                </draw:g>
              </table:table-cell>
              <table:table-cell office:value-type="string">
                <text:p>Столбец L</text:p>
              </table:table-cell>
              <table:table-cell office:value-type="string">
                <text:p>разрядка 6000 подсветка включена</text:p>
                <draw:g>
                  <svg:desc>'дохлый 1500'.L1:'дохлый 15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дохлый 1500'.F3:'дохлый 1500'.F21</svg:desc>
                </draw:g>
              </table:table-cell>
              <table:table-cell office:value-type="float" office:value="4.09">
                <text:p>4.09</text:p>
                <draw:g>
                  <svg:desc>'дохлый 1500'.G3:'дохлый 1500'.G21</svg:desc>
                </draw:g>
              </table:table-cell>
              <table:table-cell office:value-type="float" office:value="0">
                <text:p>0</text:p>
                <draw:g>
                  <svg:desc>'дохлый 1500'.I3:'дохлый 1500'.I25</svg:desc>
                </draw:g>
              </table:table-cell>
              <table:table-cell office:value-type="float" office:value="4.09">
                <text:p>4.09</text:p>
                <draw:g>
                  <svg:desc>'дохлый 1500'.J3:'дохлый 1500'.J25</svg:desc>
                </draw:g>
              </table:table-cell>
              <table:table-cell office:value-type="float" office:value="0">
                <text:p>0</text:p>
                <draw:g>
                  <svg:desc>'дохлый 1500'.L3:'дохлый 1500'.L27</svg:desc>
                </draw:g>
              </table:table-cell>
              <table:table-cell office:value-type="float" office:value="4.1">
                <text:p>4.1</text:p>
                <draw:g>
                  <svg:desc>'дохлый 1500'.M3:'дохлый 1500'.M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902777777777778">
                <text:p>0.00902777777777778</text:p>
              </table:table-cell>
              <table:table-cell office:value-type="float" office:value="4.07">
                <text:p>4.07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4.06">
                <text:p>4.06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98611111111111">
                <text:p>0.0298611111111111</text:p>
              </table:table-cell>
              <table:table-cell office:value-type="float" office:value="4.04">
                <text:p>4.04</text:p>
              </table:table-cell>
              <table:table-cell office:value-type="float" office:value="0.03125">
                <text:p>0.03125</text:p>
              </table:table-cell>
              <table:table-cell office:value-type="float" office:value="4.04">
                <text:p>4.04</text:p>
              </table:table-cell>
              <table:table-cell office:value-type="float" office:value="0.0138888888905058">
                <text:p>0.0138888888905058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15277777777778">
                <text:p>0.0715277777777778</text:p>
              </table:table-cell>
              <table:table-cell office:value-type="float" office:value="4.03">
                <text:p>4.03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4.03">
                <text:p>4.03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3194444444444">
                <text:p>0.113194444444444</text:p>
              </table:table-cell>
              <table:table-cell office:value-type="float" office:value="4.01">
                <text:p>4.01</text:p>
              </table:table-cell>
              <table:table-cell office:value-type="float" office:value="0.115972222221899">
                <text:p>0.115972222221899</text:p>
              </table:table-cell>
              <table:table-cell office:value-type="float" office:value="3.97">
                <text:p>3.97</text:p>
              </table:table-cell>
              <table:table-cell office:value-type="float" office:value="0.0319444444467081">
                <text:p>0.0319444444467081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98611111111111">
                <text:p>0.298611111111111</text:p>
              </table:table-cell>
              <table:table-cell office:value-type="float" office:value="3.92">
                <text:p>3.92</text:p>
              </table:table-cell>
              <table:table-cell office:value-type="float" office:value="0.177777777782467">
                <text:p>0.177777777782467</text:p>
              </table:table-cell>
              <table:table-cell office:value-type="float" office:value="3.93">
                <text:p>3.93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85416666666667">
                <text:p>0.385416666666667</text:p>
              </table:table-cell>
              <table:table-cell office:value-type="float" office:value="3.88">
                <text:p>3.88</text:p>
              </table:table-cell>
              <table:table-cell office:value-type="float" office:value="0.231944444443798">
                <text:p>0.231944444443798</text:p>
              </table:table-cell>
              <table:table-cell office:value-type="float" office:value="3.9">
                <text:p>3.9</text:p>
              </table:table-cell>
              <table:table-cell office:value-type="float" office:value="0.062500000007276">
                <text:p>0.062500000007276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85416666666667">
                <text:p>0.485416666666667</text:p>
              </table:table-cell>
              <table:table-cell office:value-type="float" office:value="3.84">
                <text:p>3.84</text:p>
              </table:table-cell>
              <table:table-cell office:value-type="float" office:value="0.318055555559113">
                <text:p>0.318055555559113</text:p>
              </table:table-cell>
              <table:table-cell office:value-type="float" office:value="3.84">
                <text:p>3.84</text:p>
              </table:table-cell>
              <table:table-cell office:value-type="float" office:value="0.0833333333357587">
                <text:p>0.0833333333357587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21527777777778">
                <text:p>0.921527777777778</text:p>
              </table:table-cell>
              <table:table-cell office:value-type="float" office:value="3.75">
                <text:p>3.75</text:p>
              </table:table-cell>
              <table:table-cell office:value-type="float" office:value="0.454166666670062">
                <text:p>0.454166666670062</text:p>
              </table:table-cell>
              <table:table-cell office:value-type="float" office:value="3.79">
                <text:p>3.79</text:p>
              </table:table-cell>
              <table:table-cell office:value-type="float" office:value="0.145833333335759">
                <text:p>0.145833333335759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0486111111111">
                <text:p>1.10486111111111</text:p>
              </table:table-cell>
              <table:table-cell office:value-type="float" office:value="3.74">
                <text:p>3.74</text:p>
              </table:table-cell>
              <table:table-cell office:value-type="float" office:value="0.525000000001455">
                <text:p>0.525000000001455</text:p>
              </table:table-cell>
              <table:table-cell office:value-type="float" office:value="3.77">
                <text:p>3.77</text:p>
              </table:table-cell>
              <table:table-cell office:value-type="float" office:value="0.238888888889051">
                <text:p>0.238888888889051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7152777777778">
                <text:p>1.37152777777778</text:p>
              </table:table-cell>
              <table:table-cell office:value-type="float" office:value="3.71">
                <text:p>3.71</text:p>
              </table:table-cell>
              <table:table-cell office:value-type="float" office:value="0.564583333340124">
                <text:p>0.564583333340124</text:p>
              </table:table-cell>
              <table:table-cell office:value-type="float" office:value="3.76">
                <text:p>3.76</text:p>
              </table:table-cell>
              <table:table-cell office:value-type="float" office:value="0.259027777778101">
                <text:p>0.259027777778101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1041666666667">
                <text:p>1.51041666666667</text:p>
              </table:table-cell>
              <table:table-cell office:value-type="float" office:value="3.69">
                <text:p>3.69</text:p>
              </table:table-cell>
              <table:table-cell office:value-type="float" office:value="0.777777777781012">
                <text:p>0.777777777781012</text:p>
              </table:table-cell>
              <table:table-cell office:value-type="float" office:value="3.72">
                <text:p>3.72</text:p>
              </table:table-cell>
              <table:table-cell office:value-type="float" office:value="0.330555555563478">
                <text:p>0.330555555563478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6597222222222">
                <text:p>1.66597222222222</text:p>
              </table:table-cell>
              <table:table-cell office:value-type="float" office:value="3.64">
                <text:p>3.64</text:p>
              </table:table-cell>
              <table:table-cell office:value-type="float" office:value="0.818055555559113">
                <text:p>0.818055555559113</text:p>
              </table:table-cell>
              <table:table-cell office:value-type="float" office:value="3.7">
                <text:p>3.7</text:p>
              </table:table-cell>
              <table:table-cell office:value-type="float" office:value="0.378472222218988">
                <text:p>0.378472222218988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7083333333333">
                <text:p>1.77083333333333</text:p>
              </table:table-cell>
              <table:table-cell office:value-type="float" office:value="3.61">
                <text:p>3.61</text:p>
              </table:table-cell>
              <table:table-cell office:value-type="float" office:value="0.951388888890506">
                <text:p>0.951388888890506</text:p>
              </table:table-cell>
              <table:table-cell office:value-type="float" office:value="3.65">
                <text:p>3.65</text:p>
              </table:table-cell>
              <table:table-cell office:value-type="float" office:value="0.465277777781012">
                <text:p>0.465277777781012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3888888888889">
                <text:p>1.93888888888889</text:p>
              </table:table-cell>
              <table:table-cell office:value-type="float" office:value="3.48">
                <text:p>3.48</text:p>
              </table:table-cell>
              <table:table-cell office:value-type="float" office:value="0.982638888890506">
                <text:p>0.982638888890506</text:p>
              </table:table-cell>
              <table:table-cell office:value-type="float" office:value="3.63">
                <text:p>3.63</text:p>
              </table:table-cell>
              <table:table-cell office:value-type="float" office:value="0.507638888891961">
                <text:p>0.507638888891961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0486111111111">
                <text:p>2.00486111111111</text:p>
              </table:table-cell>
              <table:table-cell office:value-type="float" office:value="3.38">
                <text:p>3.38</text:p>
              </table:table-cell>
              <table:table-cell office:value-type="float" office:value="1.03749999999854">
                <text:p>1.03749999999854</text:p>
              </table:table-cell>
              <table:table-cell office:value-type="float" office:value="3.58">
                <text:p>3.58</text:p>
              </table:table-cell>
              <table:table-cell office:value-type="float" office:value="0.549305555563478">
                <text:p>0.549305555563478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9027777777778">
                <text:p>2.09027777777778</text:p>
              </table:table-cell>
              <table:table-cell office:value-type="float" office:value="3.32">
                <text:p>3.32</text:p>
              </table:table-cell>
              <table:table-cell office:value-type="float" office:value="1.05833333334158">
                <text:p>1.05833333334158</text:p>
              </table:table-cell>
              <table:table-cell office:value-type="float" office:value="3.56">
                <text:p>3.56</text:p>
              </table:table-cell>
              <table:table-cell office:value-type="float" office:value="0.598611111112405">
                <text:p>0.598611111112405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1875">
                <text:p>2.11875</text:p>
              </table:table-cell>
              <table:table-cell office:value-type="float" office:value="3.28">
                <text:p>3.28</text:p>
              </table:table-cell>
              <table:table-cell office:value-type="float" office:value="1.11944444444816">
                <text:p>1.11944444444816</text:p>
              </table:table-cell>
              <table:table-cell office:value-type="float" office:value="3.52">
                <text:p>3.52</text:p>
              </table:table-cell>
              <table:table-cell office:value-type="float" office:value="0.659027777779556">
                <text:p>0.659027777779556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2916666666667">
                <text:p>2.22916666666667</text:p>
              </table:table-cell>
              <table:table-cell office:value-type="float" office:value="2.95">
                <text:p>2.95</text:p>
              </table:table-cell>
              <table:table-cell office:value-type="float" office:value="1.14652777777519">
                <text:p>1.14652777777519</text:p>
              </table:table-cell>
              <table:table-cell office:value-type="float" office:value="3.48">
                <text:p>3.48</text:p>
              </table:table-cell>
              <table:table-cell office:value-type="float" office:value="0.71875">
                <text:p>0.7187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1875">
                <text:p>1.21875</text:p>
              </table:table-cell>
              <table:table-cell office:value-type="float" office:value="3.39">
                <text:p>3.39</text:p>
              </table:table-cell>
              <table:table-cell office:value-type="float" office:value="0.770833333335759">
                <text:p>0.770833333335759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583333333721">
                <text:p>1.29583333333721</text:p>
              </table:table-cell>
              <table:table-cell office:value-type="float" office:value="3.23">
                <text:p>3.23</text:p>
              </table:table-cell>
              <table:table-cell office:value-type="float" office:value="0.825694444451074">
                <text:p>0.825694444451074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3611111111532">
                <text:p>1.33611111111532</text:p>
              </table:table-cell>
              <table:table-cell office:value-type="float" office:value="3.12">
                <text:p>3.12</text:p>
              </table:table-cell>
              <table:table-cell office:value-type="float" office:value="0.837500000001455">
                <text:p>0.837500000001455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98611111124">
                <text:p>1.3798611111124</text:p>
              </table:table-cell>
              <table:table-cell office:value-type="float" office:value="3">
                <text:p>3</text:p>
              </table:table-cell>
              <table:table-cell office:value-type="float" office:value="0.883333333331393">
                <text:p>0.883333333331393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1527777783922">
                <text:p>0.921527777783922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7916666671517">
                <text:p>0.947916666671517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108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8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minimum="3" chart:maximum="5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018cm" svg:height="12.078cm" xlink:href=".." xlink:type="simple" chart:class="chart:scatter" chart:style-name="ch1">
        <chart:title svg:x="6.092cm" svg:y="0.377cm" chart:style-name="ch2">
          <text:p>Зарядка</text:p>
        </chart:title>
        <chart:legend svg:x="3.11cm" svg:y="7.876cm" style:legend-expansion="custom" chartooo:width="2.693cm" chartooo:height="1.423cm" style:legend-expansion-aspect-ratio="1.89248067463106" chart:style-name="ch3"/>
        <chart:plot-area chart:style-name="ch4" table:cell-range-address="'2000'.B5:'2000'.D24 '2000'.C3:'2000'.D3" chart:data-source-has-labels="row" svg:x="1.075cm" svg:y="0.942cm" svg:width="12.992cm" svg:height="10.397cm">
          <chartooo:coordinate-region svg:x="1.987cm" svg:y="1.154cm" svg:width="11.656cm" svg:height="9.512cm"/>
          <chart:axis chart:dimension="x" chart:name="primary-x" chart:style-name="ch5">
            <chart:title svg:x="7.037cm" svg:y="11.491cm" chart:style-name="ch6">
              <text:p>время</text:p>
            </chart:title>
            <chart:grid chart:style-name="ch7" chart:class="major"/>
          </chart:axis>
          <chart:axis chart:dimension="y" chart:name="primary-y" chart:style-name="ch8">
            <chart:title svg:x="0.208cm" svg:y="7.15cm" chart:style-name="ch9">
              <text:p>напряжение</text:p>
            </chart:title>
            <chart:grid chart:style-name="ch7" chart:class="major"/>
          </chart:axis>
          <chart:series chart:style-name="ch10" chart:values-cell-range-address="'2000'.C5:'2000'.C24" chart:label-cell-address="'2000'.C3:'2000'.C3" chart:class="chart:scatter">
            <chart:domain table:cell-range-address="'2000'.B5:'2000'.B24"/>
            <chart:data-point chart:repeated="20"/>
          </chart:series>
          <chart:series chart:style-name="ch11" chart:values-cell-range-address="'2000'.D5:'2000'.D24" chart:label-cell-address="'2000'.D3:'2000'.D3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U бат.</text:p>
                <draw:g>
                  <svg:desc>'2000'.C3:'2000'.C3</svg:desc>
                </draw:g>
              </table:table-cell>
              <table:table-cell office:value-type="string">
                <text:p>U зар.</text:p>
                <draw:g>
                  <svg:desc>'2000'.D3:'2000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00'.B5:'2000'.B24</svg:desc>
                </draw:g>
              </table:table-cell>
              <table:table-cell office:value-type="float" office:value="3.26">
                <text:p>3.26</text:p>
                <draw:g>
                  <svg:desc>'2000'.C5:'2000'.C24</svg:desc>
                </draw:g>
              </table:table-cell>
              <table:table-cell office:value-type="float" office:value="3.76">
                <text:p>3.76</text:p>
                <draw:g>
                  <svg:desc>'2000'.D5:'2000'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694444446708076">
                <text:p>0.000694444446708076</text:p>
              </table:table-cell>
              <table:table-cell office:value-type="float" office:value="3.47">
                <text:p>3.47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38888888614019">
                <text:p>0.00138888888614019</text:p>
              </table:table-cell>
              <table:table-cell office:value-type="float" office:value="3.57">
                <text:p>3.57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47222221898846">
                <text:p>0.00347222221898846</text:p>
              </table:table-cell>
              <table:table-cell office:value-type="float" office:value="3.75">
                <text:p>3.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3.87">
                <text:p>3.87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04166666642413">
                <text:p>0.0104166666642413</text:p>
              </table:table-cell>
              <table:table-cell office:value-type="float" office:value="3.89">
                <text:p>3.89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8888888905058">
                <text:p>0.0138888888905058</text:p>
              </table:table-cell>
              <table:table-cell office:value-type="float" office:value="3.9">
                <text:p>3.9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3.94">
                <text:p>3.94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77777777810115">
                <text:p>0.0277777777810115</text:p>
              </table:table-cell>
              <table:table-cell office:value-type="float" office:value="3.96">
                <text:p>3.96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3.99">
                <text:p>3.99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2500000007276">
                <text:p>0.062500000007276</text:p>
              </table:table-cell>
              <table:table-cell office:value-type="float" office:value="4.04">
                <text:p>4.04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63888888905058">
                <text:p>0.0763888888905058</text:p>
              </table:table-cell>
              <table:table-cell office:value-type="float" office:value="4.11">
                <text:p>4.11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33333333357587">
                <text:p>0.0833333333357587</text:p>
              </table:table-cell>
              <table:table-cell office:value-type="float" office:value="4.11">
                <text:p>4.11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02777777810115">
                <text:p>0.0902777777810115</text:p>
              </table:table-cell>
              <table:table-cell office:value-type="float" office:value="4.11">
                <text:p>4.11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4166666671517">
                <text:p>0.104166666671517</text:p>
              </table:table-cell>
              <table:table-cell office:value-type="float" office:value="4.12">
                <text:p>4.12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4583333335759">
                <text:p>0.114583333335759</text:p>
              </table:table-cell>
              <table:table-cell office:value-type="float" office:value="4.13">
                <text:p>4.13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5">
                <text:p>0.125</text:p>
              </table:table-cell>
              <table:table-cell office:value-type="float" office:value="4.13">
                <text:p>4.13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5833333335759">
                <text:p>0.145833333335759</text:p>
              </table:table-cell>
              <table:table-cell office:value-type="float" office:value="4.14">
                <text:p>4.14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486111111386">
                <text:p>0.15486111111386</text:p>
              </table:table-cell>
              <table:table-cell office:value-type="float" office:value="4.15">
                <text:p>4.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486111111386">
                <text:p>0.15486111111386</text:p>
              </table:table-cell>
              <table:table-cell office:value-type="float" office:value="4.11">
                <text:p>4.11</text:p>
              </table:table-cell>
              <table:table-cell office:value-type="float" office:value="5.14">
                <text:p>5.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4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minimum="3" chart:maximum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7.563cm" svg:height="16.937cm" xlink:href=".." xlink:type="simple" chart:class="chart:scatter" chart:style-name="ch1">
        <chart:title svg:x="11.925cm" svg:y="0.474cm" chart:style-name="ch2">
          <text:p>Процесс Зарядки</text:p>
        </chart:title>
        <chart:legend svg:x="13.188cm" svg:y="10.171cm" style:legend-expansion="custom" chartooo:width="5.617cm" chartooo:height="4.423cm" style:legend-expansion-aspect-ratio="1.26995252091341" chart:style-name="ch3"/>
        <chart:plot-area chart:style-name="ch4" table:cell-range-address="'UltraFire 6000'.B4:'UltraFire 6000'.E34 'Общий график'.B2:'Общий график'.B6 'Общий график'.B7:'Общий график'.B8 'дохлый 1500'.C4:'дохлый 1500'.D24 '2000'.C5:'2000'.D24" chart:data-source-has-labels="row" svg:x="0.729cm" svg:y="1.725cm" svg:width="26.233cm" svg:height="14.504cm">
          <chartooo:coordinate-region svg:x="1.641cm" svg:y="1.938cm" svg:width="24.408cm" svg:height="13.619cm"/>
          <chart:axis chart:dimension="x" chart:name="primary-x" chart:style-name="ch5">
            <chart:title svg:x="13.311cm" svg:y="16.35cm" chart:style-name="ch6">
              <text:p>время</text:p>
            </chart:title>
            <chart:grid chart:style-name="ch7" chart:class="major"/>
          </chart:axis>
          <chart:axis chart:dimension="y" chart:name="primary-y" chart:style-name="ch8">
            <chart:title svg:x="0.001cm" svg:y="9.987cm" chart:style-name="ch9">
              <text:p>напряжение</text:p>
            </chart:title>
            <chart:grid chart:style-name="ch7" chart:class="major"/>
          </chart:axis>
          <chart:axis chart:dimension="y" chart:name="secondary-y" chart:style-name="ch10">
            <chart:title svg:x="26.976cm" svg:y="10.873cm" chart:style-name="ch9">
              <text:p>ток на входе (только UF)</text:p>
            </chart:title>
          </chart:axis>
          <chart:series chart:attached-axis="primary-y" chart:style-name="ch11" chart:values-cell-range-address="'UltraFire 6000'.E4:'UltraFire 6000'.E34" chart:label-cell-address="'Общий график'.B2:'Общий график'.B2" chart:class="chart:scatter">
            <chart:domain table:cell-range-address="'UltraFire 6000'.B4:'UltraFire 6000'.B34"/>
            <chart:data-point chart:repeated="31"/>
          </chart:series>
          <chart:series chart:attached-axis="primary-y" chart:style-name="ch12" chart:values-cell-range-address="'UltraFire 6000'.D4:'UltraFire 6000'.D34" chart:label-cell-address="'Общий график'.B3:'Общий график'.B3" chart:class="chart:scatter">
            <chart:data-point chart:repeated="31"/>
          </chart:series>
          <chart:series chart:attached-axis="secondary-y" chart:style-name="ch13" chart:values-cell-range-address="'UltraFire 6000'.C4:'UltraFire 6000'.C34" chart:label-cell-address="'Общий график'.B4:'Общий график'.B4" chart:class="chart:scatter">
            <chart:data-point chart:repeated="31"/>
          </chart:series>
          <chart:series chart:attached-axis="primary-y" chart:style-name="ch14" chart:values-cell-range-address="'дохлый 1500'.C4:'дохлый 1500'.C24" chart:label-cell-address="'Общий график'.B7:'Общий график'.B7" chart:class="chart:scatter">
            <chart:domain table:cell-range-address="'дохлый 1500'.B4:'дохлый 1500'.B24"/>
            <chart:data-point chart:repeated="21"/>
          </chart:series>
          <chart:series chart:attached-axis="primary-y" chart:style-name="ch15" chart:values-cell-range-address="'дохлый 1500'.D4:'дохлый 1500'.D24" chart:label-cell-address="'Общий график'.B8:'Общий график'.B8" chart:class="chart:scatter">
            <chart:domain table:cell-range-address="'дохлый 1500'.B4:'дохлый 1500'.B24"/>
            <chart:data-point chart:repeated="21"/>
          </chart:series>
          <chart:series chart:attached-axis="primary-y" chart:style-name="ch16" chart:values-cell-range-address="'2000'.C5:'2000'.C24" chart:label-cell-address="'Общий график'.B5:'Общий график'.B5" chart:class="chart:scatter">
            <chart:domain table:cell-range-address="'2000'.B5:'2000'.B24"/>
            <chart:data-point chart:repeated="20"/>
          </chart:series>
          <chart:series chart:attached-axis="primary-y" chart:style-name="ch17" chart:values-cell-range-address="'2000'.D5:'2000'.D24" chart:label-cell-address="'Общий график'.B6:'Общий график'.B6" chart:class="chart:scatter">
            <chart:domain table:cell-range-address="'2000'.B5:'2000'.B24"/>
            <chart:data-point chart:repeated="2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(UltraFire) U Bat.</text:p>
                <draw:g>
                  <svg:desc>'Общий график'.B2:'Общий график'.B2</svg:desc>
                </draw:g>
              </table:table-cell>
              <table:table-cell office:value-type="string">
                <text:p>(UltraFire) U Chr.</text:p>
                <draw:g>
                  <svg:desc>'Общий график'.B3:'Общий график'.B3</svg:desc>
                </draw:g>
              </table:table-cell>
              <table:table-cell office:value-type="string">
                <text:p>(UltraFire) C Bat.</text:p>
                <draw:g>
                  <svg:desc>'Общий график'.B4:'Общий график'.B4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>(1500) U Bat.</text:p>
                <draw:g>
                  <svg:desc>'Общий график'.B7:'Общий график'.B7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>(1500) U Chr.</text:p>
                <draw:g>
                  <svg:desc>'Общий график'.B8:'Общий график'.B8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>(2000) U Bat.</text:p>
                <draw:g>
                  <svg:desc>'Общий график'.B5:'Общий график'.B5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>(2000) U Chr.</text:p>
                <draw:g>
                  <svg:desc>'Общий график'.B6:'Общий график'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UltraFire 6000'.B4:'UltraFire 6000'.B34</svg:desc>
                </draw:g>
              </table:table-cell>
              <table:table-cell office:value-type="float" office:value="3.76">
                <text:p>3.76</text:p>
                <draw:g>
                  <svg:desc>'UltraFire 6000'.E4:'UltraFire 6000'.E34</svg:desc>
                </draw:g>
              </table:table-cell>
              <table:table-cell office:value-type="float" office:value="4.79">
                <text:p>4.79</text:p>
                <draw:g>
                  <svg:desc>'UltraFire 6000'.D4:'UltraFire 6000'.D34</svg:desc>
                </draw:g>
              </table:table-cell>
              <table:table-cell office:value-type="float" office:value="1.03">
                <text:p>1.03</text:p>
                <draw:g>
                  <svg:desc>'UltraFire 6000'.C4:'UltraFire 6000'.C34</svg:desc>
                </draw:g>
              </table:table-cell>
              <table:table-cell office:value-type="float" office:value="0.000115740740740741">
                <text:p>0.000115740740740741</text:p>
                <draw:g>
                  <svg:desc>'дохлый 1500'.B4:'дохлый 1500'.B24</svg:desc>
                </draw:g>
              </table:table-cell>
              <table:table-cell office:value-type="float" office:value="3.89">
                <text:p>3.89</text:p>
                <draw:g>
                  <svg:desc>'дохлый 1500'.C4:'дохлый 1500'.C24</svg:desc>
                </draw:g>
              </table:table-cell>
              <table:table-cell office:value-type="float" office:value="0.000115740740740741">
                <text:p>0.000115740740740741</text:p>
                <draw:g>
                  <svg:desc>'дохлый 1500'.B4:'дохлый 1500'.B24</svg:desc>
                </draw:g>
              </table:table-cell>
              <table:table-cell office:value-type="float" office:value="4.16">
                <text:p>4.16</text:p>
                <draw:g>
                  <svg:desc>'дохлый 1500'.D4:'дохлый 1500'.D24</svg:desc>
                </draw:g>
              </table:table-cell>
              <table:table-cell office:value-type="float" office:value="0">
                <text:p>0</text:p>
                <draw:g>
                  <svg:desc>'2000'.B5:'2000'.B24</svg:desc>
                </draw:g>
              </table:table-cell>
              <table:table-cell office:value-type="float" office:value="3.26">
                <text:p>3.26</text:p>
                <draw:g>
                  <svg:desc>'2000'.C5:'2000'.C24</svg:desc>
                </draw:g>
              </table:table-cell>
              <table:table-cell office:value-type="float" office:value="0">
                <text:p>0</text:p>
                <draw:g>
                  <svg:desc>'2000'.B5:'2000'.B24</svg:desc>
                </draw:g>
              </table:table-cell>
              <table:table-cell office:value-type="float" office:value="3.76">
                <text:p>3.76</text:p>
                <draw:g>
                  <svg:desc>'2000'.D5:'2000'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694444444444442">
                <text:p>0.000694444444444442</text:p>
              </table:table-cell>
              <table:table-cell office:value-type="float" office:value="3.94">
                <text:p>3.94</text:p>
              </table:table-cell>
              <table:table-cell office:value-type="float" office:value="4.81">
                <text:p>4.81</text:p>
              </table:table-cell>
              <table:table-cell office:value-type="float" office:value="0.95">
                <text:p>0.95</text:p>
              </table:table-cell>
              <table:table-cell office:value-type="float" office:value="0.000231481481481481">
                <text:p>0.000231481481481481</text:p>
              </table:table-cell>
              <table:table-cell office:value-type="float" office:value="3.96">
                <text:p>3.96</text:p>
              </table:table-cell>
              <table:table-cell office:value-type="float" office:value="0.000231481481481481">
                <text:p>0.000231481481481481</text:p>
              </table:table-cell>
              <table:table-cell office:value-type="float" office:value="4.19">
                <text:p>4.19</text:p>
              </table:table-cell>
              <table:table-cell office:value-type="float" office:value="0.000694444446708076">
                <text:p>0.000694444446708076</text:p>
              </table:table-cell>
              <table:table-cell office:value-type="float" office:value="3.47">
                <text:p>3.47</text:p>
              </table:table-cell>
              <table:table-cell office:value-type="float" office:value="0.000694444446708076">
                <text:p>0.000694444446708076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38888888888888">
                <text:p>0.00138888888888888</text:p>
              </table:table-cell>
              <table:table-cell office:value-type="float" office:value="3.98">
                <text:p>3.98</text:p>
              </table:table-cell>
              <table:table-cell office:value-type="float" office:value="4.74">
                <text:p>4.74</text:p>
              </table:table-cell>
              <table:table-cell office:value-type="float" office:value="0.81">
                <text:p>0.81</text:p>
              </table:table-cell>
              <table:table-cell office:value-type="float" office:value="0.000578703703703704">
                <text:p>0.000578703703703704</text:p>
              </table:table-cell>
              <table:table-cell office:value-type="float" office:value="3.98">
                <text:p>3.98</text:p>
              </table:table-cell>
              <table:table-cell office:value-type="float" office:value="0.000578703703703704">
                <text:p>0.000578703703703704</text:p>
              </table:table-cell>
              <table:table-cell office:value-type="float" office:value="4.2">
                <text:p>4.2</text:p>
              </table:table-cell>
              <table:table-cell office:value-type="float" office:value="0.00138888888614019">
                <text:p>0.00138888888614019</text:p>
              </table:table-cell>
              <table:table-cell office:value-type="float" office:value="3.57">
                <text:p>3.57</text:p>
              </table:table-cell>
              <table:table-cell office:value-type="float" office:value="0.00138888888614019">
                <text:p>0.00138888888614019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4.03">
                <text:p>4.03</text:p>
              </table:table-cell>
              <table:table-cell office:value-type="float" office:value="4.75">
                <text:p>4.75</text:p>
              </table:table-cell>
              <table:table-cell office:value-type="float" office:value="0.78">
                <text:p>0.78</text:p>
              </table:table-cell>
              <table:table-cell office:value-type="float" office:value="0.000810185185185185">
                <text:p>0.000810185185185185</text:p>
              </table:table-cell>
              <table:table-cell office:value-type="float" office:value="3.99">
                <text:p>3.99</text:p>
              </table:table-cell>
              <table:table-cell office:value-type="float" office:value="0.000810185185185185">
                <text:p>0.000810185185185185</text:p>
              </table:table-cell>
              <table:table-cell office:value-type="float" office:value="4.24">
                <text:p>4.24</text:p>
              </table:table-cell>
              <table:table-cell office:value-type="float" office:value="0.00347222221898846">
                <text:p>0.00347222221898846</text:p>
              </table:table-cell>
              <table:table-cell office:value-type="float" office:value="3.75">
                <text:p>3.75</text:p>
              </table:table-cell>
              <table:table-cell office:value-type="float" office:value="0.00347222221898846">
                <text:p>0.003472222218988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47222222222221">
                <text:p>0.00347222222222221</text:p>
              </table:table-cell>
              <table:table-cell office:value-type="float" office:value="4.06">
                <text:p>4.06</text:p>
              </table:table-cell>
              <table:table-cell office:value-type="float" office:value="4.75">
                <text:p>4.75</text:p>
              </table:table-cell>
              <table:table-cell office:value-type="float" office:value="0.76">
                <text:p>0.76</text:p>
              </table:table-cell>
              <table:table-cell office:value-type="float" office:value="0.00104166666666667">
                <text:p>0.00104166666666667</text:p>
              </table:table-cell>
              <table:table-cell office:value-type="float" office:value="4.01">
                <text:p>4.01</text:p>
              </table:table-cell>
              <table:table-cell office:value-type="float" office:value="0.00104166666666667">
                <text:p>0.00104166666666667</text:p>
              </table:table-cell>
              <table:table-cell office:value-type="float" office:value="4.25">
                <text:p>4.25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3.87">
                <text:p>3.87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624999999999998">
                <text:p>0.00624999999999998</text:p>
              </table:table-cell>
              <table:table-cell office:value-type="float" office:value="4.09">
                <text:p>4.09</text:p>
              </table:table-cell>
              <table:table-cell office:value-type="float" office:value="4.75">
                <text:p>4.75</text:p>
              </table:table-cell>
              <table:table-cell office:value-type="float" office:value="0.73">
                <text:p>0.73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4.03">
                <text:p>4.03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4.27">
                <text:p>4.27</text:p>
              </table:table-cell>
              <table:table-cell office:value-type="float" office:value="0.0104166666642413">
                <text:p>0.0104166666642413</text:p>
              </table:table-cell>
              <table:table-cell office:value-type="float" office:value="3.89">
                <text:p>3.89</text:p>
              </table:table-cell>
              <table:table-cell office:value-type="float" office:value="0.0104166666642413">
                <text:p>0.0104166666642413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902777777777775">
                <text:p>0.00902777777777775</text:p>
              </table:table-cell>
              <table:table-cell office:value-type="float" office:value="4.14">
                <text:p>4.14</text:p>
              </table:table-cell>
              <table:table-cell office:value-type="float" office:value="4.76">
                <text:p>4.76</text:p>
              </table:table-cell>
              <table:table-cell office:value-type="float" office:value="0.69">
                <text:p>0.69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4.04">
                <text:p>4.04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4.28">
                <text:p>4.28</text:p>
              </table:table-cell>
              <table:table-cell office:value-type="float" office:value="0.0138888888905058">
                <text:p>0.0138888888905058</text:p>
              </table:table-cell>
              <table:table-cell office:value-type="float" office:value="3.9">
                <text:p>3.9</text:p>
              </table:table-cell>
              <table:table-cell office:value-type="float" office:value="0.0138888888905058">
                <text:p>0.0138888888905058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04166666666666">
                <text:p>0.0104166666666666</text:p>
              </table:table-cell>
              <table:table-cell office:value-type="float" office:value="4.15">
                <text:p>4.15</text:p>
              </table:table-cell>
              <table:table-cell office:value-type="float" office:value="4.77">
                <text:p>4.77</text:p>
              </table:table-cell>
              <table:table-cell office:value-type="float" office:value="0.68">
                <text:p>0.68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4.05">
                <text:p>4.05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4.3">
                <text:p>4.3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3.94">
                <text:p>3.94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25">
                <text:p>0.0125</text:p>
              </table:table-cell>
              <table:table-cell office:value-type="float" office:value="4.16">
                <text:p>4.16</text:p>
              </table:table-cell>
              <table:table-cell office:value-type="float" office:value="4.81">
                <text:p>4.81</text:p>
              </table:table-cell>
              <table:table-cell office:value-type="float" office:value="0.62">
                <text:p>0.62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4.08">
                <text:p>4.08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4.32">
                <text:p>4.32</text:p>
              </table:table-cell>
              <table:table-cell office:value-type="float" office:value="0.0277777777810115">
                <text:p>0.0277777777810115</text:p>
              </table:table-cell>
              <table:table-cell office:value-type="float" office:value="3.96">
                <text:p>3.96</text:p>
              </table:table-cell>
              <table:table-cell office:value-type="float" office:value="0.0277777777810115">
                <text:p>0.0277777777810115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52777777777778">
                <text:p>0.0152777777777778</text:p>
              </table:table-cell>
              <table:table-cell office:value-type="float" office:value="4.17">
                <text:p>4.17</text:p>
              </table:table-cell>
              <table:table-cell office:value-type="float" office:value="4.86">
                <text:p>4.86</text:p>
              </table:table-cell>
              <table:table-cell office:value-type="float" office:value="0.58">
                <text:p>0.58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4.11">
                <text:p>4.11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4.35">
                <text:p>4.35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3.99">
                <text:p>3.99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4.17">
                <text:p>4.17</text:p>
              </table:table-cell>
              <table:table-cell office:value-type="float" office:value="4.87">
                <text:p>4.87</text:p>
              </table:table-cell>
              <table:table-cell office:value-type="float" office:value="0.54">
                <text:p>0.54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4.11">
                <text:p>4.11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4.78">
                <text:p>4.78</text:p>
              </table:table-cell>
              <table:table-cell office:value-type="float" office:value="0.062500000007276">
                <text:p>0.062500000007276</text:p>
              </table:table-cell>
              <table:table-cell office:value-type="float" office:value="4.04">
                <text:p>4.04</text:p>
              </table:table-cell>
              <table:table-cell office:value-type="float" office:value="0.062500000007276">
                <text:p>0.062500000007276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01388888888889">
                <text:p>0.0201388888888889</text:p>
              </table:table-cell>
              <table:table-cell office:value-type="float" office:value="4.17">
                <text:p>4.17</text:p>
              </table:table-cell>
              <table:table-cell office:value-type="float" office:value="4.89">
                <text:p>4.89</text:p>
              </table:table-cell>
              <table:table-cell office:value-type="float" office:value="0.5">
                <text:p>0.5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4.11">
                <text:p>4.11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4.82">
                <text:p>4.82</text:p>
              </table:table-cell>
              <table:table-cell office:value-type="float" office:value="0.0763888888905058">
                <text:p>0.0763888888905058</text:p>
              </table:table-cell>
              <table:table-cell office:value-type="float" office:value="4.11">
                <text:p>4.11</text:p>
              </table:table-cell>
              <table:table-cell office:value-type="float" office:value="0.0763888888905058">
                <text:p>0.0763888888905058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29166666666666">
                <text:p>0.0229166666666666</text:p>
              </table:table-cell>
              <table:table-cell office:value-type="float" office:value="4.17">
                <text:p>4.17</text:p>
              </table:table-cell>
              <table:table-cell office:value-type="float" office:value="4.9">
                <text:p>4.9</text:p>
              </table:table-cell>
              <table:table-cell office:value-type="float" office:value="0.47">
                <text:p>0.47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4.11">
                <text:p>4.11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4.84">
                <text:p>4.84</text:p>
              </table:table-cell>
              <table:table-cell office:value-type="float" office:value="0.0833333333357587">
                <text:p>0.0833333333357587</text:p>
              </table:table-cell>
              <table:table-cell office:value-type="float" office:value="4.11">
                <text:p>4.11</text:p>
              </table:table-cell>
              <table:table-cell office:value-type="float" office:value="0.0833333333357587">
                <text:p>0.0833333333357587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63888888888889">
                <text:p>0.0263888888888889</text:p>
              </table:table-cell>
              <table:table-cell office:value-type="float" office:value="4.17">
                <text:p>4.17</text:p>
              </table:table-cell>
              <table:table-cell office:value-type="float" office:value="4.9">
                <text:p>4.9</text:p>
              </table:table-cell>
              <table:table-cell office:value-type="float" office:value="0.43">
                <text:p>0.43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4.11">
                <text:p>4.11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4.86">
                <text:p>4.86</text:p>
              </table:table-cell>
              <table:table-cell office:value-type="float" office:value="0.0902777777810115">
                <text:p>0.0902777777810115</text:p>
              </table:table-cell>
              <table:table-cell office:value-type="float" office:value="4.11">
                <text:p>4.11</text:p>
              </table:table-cell>
              <table:table-cell office:value-type="float" office:value="0.0902777777810115">
                <text:p>0.0902777777810115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98611111111111">
                <text:p>0.0298611111111111</text:p>
              </table:table-cell>
              <table:table-cell office:value-type="float" office:value="4.17">
                <text:p>4.17</text:p>
              </table:table-cell>
              <table:table-cell office:value-type="float" office:value="4.91">
                <text:p>4.91</text:p>
              </table:table-cell>
              <table:table-cell office:value-type="float" office:value="0.4">
                <text:p>0.4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4.12">
                <text:p>4.12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4.88">
                <text:p>4.88</text:p>
              </table:table-cell>
              <table:table-cell office:value-type="float" office:value="0.104166666671517">
                <text:p>0.104166666671517</text:p>
              </table:table-cell>
              <table:table-cell office:value-type="float" office:value="4.12">
                <text:p>4.12</text:p>
              </table:table-cell>
              <table:table-cell office:value-type="float" office:value="0.104166666671517">
                <text:p>0.104166666671517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4.17">
                <text:p>4.17</text:p>
              </table:table-cell>
              <table:table-cell office:value-type="float" office:value="4.92">
                <text:p>4.92</text:p>
              </table:table-cell>
              <table:table-cell office:value-type="float" office:value="0.36">
                <text:p>0.36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4.13">
                <text:p>4.13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4.9">
                <text:p>4.9</text:p>
              </table:table-cell>
              <table:table-cell office:value-type="float" office:value="0.114583333335759">
                <text:p>0.114583333335759</text:p>
              </table:table-cell>
              <table:table-cell office:value-type="float" office:value="4.13">
                <text:p>4.13</text:p>
              </table:table-cell>
              <table:table-cell office:value-type="float" office:value="0.114583333335759">
                <text:p>0.11458333333575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68055555555555">
                <text:p>0.0368055555555555</text:p>
              </table:table-cell>
              <table:table-cell office:value-type="float" office:value="4.17">
                <text:p>4.17</text:p>
              </table:table-cell>
              <table:table-cell office:value-type="float" office:value="4.93">
                <text:p>4.93</text:p>
              </table:table-cell>
              <table:table-cell office:value-type="float" office:value="0.32">
                <text:p>0.32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4.13">
                <text:p>4.13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4.92">
                <text:p>4.92</text:p>
              </table:table-cell>
              <table:table-cell office:value-type="float" office:value="0.125">
                <text:p>0.125</text:p>
              </table:table-cell>
              <table:table-cell office:value-type="float" office:value="4.13">
                <text:p>4.13</text:p>
              </table:table-cell>
              <table:table-cell office:value-type="float" office:value="0.125">
                <text:p>0.125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02777777777777">
                <text:p>0.0402777777777777</text:p>
              </table:table-cell>
              <table:table-cell office:value-type="float" office:value="4.17">
                <text:p>4.17</text:p>
              </table:table-cell>
              <table:table-cell office:value-type="float" office:value="4.94">
                <text:p>4.94</text:p>
              </table:table-cell>
              <table:table-cell office:value-type="float" office:value="0.29">
                <text:p>0.29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4.13">
                <text:p>4.13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4.9">
                <text:p>4.9</text:p>
              </table:table-cell>
              <table:table-cell office:value-type="float" office:value="0.145833333335759">
                <text:p>0.145833333335759</text:p>
              </table:table-cell>
              <table:table-cell office:value-type="float" office:value="4.14">
                <text:p>4.14</text:p>
              </table:table-cell>
              <table:table-cell office:value-type="float" office:value="0.145833333335759">
                <text:p>0.145833333335759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375">
                <text:p>0.04375</text:p>
              </table:table-cell>
              <table:table-cell office:value-type="float" office:value="4.17">
                <text:p>4.17</text:p>
              </table:table-cell>
              <table:table-cell office:value-type="float" office:value="4.95">
                <text:p>4.95</text:p>
              </table:table-cell>
              <table:table-cell office:value-type="float" office:value="0.26">
                <text:p>0.26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4.14">
                <text:p>4.14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4.9">
                <text:p>4.9</text:p>
              </table:table-cell>
              <table:table-cell office:value-type="float" office:value="0.15486111111386">
                <text:p>0.15486111111386</text:p>
              </table:table-cell>
              <table:table-cell office:value-type="float" office:value="4.15">
                <text:p>4.15</text:p>
              </table:table-cell>
              <table:table-cell office:value-type="float" office:value="0.15486111111386">
                <text:p>0.154861111113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72222222222222">
                <text:p>0.0472222222222222</text:p>
              </table:table-cell>
              <table:table-cell office:value-type="float" office:value="4.17">
                <text:p>4.17</text:p>
              </table:table-cell>
              <table:table-cell office:value-type="float" office:value="4.96">
                <text:p>4.96</text:p>
              </table:table-cell>
              <table:table-cell office:value-type="float" office:value="0.24">
                <text:p>0.2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4.15">
                <text:p>4.1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4.96">
                <text:p>4.96</text:p>
              </table:table-cell>
              <table:table-cell office:value-type="float" office:value="0.15486111111386">
                <text:p>0.15486111111386</text:p>
              </table:table-cell>
              <table:table-cell office:value-type="float" office:value="4.11">
                <text:p>4.11</text:p>
              </table:table-cell>
              <table:table-cell office:value-type="float" office:value="0.15486111111386">
                <text:p>0.15486111111386</text:p>
              </table:table-cell>
              <table:table-cell office:value-type="float" office:value="5.14">
                <text:p>5.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06944444444444">
                <text:p>0.0506944444444444</text:p>
              </table:table-cell>
              <table:table-cell office:value-type="float" office:value="4.17">
                <text:p>4.17</text:p>
              </table:table-cell>
              <table:table-cell office:value-type="float" office:value="4.96">
                <text:p>4.96</text:p>
              </table:table-cell>
              <table:table-cell office:value-type="float" office:value="0.2">
                <text:p>0.2</text:p>
              </table:table-cell>
              <table:table-cell office:value-type="float" office:value="0.0951388888888889">
                <text:p>0.0951388888888889</text:p>
              </table:table-cell>
              <table:table-cell office:value-type="float" office:value="4.15">
                <text:p>4.15</text:p>
              </table:table-cell>
              <table:table-cell office:value-type="float" office:value="0.0951388888888889">
                <text:p>0.0951388888888889</text:p>
              </table:table-cell>
              <table:table-cell office:value-type="float" office:value="4.98">
                <text:p>4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41666666666666">
                <text:p>0.0541666666666666</text:p>
              </table:table-cell>
              <table:table-cell office:value-type="float" office:value="4.17">
                <text:p>4.17</text:p>
              </table:table-cell>
              <table:table-cell office:value-type="float" office:value="4.97">
                <text:p>4.97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76388888888889">
                <text:p>0.0576388888888889</text:p>
              </table:table-cell>
              <table:table-cell office:value-type="float" office:value="4.17">
                <text:p>4.17</text:p>
              </table:table-cell>
              <table:table-cell office:value-type="float" office:value="4.98">
                <text:p>4.98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611111111111111">
                <text:p>0.0611111111111111</text:p>
              </table:table-cell>
              <table:table-cell office:value-type="float" office:value="4.17">
                <text:p>4.17</text:p>
              </table:table-cell>
              <table:table-cell office:value-type="float" office:value="4.99">
                <text:p>4.99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645833333333333">
                <text:p>0.0645833333333333</text:p>
              </table:table-cell>
              <table:table-cell office:value-type="float" office:value="4.17">
                <text:p>4.17</text:p>
              </table:table-cell>
              <table:table-cell office:value-type="float" office:value="4.99">
                <text:p>4.9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680555555555555">
                <text:p>0.0680555555555555</text:p>
              </table:table-cell>
              <table:table-cell office:value-type="float" office:value="4.17">
                <text:p>4.17</text:p>
              </table:table-cell>
              <table:table-cell office:value-type="float" office:value="5">
                <text:p>5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4.17">
                <text:p>4.17</text:p>
              </table:table-cell>
              <table:table-cell office:value-type="float" office:value="5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4.13">
                <text:p>4.13</text:p>
              </table:table-cell>
              <table:table-cell office:value-type="float" office:value="5.02">
                <text:p>5.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29166666666666">
                <text:p>0.0729166666666666</text:p>
              </table:table-cell>
              <table:table-cell office:value-type="float" office:value="4.12">
                <text:p>4.12</text:p>
              </table:table-cell>
              <table:table-cell office:value-type="float" office:value="5.02">
                <text:p>5.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5">
                <text:p>0.075</text:p>
              </table:table-cell>
              <table:table-cell office:value-type="float" office:value="4.11">
                <text:p>4.11</text:p>
              </table:table-cell>
              <table:table-cell office:value-type="float" office:value="5.02">
                <text:p>5.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84722222222222">
                <text:p>0.0784722222222222</text:p>
              </table:table-cell>
              <table:table-cell office:value-type="float" office:value="4.11">
                <text:p>4.11</text:p>
              </table:table-cell>
              <table:table-cell office:value-type="float" office:value="5.02">
                <text:p>5.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108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minimum="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935cm" svg:height="12.017cm" xlink:href=".." xlink:type="simple" chart:class="chart:scatter" chart:style-name="ch1">
        <chart:title svg:x="8.129cm" svg:y="0.376cm" chart:style-name="ch2">
          <text:p>процесс разрядки с подсветкой</text:p>
        </chart:title>
        <chart:legend svg:x="2.88cm" svg:y="6.766cm" style:legend-expansion="custom" chartooo:width="8.186cm" chartooo:height="1.046cm" style:legend-expansion-aspect-ratio="7.82600382409178" chart:style-name="ch3"/>
        <chart:plot-area chart:style-name="ch4" table:cell-range-address="'2000'.I4:'2000'.J26 '2000'.I2:'2000'.I2 '2000'.F2:'2000'.F2 '2000'.G4:'2000'.G26 'Общий график'.B2:'Общий график'.B2 'дохлый 1500'.M3:'дохлый 1500'.M27 'Общий график'.B7:'Общий график'.B7 'дохлый 1500'.J3:'дохлый 1500'.J25" chart:data-source-has-labels="row" svg:x="1.498cm" svg:y="1.092cm" svg:width="20.871cm" svg:height="10.26cm">
          <chartooo:coordinate-region svg:x="2.41cm" svg:y="1.304cm" svg:width="19.534cm" svg:height="9.375cm"/>
          <chart:axis chart:dimension="x" chart:name="primary-x" chart:style-name="ch5">
            <chart:title svg:x="11.399cm" svg:y="11.43cm" chart:style-name="ch6">
              <text:p>время</text:p>
            </chart:title>
            <chart:grid chart:style-name="ch7" chart:class="major"/>
          </chart:axis>
          <chart:axis chart:dimension="y" chart:name="primary-y" chart:style-name="ch8">
            <chart:title svg:x="0.453cm" svg:y="7.232cm" chart:style-name="ch9">
              <text:p>напряжение</text:p>
            </chart:title>
            <chart:grid chart:style-name="ch7" chart:class="major"/>
          </chart:axis>
          <chart:series chart:style-name="ch10" chart:values-cell-range-address="'2000'.J4:'2000'.J26" chart:label-cell-address="'2000'.I2:'2000'.I2" chart:class="chart:scatter">
            <chart:domain table:cell-range-address="'2000'.I4:'2000'.I26"/>
            <chart:data-point chart:repeated="23"/>
          </chart:series>
          <chart:series chart:style-name="ch11" chart:values-cell-range-address="'2000'.G4:'2000'.G26" chart:label-cell-address="'2000'.F2:'2000'.F2" chart:class="chart:scatter">
            <chart:domain table:cell-range-address="'2000'.F4:'2000'.F26"/>
            <chart:data-point chart:repeated="23"/>
          </chart:series>
          <chart:series chart:style-name="ch12" chart:values-cell-range-address="'дохлый 1500'.M3:'дохлый 1500'.M27" chart:label-cell-address="'Общий график'.B2:'Общий график'.B2" chart:class="chart:scatter">
            <chart:domain table:cell-range-address="'дохлый 1500'.L3:'дохлый 1500'.L27"/>
            <chart:data-point chart:repeated="25"/>
          </chart:series>
          <chart:series chart:style-name="ch13" chart:values-cell-range-address="'дохлый 1500'.J3:'дохлый 1500'.J25" chart:label-cell-address="'Общий график'.B7:'Общий график'.B7" chart:class="chart:scatter">
            <chart:domain table:cell-range-address="'дохлый 1500'.I3:'дохлый 1500'.I25"/>
            <chart:data-point chart:repeated="2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I</text:p>
              </table:table-cell>
              <table:table-cell office:value-type="string">
                <text:p>без подсветки</text:p>
                <draw:g>
                  <svg:desc>'2000'.I2:'2000'.I2</svg:desc>
                </draw:g>
              </table:table-cell>
              <table:table-cell office:value-type="string">
                <text:p>Столбец F</text:p>
              </table:table-cell>
              <table:table-cell office:value-type="string">
                <text:p>подсветка включена</text:p>
                <draw:g>
                  <svg:desc>'2000'.F2:'2000'.F2</svg:desc>
                </draw:g>
              </table:table-cell>
              <table:table-cell office:value-type="string">
                <text:p>Столбец L</text:p>
              </table:table-cell>
              <table:table-cell office:value-type="string">
                <text:p>(UltraFire) U Bat.</text:p>
                <draw:g>
                  <svg:desc>'Общий график'.B2:'Общий график'.B2</svg:desc>
                </draw:g>
              </table:table-cell>
              <table:table-cell office:value-type="string">
                <text:p>Столбец I</text:p>
              </table:table-cell>
              <table:table-cell office:value-type="string">
                <text:p>(1500) U Bat.</text:p>
                <draw:g>
                  <svg:desc>'Общий график'.B7:'Общий график'.B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00'.I4:'2000'.I26</svg:desc>
                </draw:g>
              </table:table-cell>
              <table:table-cell office:value-type="float" office:value="4.12">
                <text:p>4.12</text:p>
                <draw:g>
                  <svg:desc>'2000'.J4:'2000'.J26</svg:desc>
                </draw:g>
              </table:table-cell>
              <table:table-cell office:value-type="float" office:value="0">
                <text:p>0</text:p>
                <draw:g>
                  <svg:desc>'2000'.F4:'2000'.F26</svg:desc>
                </draw:g>
              </table:table-cell>
              <table:table-cell office:value-type="float" office:value="4.11">
                <text:p>4.11</text:p>
                <draw:g>
                  <svg:desc>'2000'.G4:'2000'.G26</svg:desc>
                </draw:g>
              </table:table-cell>
              <table:table-cell office:value-type="float" office:value="0">
                <text:p>0</text:p>
                <draw:g>
                  <svg:desc>'дохлый 1500'.L3:'дохлый 1500'.L27</svg:desc>
                </draw:g>
              </table:table-cell>
              <table:table-cell office:value-type="float" office:value="4.1">
                <text:p>4.1</text:p>
                <draw:g>
                  <svg:desc>'дохлый 1500'.M3:'дохлый 1500'.M27</svg:desc>
                </draw:g>
              </table:table-cell>
              <table:table-cell office:value-type="float" office:value="0">
                <text:p>0</text:p>
                <draw:g>
                  <svg:desc>'дохлый 1500'.I3:'дохлый 1500'.I25</svg:desc>
                </draw:g>
              </table:table-cell>
              <table:table-cell office:value-type="float" office:value="4.09">
                <text:p>4.09</text:p>
                <draw:g>
                  <svg:desc>'дохлый 1500'.J3:'дохлый 1500'.J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73611111167702">
                <text:p>0.0173611111167702</text:p>
              </table:table-cell>
              <table:table-cell office:value-type="float" office:value="4.11">
                <text:p>4.11</text:p>
              </table:table-cell>
              <table:table-cell office:value-type="float" office:value="0.0486111111167702">
                <text:p>0.0486111111167702</text:p>
              </table:table-cell>
              <table:table-cell office:value-type="float" office:value="4.09">
                <text:p>4.09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4.08">
                <text:p>4.08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38887731474824">
                <text:p>0.0638887731474824</text:p>
              </table:table-cell>
              <table:table-cell office:value-type="float" office:value="4.11">
                <text:p>4.11</text:p>
              </table:table-cell>
              <table:table-cell office:value-type="float" office:value="0.0930555555605679">
                <text:p>0.0930555555605679</text:p>
              </table:table-cell>
              <table:table-cell office:value-type="float" office:value="4.07">
                <text:p>4.07</text:p>
              </table:table-cell>
              <table:table-cell office:value-type="float" office:value="0.0138888888905058">
                <text:p>0.0138888888905058</text:p>
              </table:table-cell>
              <table:table-cell office:value-type="float" office:value="4.06">
                <text:p>4.06</text:p>
              </table:table-cell>
              <table:table-cell office:value-type="float" office:value="0.03125">
                <text:p>0.03125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8333333337214">
                <text:p>0.108333333337214</text:p>
              </table:table-cell>
              <table:table-cell office:value-type="float" office:value="4.09">
                <text:p>4.09</text:p>
              </table:table-cell>
              <table:table-cell office:value-type="float" office:value="0.154861111121136">
                <text:p>0.154861111121136</text:p>
              </table:table-cell>
              <table:table-cell office:value-type="float" office:value="4.05">
                <text:p>4.05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4.05">
                <text:p>4.05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09027777781012">
                <text:p>0.309027777781012</text:p>
              </table:table-cell>
              <table:table-cell office:value-type="float" office:value="4.05">
                <text:p>4.05</text:p>
              </table:table-cell>
              <table:table-cell office:value-type="float" office:value="0.209722222229175">
                <text:p>0.209722222229175</text:p>
              </table:table-cell>
              <table:table-cell office:value-type="float" office:value="4.04">
                <text:p>4.04</text:p>
              </table:table-cell>
              <table:table-cell office:value-type="float" office:value="0.0319444444467081">
                <text:p>0.0319444444467081</text:p>
              </table:table-cell>
              <table:table-cell office:value-type="float" office:value="4.04">
                <text:p>4.04</text:p>
              </table:table-cell>
              <table:table-cell office:value-type="float" office:value="0.115972222221899">
                <text:p>0.115972222221899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26388888889051">
                <text:p>0.426388888889051</text:p>
              </table:table-cell>
              <table:table-cell office:value-type="float" office:value="4.03">
                <text:p>4.03</text:p>
              </table:table-cell>
              <table:table-cell office:value-type="float" office:value="0.272222222229175">
                <text:p>0.272222222229175</text:p>
              </table:table-cell>
              <table:table-cell office:value-type="float" office:value="4.02">
                <text:p>4.02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4.04">
                <text:p>4.04</text:p>
              </table:table-cell>
              <table:table-cell office:value-type="float" office:value="0.177777777782467">
                <text:p>0.177777777782467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80555555559113">
                <text:p>0.880555555559113</text:p>
              </table:table-cell>
              <table:table-cell office:value-type="float" office:value="3.96">
                <text:p>3.96</text:p>
              </table:table-cell>
              <table:table-cell office:value-type="float" office:value="0.343055555560568">
                <text:p>0.343055555560568</text:p>
              </table:table-cell>
              <table:table-cell office:value-type="float" office:value="3.99">
                <text:p>3.99</text:p>
              </table:table-cell>
              <table:table-cell office:value-type="float" office:value="0.062500000007276">
                <text:p>0.062500000007276</text:p>
              </table:table-cell>
              <table:table-cell office:value-type="float" office:value="4.02">
                <text:p>4.02</text:p>
              </table:table-cell>
              <table:table-cell office:value-type="float" office:value="0.231944444443798">
                <text:p>0.231944444443798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39583333332848">
                <text:p>0.939583333332848</text:p>
              </table:table-cell>
              <table:table-cell office:value-type="float" office:value="3.95">
                <text:p>3.95</text:p>
              </table:table-cell>
              <table:table-cell office:value-type="float" office:value="0.454166666670062">
                <text:p>0.454166666670062</text:p>
              </table:table-cell>
              <table:table-cell office:value-type="float" office:value="3.96">
                <text:p>3.96</text:p>
              </table:table-cell>
              <table:table-cell office:value-type="float" office:value="0.0833333333357587">
                <text:p>0.0833333333357587</text:p>
              </table:table-cell>
              <table:table-cell office:value-type="float" office:value="4.01">
                <text:p>4.01</text:p>
              </table:table-cell>
              <table:table-cell office:value-type="float" office:value="0.318055555559113">
                <text:p>0.318055555559113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3819444444525">
                <text:p>1.03819444444525</text:p>
              </table:table-cell>
              <table:table-cell office:value-type="float" office:value="3.93">
                <text:p>3.93</text:p>
              </table:table-cell>
              <table:table-cell office:value-type="float" office:value="0.725000000005821">
                <text:p>0.725000000005821</text:p>
              </table:table-cell>
              <table:table-cell office:value-type="float" office:value="3.9">
                <text:p>3.9</text:p>
              </table:table-cell>
              <table:table-cell office:value-type="float" office:value="0.145833333335759">
                <text:p>0.145833333335759</text:p>
              </table:table-cell>
              <table:table-cell office:value-type="float" office:value="3.97">
                <text:p>3.97</text:p>
              </table:table-cell>
              <table:table-cell office:value-type="float" office:value="0.454166666670062">
                <text:p>0.454166666670062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7986111111677">
                <text:p>1.07986111111677</text:p>
              </table:table-cell>
              <table:table-cell office:value-type="float" office:value="3.93">
                <text:p>3.93</text:p>
              </table:table-cell>
              <table:table-cell office:value-type="float" office:value="0.852777777778101">
                <text:p>0.852777777778101</text:p>
              </table:table-cell>
              <table:table-cell office:value-type="float" office:value="3.86">
                <text:p>3.86</text:p>
              </table:table-cell>
              <table:table-cell office:value-type="float" office:value="0.238888888889051">
                <text:p>0.238888888889051</text:p>
              </table:table-cell>
              <table:table-cell office:value-type="float" office:value="3.96">
                <text:p>3.96</text:p>
              </table:table-cell>
              <table:table-cell office:value-type="float" office:value="0.525000000001455">
                <text:p>0.525000000001455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9861111111677">
                <text:p>1.29861111111677</text:p>
              </table:table-cell>
              <table:table-cell office:value-type="float" office:value="3.9">
                <text:p>3.9</text:p>
              </table:table-cell>
              <table:table-cell office:value-type="float" office:value="0.89236111111677">
                <text:p>0.89236111111677</text:p>
              </table:table-cell>
              <table:table-cell office:value-type="float" office:value="3.85">
                <text:p>3.85</text:p>
              </table:table-cell>
              <table:table-cell office:value-type="float" office:value="0.259027777778101">
                <text:p>0.259027777778101</text:p>
              </table:table-cell>
              <table:table-cell office:value-type="float" office:value="3.96">
                <text:p>3.96</text:p>
              </table:table-cell>
              <table:table-cell office:value-type="float" office:value="0.564583333340124">
                <text:p>0.564583333340124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3541666666715">
                <text:p>1.43541666666715</text:p>
              </table:table-cell>
              <table:table-cell office:value-type="float" office:value="3.87">
                <text:p>3.87</text:p>
              </table:table-cell>
              <table:table-cell office:value-type="float" office:value="1.31944444445253">
                <text:p>1.31944444445253</text:p>
              </table:table-cell>
              <table:table-cell office:value-type="float" office:value="3.79">
                <text:p>3.79</text:p>
              </table:table-cell>
              <table:table-cell office:value-type="float" office:value="0.330555555563478">
                <text:p>0.330555555563478</text:p>
              </table:table-cell>
              <table:table-cell office:value-type="float" office:value="3.94">
                <text:p>3.94</text:p>
              </table:table-cell>
              <table:table-cell office:value-type="float" office:value="0.777777777781012">
                <text:p>0.777777777781012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9583333333576">
                <text:p>1.89583333333576</text:p>
              </table:table-cell>
              <table:table-cell office:value-type="float" office:value="3.82">
                <text:p>3.82</text:p>
              </table:table-cell>
              <table:table-cell office:value-type="float" office:value="1.39722222222917">
                <text:p>1.39722222222917</text:p>
              </table:table-cell>
              <table:table-cell office:value-type="float" office:value="3.78">
                <text:p>3.78</text:p>
              </table:table-cell>
              <table:table-cell office:value-type="float" office:value="0.378472222218988">
                <text:p>0.378472222218988</text:p>
              </table:table-cell>
              <table:table-cell office:value-type="float" office:value="3.93">
                <text:p>3.93</text:p>
              </table:table-cell>
              <table:table-cell office:value-type="float" office:value="0.818055555559113">
                <text:p>0.818055555559113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9652777778101">
                <text:p>1.99652777778101</text:p>
              </table:table-cell>
              <table:table-cell office:value-type="float" office:value="3.81">
                <text:p>3.81</text:p>
              </table:table-cell>
              <table:table-cell office:value-type="float" office:value="1.47986099537229">
                <text:p>1.47986099537229</text:p>
              </table:table-cell>
              <table:table-cell office:value-type="float" office:value="3.77">
                <text:p>3.77</text:p>
              </table:table-cell>
              <table:table-cell office:value-type="float" office:value="0.465277777781012">
                <text:p>0.465277777781012</text:p>
              </table:table-cell>
              <table:table-cell office:value-type="float" office:value="3.91">
                <text:p>3.91</text:p>
              </table:table-cell>
              <table:table-cell office:value-type="float" office:value="0.951388888890506">
                <text:p>0.951388888890506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58541666667588">
                <text:p>1.58541666667588</text:p>
              </table:table-cell>
              <table:table-cell office:value-type="float" office:value="3.76">
                <text:p>3.76</text:p>
              </table:table-cell>
              <table:table-cell office:value-type="float" office:value="0.507638888891961">
                <text:p>0.507638888891961</text:p>
              </table:table-cell>
              <table:table-cell office:value-type="float" office:value="3.88">
                <text:p>3.88</text:p>
              </table:table-cell>
              <table:table-cell office:value-type="float" office:value="0.982638888890506">
                <text:p>0.982638888890506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66597222223209">
                <text:p>1.66597222223209</text:p>
              </table:table-cell>
              <table:table-cell office:value-type="float" office:value="3.75">
                <text:p>3.75</text:p>
              </table:table-cell>
              <table:table-cell office:value-type="float" office:value="0.549305555563478">
                <text:p>0.549305555563478</text:p>
              </table:table-cell>
              <table:table-cell office:value-type="float" office:value="3.86">
                <text:p>3.86</text:p>
              </table:table-cell>
              <table:table-cell office:value-type="float" office:value="1.03749999999854">
                <text:p>1.03749999999854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84513888889342">
                <text:p>1.84513888889342</text:p>
              </table:table-cell>
              <table:table-cell office:value-type="float" office:value="3.74">
                <text:p>3.74</text:p>
              </table:table-cell>
              <table:table-cell office:value-type="float" office:value="0.598611111112405">
                <text:p>0.598611111112405</text:p>
              </table:table-cell>
              <table:table-cell office:value-type="float" office:value="3.82">
                <text:p>3.82</text:p>
              </table:table-cell>
              <table:table-cell office:value-type="float" office:value="1.05833333334158">
                <text:p>1.05833333334158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.30416666667588">
                <text:p>2.30416666667588</text:p>
              </table:table-cell>
              <table:table-cell office:value-type="float" office:value="3.69">
                <text:p>3.69</text:p>
              </table:table-cell>
              <table:table-cell office:value-type="float" office:value="0.659027777779556">
                <text:p>0.659027777779556</text:p>
              </table:table-cell>
              <table:table-cell office:value-type="float" office:value="3.79">
                <text:p>3.79</text:p>
              </table:table-cell>
              <table:table-cell office:value-type="float" office:value="1.11944444444816">
                <text:p>1.11944444444816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.45277777778392">
                <text:p>2.45277777778392</text:p>
              </table:table-cell>
              <table:table-cell office:value-type="float" office:value="3.65">
                <text:p>3.65</text:p>
              </table:table-cell>
              <table:table-cell office:value-type="float" office:value="0.71875">
                <text:p>0.71875</text:p>
              </table:table-cell>
              <table:table-cell office:value-type="float" office:value="3.75">
                <text:p>3.75</text:p>
              </table:table-cell>
              <table:table-cell office:value-type="float" office:value="1.14652777777519">
                <text:p>1.14652777777519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.72569444444525">
                <text:p>2.72569444444525</text:p>
              </table:table-cell>
              <table:table-cell office:value-type="float" office:value="3.55">
                <text:p>3.55</text:p>
              </table:table-cell>
              <table:table-cell office:value-type="float" office:value="0.770833333335759">
                <text:p>0.770833333335759</text:p>
              </table:table-cell>
              <table:table-cell office:value-type="float" office:value="3.72">
                <text:p>3.72</text:p>
              </table:table-cell>
              <table:table-cell office:value-type="float" office:value="1.21875">
                <text:p>1.21875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.85972222222335">
                <text:p>2.85972222222335</text:p>
              </table:table-cell>
              <table:table-cell office:value-type="float" office:value="3.4">
                <text:p>3.4</text:p>
              </table:table-cell>
              <table:table-cell office:value-type="float" office:value="0.825694444451074">
                <text:p>0.825694444451074</text:p>
              </table:table-cell>
              <table:table-cell office:value-type="float" office:value="3.61">
                <text:p>3.61</text:p>
              </table:table-cell>
              <table:table-cell office:value-type="float" office:value="1.29583333333721">
                <text:p>1.29583333333721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.88055555555911">
                <text:p>2.88055555555911</text:p>
              </table:table-cell>
              <table:table-cell office:value-type="float" office:value="3.35">
                <text:p>3.35</text:p>
              </table:table-cell>
              <table:table-cell office:value-type="float" office:value="0.837500000001455">
                <text:p>0.837500000001455</text:p>
              </table:table-cell>
              <table:table-cell office:value-type="float" office:value="3.57">
                <text:p>3.57</text:p>
              </table:table-cell>
              <table:table-cell office:value-type="float" office:value="1.33611111111532">
                <text:p>1.33611111111532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.94861111111823">
                <text:p>2.94861111111823</text:p>
              </table:table-cell>
              <table:table-cell office:value-type="float" office:value="3">
                <text:p>3</text:p>
              </table:table-cell>
              <table:table-cell office:value-type="float" office:value="0.883333333331393">
                <text:p>0.883333333331393</text:p>
              </table:table-cell>
              <table:table-cell office:value-type="float" office:value="3.39">
                <text:p>3.39</text:p>
              </table:table-cell>
              <table:table-cell office:value-type="float" office:value="1.3798611111124">
                <text:p>1.37986111111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1527777783922">
                <text:p>0.921527777783922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7916666671517">
                <text:p>0.94791666667151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108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minimum="3" chart:maximum="4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211cm" svg:height="16.4cm" xlink:href=".." xlink:type="simple" chart:class="chart:scatter" chart:style-name="ch1">
        <chart:title svg:x="10.095cm" svg:y="0.464cm" chart:style-name="ch2">
          <text:p>Процесс Разарядки с подсветкой</text:p>
        </chart:title>
        <chart:legend svg:x="21.122cm" svg:y="2.442cm" style:legend-expansion="custom" chartooo:width="4.194cm" chartooo:height="2.124cm" style:legend-expansion-aspect-ratio="1.97457627118644" chart:style-name="ch3"/>
        <chart:plot-area chart:style-name="ch4" table:cell-range-address="'дохлый 1500'.L3:'дохлый 1500'.M27 'Общий график'.B2:'Общий график'.B2 'Общий график'.B7:'Общий график'.B7 'дохлый 1500'.J3:'дохлый 1500'.J25 'Общий график'.B5:'Общий график'.B5 '2000'.G4:'2000'.G26" chart:data-source-has-labels="row" svg:x="0.707cm" svg:y="1.661cm" svg:width="25.92cm" svg:height="14.071cm">
          <chartooo:coordinate-region svg:x="1.619cm" svg:y="1.874cm" svg:width="24.095cm" svg:height="13.186cm"/>
          <chart:axis chart:dimension="x" chart:name="primary-x" chart:style-name="ch5">
            <chart:title svg:x="13.133cm" svg:y="15.813cm" chart:style-name="ch6">
              <text:p>время</text:p>
            </chart:title>
            <chart:grid chart:style-name="ch7" chart:class="major"/>
          </chart:axis>
          <chart:axis chart:dimension="y" chart:name="primary-y" chart:style-name="ch8">
            <chart:title svg:x="0.001cm" svg:y="9.706cm" chart:style-name="ch9">
              <text:p>напряжение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'дохлый 1500'.M3:'дохлый 1500'.M27" chart:label-cell-address="'Общий график'.B2:'Общий график'.B2" chart:class="chart:scatter">
            <chart:domain table:cell-range-address="'дохлый 1500'.L3:'дохлый 1500'.L27"/>
            <chart:data-point chart:repeated="25"/>
          </chart:series>
          <chart:series chart:attached-axis="primary-y" chart:style-name="ch12" chart:values-cell-range-address="'дохлый 1500'.J3:'дохлый 1500'.J25" chart:label-cell-address="'Общий график'.B7:'Общий график'.B7" chart:class="chart:scatter">
            <chart:domain table:cell-range-address="'дохлый 1500'.I3:'дохлый 1500'.I25"/>
            <chart:data-point chart:repeated="23"/>
          </chart:series>
          <chart:series chart:attached-axis="primary-y" chart:style-name="ch13" chart:values-cell-range-address="'2000'.G4:'2000'.G26" chart:label-cell-address="'Общий график'.B5:'Общий график'.B5" chart:class="chart:scatter">
            <chart:domain table:cell-range-address="'2000'.F4:'2000'.F26"/>
            <chart:data-point chart:repeated="2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L</text:p>
              </table:table-cell>
              <table:table-cell office:value-type="string">
                <text:p>(UltraFire) U Bat.</text:p>
                <draw:g>
                  <svg:desc>'Общий график'.B2:'Общий график'.B2</svg:desc>
                </draw:g>
              </table:table-cell>
              <table:table-cell office:value-type="string">
                <text:p>Столбец I</text:p>
              </table:table-cell>
              <table:table-cell office:value-type="string">
                <text:p>(1500) U Bat.</text:p>
                <draw:g>
                  <svg:desc>'Общий график'.B7:'Общий график'.B7</svg:desc>
                </draw:g>
              </table:table-cell>
              <table:table-cell office:value-type="string">
                <text:p>Столбец F</text:p>
              </table:table-cell>
              <table:table-cell office:value-type="string">
                <text:p>(2000) U Bat.</text:p>
                <draw:g>
                  <svg:desc>'Общий график'.B5:'Общий график'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дохлый 1500'.L3:'дохлый 1500'.L27</svg:desc>
                </draw:g>
              </table:table-cell>
              <table:table-cell office:value-type="float" office:value="4.1">
                <text:p>4.1</text:p>
                <draw:g>
                  <svg:desc>'дохлый 1500'.M3:'дохлый 1500'.M27</svg:desc>
                </draw:g>
              </table:table-cell>
              <table:table-cell office:value-type="float" office:value="0">
                <text:p>0</text:p>
                <draw:g>
                  <svg:desc>'дохлый 1500'.I3:'дохлый 1500'.I25</svg:desc>
                </draw:g>
              </table:table-cell>
              <table:table-cell office:value-type="float" office:value="4.09">
                <text:p>4.09</text:p>
                <draw:g>
                  <svg:desc>'дохлый 1500'.J3:'дохлый 1500'.J25</svg:desc>
                </draw:g>
              </table:table-cell>
              <table:table-cell office:value-type="float" office:value="0">
                <text:p>0</text:p>
                <draw:g>
                  <svg:desc>'2000'.F4:'2000'.F26</svg:desc>
                </draw:g>
              </table:table-cell>
              <table:table-cell office:value-type="float" office:value="4.11">
                <text:p>4.11</text:p>
                <draw:g>
                  <svg:desc>'2000'.G4:'2000'.G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4.08">
                <text:p>4.08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4.06">
                <text:p>4.06</text:p>
              </table:table-cell>
              <table:table-cell office:value-type="float" office:value="0.0486111111167702">
                <text:p>0.0486111111167702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38888888905058">
                <text:p>0.0138888888905058</text:p>
              </table:table-cell>
              <table:table-cell office:value-type="float" office:value="4.06">
                <text:p>4.06</text:p>
              </table:table-cell>
              <table:table-cell office:value-type="float" office:value="0.03125">
                <text:p>0.03125</text:p>
              </table:table-cell>
              <table:table-cell office:value-type="float" office:value="4.04">
                <text:p>4.04</text:p>
              </table:table-cell>
              <table:table-cell office:value-type="float" office:value="0.0930555555605679">
                <text:p>0.0930555555605679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4.05">
                <text:p>4.05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4.03">
                <text:p>4.03</text:p>
              </table:table-cell>
              <table:table-cell office:value-type="float" office:value="0.154861111121136">
                <text:p>0.154861111121136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9444444467081">
                <text:p>0.0319444444467081</text:p>
              </table:table-cell>
              <table:table-cell office:value-type="float" office:value="4.04">
                <text:p>4.04</text:p>
              </table:table-cell>
              <table:table-cell office:value-type="float" office:value="0.115972222221899">
                <text:p>0.115972222221899</text:p>
              </table:table-cell>
              <table:table-cell office:value-type="float" office:value="3.97">
                <text:p>3.97</text:p>
              </table:table-cell>
              <table:table-cell office:value-type="float" office:value="0.209722222229175">
                <text:p>0.209722222229175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4.04">
                <text:p>4.04</text:p>
              </table:table-cell>
              <table:table-cell office:value-type="float" office:value="0.177777777782467">
                <text:p>0.177777777782467</text:p>
              </table:table-cell>
              <table:table-cell office:value-type="float" office:value="3.93">
                <text:p>3.93</text:p>
              </table:table-cell>
              <table:table-cell office:value-type="float" office:value="0.272222222229175">
                <text:p>0.272222222229175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2500000007276">
                <text:p>0.062500000007276</text:p>
              </table:table-cell>
              <table:table-cell office:value-type="float" office:value="4.02">
                <text:p>4.02</text:p>
              </table:table-cell>
              <table:table-cell office:value-type="float" office:value="0.231944444443798">
                <text:p>0.231944444443798</text:p>
              </table:table-cell>
              <table:table-cell office:value-type="float" office:value="3.9">
                <text:p>3.9</text:p>
              </table:table-cell>
              <table:table-cell office:value-type="float" office:value="0.343055555560568">
                <text:p>0.343055555560568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33333333357587">
                <text:p>0.0833333333357587</text:p>
              </table:table-cell>
              <table:table-cell office:value-type="float" office:value="4.01">
                <text:p>4.01</text:p>
              </table:table-cell>
              <table:table-cell office:value-type="float" office:value="0.318055555559113">
                <text:p>0.318055555559113</text:p>
              </table:table-cell>
              <table:table-cell office:value-type="float" office:value="3.84">
                <text:p>3.84</text:p>
              </table:table-cell>
              <table:table-cell office:value-type="float" office:value="0.454166666670062">
                <text:p>0.454166666670062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5833333335759">
                <text:p>0.145833333335759</text:p>
              </table:table-cell>
              <table:table-cell office:value-type="float" office:value="3.97">
                <text:p>3.97</text:p>
              </table:table-cell>
              <table:table-cell office:value-type="float" office:value="0.454166666670062">
                <text:p>0.454166666670062</text:p>
              </table:table-cell>
              <table:table-cell office:value-type="float" office:value="3.79">
                <text:p>3.79</text:p>
              </table:table-cell>
              <table:table-cell office:value-type="float" office:value="0.725000000005821">
                <text:p>0.72500000000582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38888888889051">
                <text:p>0.238888888889051</text:p>
              </table:table-cell>
              <table:table-cell office:value-type="float" office:value="3.96">
                <text:p>3.96</text:p>
              </table:table-cell>
              <table:table-cell office:value-type="float" office:value="0.525000000001455">
                <text:p>0.525000000001455</text:p>
              </table:table-cell>
              <table:table-cell office:value-type="float" office:value="3.77">
                <text:p>3.77</text:p>
              </table:table-cell>
              <table:table-cell office:value-type="float" office:value="0.852777777778101">
                <text:p>0.852777777778101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9027777778101">
                <text:p>0.259027777778101</text:p>
              </table:table-cell>
              <table:table-cell office:value-type="float" office:value="3.96">
                <text:p>3.96</text:p>
              </table:table-cell>
              <table:table-cell office:value-type="float" office:value="0.564583333340124">
                <text:p>0.564583333340124</text:p>
              </table:table-cell>
              <table:table-cell office:value-type="float" office:value="3.76">
                <text:p>3.76</text:p>
              </table:table-cell>
              <table:table-cell office:value-type="float" office:value="0.89236111111677">
                <text:p>0.89236111111677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55555563478">
                <text:p>0.330555555563478</text:p>
              </table:table-cell>
              <table:table-cell office:value-type="float" office:value="3.94">
                <text:p>3.94</text:p>
              </table:table-cell>
              <table:table-cell office:value-type="float" office:value="0.777777777781012">
                <text:p>0.777777777781012</text:p>
              </table:table-cell>
              <table:table-cell office:value-type="float" office:value="3.72">
                <text:p>3.72</text:p>
              </table:table-cell>
              <table:table-cell office:value-type="float" office:value="1.31944444445253">
                <text:p>1.31944444445253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78472222218988">
                <text:p>0.378472222218988</text:p>
              </table:table-cell>
              <table:table-cell office:value-type="float" office:value="3.93">
                <text:p>3.93</text:p>
              </table:table-cell>
              <table:table-cell office:value-type="float" office:value="0.818055555559113">
                <text:p>0.818055555559113</text:p>
              </table:table-cell>
              <table:table-cell office:value-type="float" office:value="3.7">
                <text:p>3.7</text:p>
              </table:table-cell>
              <table:table-cell office:value-type="float" office:value="1.39722222222917">
                <text:p>1.39722222222917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65277777781012">
                <text:p>0.465277777781012</text:p>
              </table:table-cell>
              <table:table-cell office:value-type="float" office:value="3.91">
                <text:p>3.91</text:p>
              </table:table-cell>
              <table:table-cell office:value-type="float" office:value="0.951388888890506">
                <text:p>0.951388888890506</text:p>
              </table:table-cell>
              <table:table-cell office:value-type="float" office:value="3.65">
                <text:p>3.65</text:p>
              </table:table-cell>
              <table:table-cell office:value-type="float" office:value="1.47986099537229">
                <text:p>1.47986099537229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07638888891961">
                <text:p>0.507638888891961</text:p>
              </table:table-cell>
              <table:table-cell office:value-type="float" office:value="3.88">
                <text:p>3.88</text:p>
              </table:table-cell>
              <table:table-cell office:value-type="float" office:value="0.982638888890506">
                <text:p>0.982638888890506</text:p>
              </table:table-cell>
              <table:table-cell office:value-type="float" office:value="3.63">
                <text:p>3.63</text:p>
              </table:table-cell>
              <table:table-cell office:value-type="float" office:value="1.58541666667588">
                <text:p>1.58541666667588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49305555563478">
                <text:p>0.549305555563478</text:p>
              </table:table-cell>
              <table:table-cell office:value-type="float" office:value="3.86">
                <text:p>3.86</text:p>
              </table:table-cell>
              <table:table-cell office:value-type="float" office:value="1.03749999999854">
                <text:p>1.03749999999854</text:p>
              </table:table-cell>
              <table:table-cell office:value-type="float" office:value="3.58">
                <text:p>3.58</text:p>
              </table:table-cell>
              <table:table-cell office:value-type="float" office:value="1.66597222223209">
                <text:p>1.66597222223209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98611111112405">
                <text:p>0.598611111112405</text:p>
              </table:table-cell>
              <table:table-cell office:value-type="float" office:value="3.82">
                <text:p>3.82</text:p>
              </table:table-cell>
              <table:table-cell office:value-type="float" office:value="1.05833333334158">
                <text:p>1.05833333334158</text:p>
              </table:table-cell>
              <table:table-cell office:value-type="float" office:value="3.56">
                <text:p>3.56</text:p>
              </table:table-cell>
              <table:table-cell office:value-type="float" office:value="1.84513888889342">
                <text:p>1.84513888889342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59027777779556">
                <text:p>0.659027777779556</text:p>
              </table:table-cell>
              <table:table-cell office:value-type="float" office:value="3.79">
                <text:p>3.79</text:p>
              </table:table-cell>
              <table:table-cell office:value-type="float" office:value="1.11944444444816">
                <text:p>1.11944444444816</text:p>
              </table:table-cell>
              <table:table-cell office:value-type="float" office:value="3.52">
                <text:p>3.52</text:p>
              </table:table-cell>
              <table:table-cell office:value-type="float" office:value="2.30416666667588">
                <text:p>2.30416666667588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1875">
                <text:p>0.71875</text:p>
              </table:table-cell>
              <table:table-cell office:value-type="float" office:value="3.75">
                <text:p>3.75</text:p>
              </table:table-cell>
              <table:table-cell office:value-type="float" office:value="1.14652777777519">
                <text:p>1.14652777777519</text:p>
              </table:table-cell>
              <table:table-cell office:value-type="float" office:value="3.48">
                <text:p>3.48</text:p>
              </table:table-cell>
              <table:table-cell office:value-type="float" office:value="2.45277777778392">
                <text:p>2.45277777778392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70833333335759">
                <text:p>0.770833333335759</text:p>
              </table:table-cell>
              <table:table-cell office:value-type="float" office:value="3.72">
                <text:p>3.72</text:p>
              </table:table-cell>
              <table:table-cell office:value-type="float" office:value="1.21875">
                <text:p>1.21875</text:p>
              </table:table-cell>
              <table:table-cell office:value-type="float" office:value="3.39">
                <text:p>3.39</text:p>
              </table:table-cell>
              <table:table-cell office:value-type="float" office:value="2.72569444444525">
                <text:p>2.72569444444525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25694444451074">
                <text:p>0.825694444451074</text:p>
              </table:table-cell>
              <table:table-cell office:value-type="float" office:value="3.61">
                <text:p>3.61</text:p>
              </table:table-cell>
              <table:table-cell office:value-type="float" office:value="1.29583333333721">
                <text:p>1.29583333333721</text:p>
              </table:table-cell>
              <table:table-cell office:value-type="float" office:value="3.23">
                <text:p>3.23</text:p>
              </table:table-cell>
              <table:table-cell office:value-type="float" office:value="2.85972222222335">
                <text:p>2.85972222222335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37500000001455">
                <text:p>0.837500000001455</text:p>
              </table:table-cell>
              <table:table-cell office:value-type="float" office:value="3.57">
                <text:p>3.57</text:p>
              </table:table-cell>
              <table:table-cell office:value-type="float" office:value="1.33611111111532">
                <text:p>1.33611111111532</text:p>
              </table:table-cell>
              <table:table-cell office:value-type="float" office:value="3.12">
                <text:p>3.12</text:p>
              </table:table-cell>
              <table:table-cell office:value-type="float" office:value="2.88055555555911">
                <text:p>2.88055555555911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83333333331393">
                <text:p>0.883333333331393</text:p>
              </table:table-cell>
              <table:table-cell office:value-type="float" office:value="3.39">
                <text:p>3.39</text:p>
              </table:table-cell>
              <table:table-cell office:value-type="float" office:value="1.3798611111124">
                <text:p>1.3798611111124</text:p>
              </table:table-cell>
              <table:table-cell office:value-type="float" office:value="3">
                <text:p>3</text:p>
              </table:table-cell>
              <table:table-cell office:value-type="float" office:value="2.94861111111823">
                <text:p>2.948611111118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21527777783922">
                <text:p>0.921527777783922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47916666671517">
                <text:p>0.94791666667151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